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5800000258242B6CBCB62AD7B7.png" manifest:media-type="image/png"/>
  <manifest:file-entry manifest:full-path="Pictures/10000000000003D900000427BBB30BE1E75F00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7.0153in" style:page-number="auto" table:align="center" style:may-break-between-rows="false" style:writing-mode="lr-tb"/>
    </style:style>
    <style:style style:name="Table1.A" style:family="table-column">
      <style:table-column-properties style:column-width="7.0153in"/>
    </style:style>
    <style:style style:name="Table1.1" style:family="table-row">
      <style:table-row-properties style:min-row-height="6.2486in" fo:keep-together="always"/>
    </style:style>
    <style:style style:name="Table1.A1" style:family="table-cell">
      <style:table-cell-properties style:vertical-align="middle" fo:padding-left="0.0486in" fo:padding-right="0.0486in" fo:padding-top="0in" fo:padding-bottom="0in" fo:border="0.5pt solid #000000" style:writing-mode="lr-tb"/>
    </style:style>
    <style:style style:name="Table2" style:family="table">
      <style:table-properties style:width="6.5715in" style:rel-width="95%" fo:margin-left="0.1861in" table:align="left" style:writing-mode="lr-tb"/>
    </style:style>
    <style:style style:name="Table2.A" style:family="table-column">
      <style:table-column-properties style:column-width="1.0757in" style:rel-column-width="1557*"/>
    </style:style>
    <style:style style:name="Table2.B" style:family="table-column">
      <style:table-column-properties style:column-width="1.0778in" style:rel-column-width="1560*"/>
    </style:style>
    <style:style style:name="Table2.C" style:family="table-column">
      <style:table-column-properties style:column-width="1.0764in" style:rel-column-width="1558*"/>
    </style:style>
    <style:style style:name="Table2.D" style:family="table-column">
      <style:table-column-properties style:column-width="3.341in" style:rel-column-width="4834*"/>
    </style:style>
    <style:style style:name="Table2.1" style:family="table-row">
      <style:table-row-properties style:min-row-height="0.2444in" fo:keep-together="auto"/>
    </style:style>
    <style:style style:name="Table2.A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2" style:family="table-row">
      <style:table-row-properties style:min-row-height="0.7542in" fo:keep-together="auto"/>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6007in" fo:margin-left="0.1875in" table:align="left" style:writing-mode="lr-tb"/>
    </style:style>
    <style:style style:name="Table3.A" style:family="table-column">
      <style:table-column-properties style:column-width="2.1979in"/>
    </style:style>
    <style:style style:name="Table3.C" style:family="table-column">
      <style:table-column-properties style:column-width="2.2049in"/>
    </style:style>
    <style:style style:name="Table3.1" style:family="table-row">
      <style:table-row-properties style:min-row-height="0.1944in" fo:keep-together="auto"/>
    </style:style>
    <style:style style:name="Table3.A1"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3.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486in" fo:padding-right="0.0486in" fo:padding-top="0in" fo:padding-bottom="0in" fo:border="0.5pt solid #000000" style:writing-mode="lr-tb"/>
    </style:style>
    <style:style style:name="Table3.3" style:family="table-row">
      <style:table-row-properties style:row-height="0.7708in" fo:keep-together="auto"/>
    </style:style>
    <style:style style:name="Table3.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486in" fo:padding-right="0.0486in" fo:padding-top="0in" fo:padding-bottom="0in" fo:border="0.5pt solid #000000" style:writing-mode="lr-tb"/>
    </style:style>
    <style:style style:name="Table3.4" style:family="table-row">
      <style:table-row-properties style:row-height="0.9819in" fo:keep-together="auto"/>
    </style:style>
    <style:style style:name="Table3.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486in" fo:padding-right="0.0486in" fo:padding-top="0in" fo:padding-bottom="0in" fo:border="0.5pt solid #000000" style:writing-mode="lr-tb"/>
    </style:style>
    <style:style style:name="Table3.5" style:family="table-row">
      <style:table-row-properties style:row-height="1.2806in" fo:keep-together="auto"/>
    </style:style>
    <style:style style:name="Table3.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7.0306in" fo:margin-left="-0.0785in" table:align="left" style:writing-mode="lr-tb"/>
    </style:style>
    <style:style style:name="Table4.A" style:family="table-column">
      <style:table-column-properties style:column-width="0.5972in"/>
    </style:style>
    <style:style style:name="Table4.B" style:family="table-column">
      <style:table-column-properties style:column-width="1.4465in"/>
    </style:style>
    <style:style style:name="Table4.C" style:family="table-column">
      <style:table-column-properties style:column-width="4.9868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7.0951in" fo:margin-left="-0.1021in" table:align="left" style:writing-mode="lr-tb"/>
    </style:style>
    <style:style style:name="Table5.A" style:family="table-column">
      <style:table-column-properties style:column-width="0.4924in"/>
    </style:style>
    <style:style style:name="Table5.B" style:family="table-column">
      <style:table-column-properties style:column-width="2.3625in"/>
    </style:style>
    <style:style style:name="Table5.C" style:family="table-column">
      <style:table-column-properties style:column-width="0.6896in"/>
    </style:style>
    <style:style style:name="Table5.D" style:family="table-column">
      <style:table-column-properties style:column-width="0.6889in"/>
    </style:style>
    <style:style style:name="Table5.E" style:family="table-column">
      <style:table-column-properties style:column-width="0.984in"/>
    </style:style>
    <style:style style:name="Table5.F" style:family="table-column">
      <style:table-column-properties style:column-width="1.8778in"/>
    </style:style>
    <style:style style:name="Table5.1" style:family="table-row">
      <style:table-row-properties style:min-row-height="0.5521in" fo:keep-together="always"/>
    </style:style>
    <style:style style:name="Table5.A1"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5.F1"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5.2" style:family="table-row">
      <style:table-row-properties style:min-row-height="3.2014in" fo:keep-together="auto"/>
    </style:style>
    <style:style style:name="Table5.A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D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F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5.3" style:family="table-row">
      <style:table-row-properties style:row-height="1.8618in" fo:keep-together="auto"/>
    </style:style>
    <style:style style:name="Table5.A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3" style:family="table-cell">
      <style:table-cell-properties style:vertical-align="middle" fo:padding-left="0.0486in" fo:padding-right="0.0486in" fo:padding-top="0in" fo:padding-bottom="0in" fo:border="0.5pt solid #000000" style:writing-mode="lr-tb"/>
    </style:style>
    <style:style style:name="Table5.4" style:family="table-row">
      <style:table-row-properties style:row-height="1.9604in" fo:keep-together="auto"/>
    </style:style>
    <style:style style:name="Table5.A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4" style:family="table-cell">
      <style:table-cell-properties style:vertical-align="middle" fo:padding-left="0.0486in" fo:padding-right="0.0486in" fo:padding-top="0in" fo:padding-bottom="0in" fo:border="0.5pt solid #000000" style:writing-mode="lr-tb"/>
    </style:style>
    <style:style style:name="Table5.5" style:family="table-row">
      <style:table-row-properties style:row-height="1.6431in" fo:keep-together="auto"/>
    </style:style>
    <style:style style:name="Table5.A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5" style:family="table-cell">
      <style:table-cell-properties style:vertical-align="middle" fo:padding-left="0.0486in" fo:padding-right="0.0486in" fo:padding-top="0in" fo:padding-bottom="0in" fo:border="0.5pt solid #000000" style:writing-mode="lr-tb"/>
    </style:style>
    <style:style style:name="Table5.6" style:family="table-row">
      <style:table-row-properties style:row-height="1.4799in" fo:keep-together="auto"/>
    </style:style>
    <style:style style:name="Table5.A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6" style:family="table-cell">
      <style:table-cell-properties style:vertical-align="middle" fo:padding-left="0.0486in" fo:padding-right="0.0486in" fo:padding-top="0in" fo:padding-bottom="0in" fo:border="0.5pt solid #000000" style:writing-mode="lr-tb"/>
    </style:style>
    <style:style style:name="Table5.A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7" style:family="table-cell">
      <style:table-cell-properties style:vertical-align="middle" fo:padding-left="0.0486in" fo:padding-right="0.0486in" fo:padding-top="0in" fo:padding-bottom="0in" fo:border="0.5pt solid #000000" style:writing-mode="lr-tb"/>
    </style:style>
    <style:style style:name="Table5.8" style:family="table-row">
      <style:table-row-properties style:row-height="1.7674in" fo:keep-together="auto"/>
    </style:style>
    <style:style style:name="Table5.A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8" style:family="table-cell">
      <style:table-cell-properties style:vertical-align="middle" fo:padding-left="0.0486in" fo:padding-right="0.0486in" fo:padding-top="0in" fo:padding-bottom="0in" fo:border="0.5pt solid #000000" style:writing-mode="lr-tb"/>
    </style:style>
    <style:style style:name="Table5.9" style:family="table-row">
      <style:table-row-properties style:row-height="1.8403in" fo:keep-together="auto"/>
    </style:style>
    <style:style style:name="Table5.A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9" style:family="table-cell">
      <style:table-cell-properties style:vertical-align="middle" fo:padding-left="0.0486in" fo:padding-right="0.0486in" fo:padding-top="0in" fo:padding-bottom="0in" fo:border="0.5pt solid #000000" style:writing-mode="lr-tb"/>
    </style:style>
    <style:style style:name="Table5.10" style:family="table-row">
      <style:table-row-properties style:row-height="1.5694in" fo:keep-together="auto"/>
    </style:style>
    <style:style style:name="Table5.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0" style:family="table-cell">
      <style:table-cell-properties style:vertical-align="middle" fo:padding-left="0.0486in" fo:padding-right="0.0486in" fo:padding-top="0in" fo:padding-bottom="0in" fo:border="0.5pt solid #000000" style:writing-mode="lr-tb"/>
    </style:style>
    <style:style style:name="Table5.A1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1" style:family="table-cell">
      <style:table-cell-properties style:vertical-align="middle" fo:padding-left="0.0486in" fo:padding-right="0.0486in" fo:padding-top="0in" fo:padding-bottom="0in" fo:border="0.5pt solid #000000" style:writing-mode="lr-tb"/>
    </style:style>
    <style:style style:name="Table5.12" style:family="table-row">
      <style:table-row-properties style:row-height="3.0215in" fo:keep-together="auto"/>
    </style:style>
    <style:style style:name="Table5.A1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2" style:family="table-cell">
      <style:table-cell-properties style:vertical-align="middle" fo:padding-left="0.0486in" fo:padding-right="0.0486in" fo:padding-top="0in" fo:padding-bottom="0in" fo:border="0.5pt solid #000000" style:writing-mode="lr-tb"/>
    </style:style>
    <style:style style:name="Table5.13" style:family="table-row">
      <style:table-row-properties style:row-height="1.4667in" fo:keep-together="auto"/>
    </style:style>
    <style:style style:name="Table5.A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3" style:family="table-cell">
      <style:table-cell-properties style:vertical-align="middle" fo:padding-left="0.0486in" fo:padding-right="0.0486in" fo:padding-top="0in" fo:padding-bottom="0in" fo:border="0.5pt solid #000000" style:writing-mode="lr-tb"/>
    </style:style>
    <style:style style:name="Table5.14" style:family="table-row">
      <style:table-row-properties style:row-height="1.2576in" fo:keep-together="auto"/>
    </style:style>
    <style:style style:name="Table5.A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4" style:family="table-cell">
      <style:table-cell-properties style:vertical-align="middle" fo:padding-left="0.0486in" fo:padding-right="0.0486in" fo:padding-top="0in" fo:padding-bottom="0in" fo:border="0.5pt solid #000000" style:writing-mode="lr-tb"/>
    </style:style>
    <style:style style:name="Table5.15" style:family="table-row">
      <style:table-row-properties style:row-height="1.5736in" fo:keep-together="auto"/>
    </style:style>
    <style:style style:name="Table5.A1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5" style:family="table-cell">
      <style:table-cell-properties style:vertical-align="middle" fo:padding-left="0.0486in" fo:padding-right="0.0486in" fo:padding-top="0in" fo:padding-bottom="0in" fo:border="0.5pt solid #000000" style:writing-mode="lr-tb"/>
    </style:style>
    <style:style style:name="Table5.16" style:family="table-row">
      <style:table-row-properties style:row-height="1.4465in" fo:keep-together="auto"/>
    </style:style>
    <style:style style:name="Table5.A1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6" style:family="table-cell">
      <style:table-cell-properties style:vertical-align="middle" fo:padding-left="0.0486in" fo:padding-right="0.0486in" fo:padding-top="0in" fo:padding-bottom="0in" fo:border="0.5pt solid #000000" style:writing-mode="lr-tb"/>
    </style:style>
    <style:style style:name="Table5.A1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7" style:family="table-cell">
      <style:table-cell-properties style:vertical-align="middle" fo:padding-left="0.0486in" fo:padding-right="0.0486in" fo:padding-top="0in" fo:padding-bottom="0in" fo:border="0.5pt solid #000000" style:writing-mode="lr-tb"/>
    </style:style>
    <style:style style:name="Table5.A1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8" style:family="table-cell">
      <style:table-cell-properties style:vertical-align="middle" fo:padding-left="0.0486in" fo:padding-right="0.0486in" fo:padding-top="0in" fo:padding-bottom="0in" fo:border="0.5pt solid #000000" style:writing-mode="lr-tb"/>
    </style:style>
    <style:style style:name="Table5.A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1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19" style:family="table-cell">
      <style:table-cell-properties style:vertical-align="middle" fo:padding-left="0.0486in" fo:padding-right="0.0486in" fo:padding-top="0in" fo:padding-bottom="0in" fo:border="0.5pt solid #000000" style:writing-mode="lr-tb"/>
    </style:style>
    <style:style style:name="Table5.20" style:family="table-row">
      <style:table-row-properties style:row-height="1.8361in" fo:keep-together="auto"/>
    </style:style>
    <style:style style:name="Table5.A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2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20" style:family="table-cell">
      <style:table-cell-properties style:vertical-align="middle" fo:padding-left="0.0486in" fo:padding-right="0.0486in" fo:padding-top="0in" fo:padding-bottom="0in" fo:border="0.5pt solid #000000" style:writing-mode="lr-tb"/>
    </style:style>
    <style:style style:name="Table5.21" style:family="table-row">
      <style:table-row-properties style:row-height="2.6278in" fo:keep-together="auto"/>
    </style:style>
    <style:style style:name="Table5.A2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2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2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D2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E2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F21" style:family="table-cell">
      <style:table-cell-properties style:vertical-align="middle" fo:padding-left="0.0486in" fo:padding-right="0.0486in" fo:padding-top="0in" fo:padding-bottom="0in" fo:border="0.5pt solid #000000" style:writing-mode="lr-tb"/>
    </style:style>
    <style:style style:name="P1" style:family="paragraph" style:parent-style-name="Standard">
      <style:paragraph-properties style:snap-to-layout-grid="false"/>
    </style:style>
    <style:style style:name="P2" style:family="paragraph" style:parent-style-name="Standard">
      <style:text-properties style:font-name="Arial" fo:font-size="11pt" style:font-size-asian="11pt" style:font-name-complex="Arial"/>
    </style:style>
    <style:style style:name="P3" style:family="paragraph" style:parent-style-name="Standard">
      <style:text-properties style:font-name="Arial" fo:font-size="11pt" style:font-size-asian="11pt" style:font-name-complex="Arial" style:font-size-complex="11pt"/>
    </style:style>
    <style:style style:name="P4"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5" style:family="paragraph" style:parent-style-name="Standard" style:list-style-name="WW8Num31">
      <style:paragraph-properties fo:text-align="justify" style:justify-single-word="false"/>
      <style:text-properties style:font-name="Arial" fo:font-size="11pt" style:font-size-asian="11pt" style:font-name-complex="Arial" style:font-size-complex="11pt"/>
    </style:style>
    <style:style style:name="P6" style:family="paragraph" style:parent-style-name="Standard">
      <style:text-properties style:font-name="Arial" fo:font-size="11pt" style:font-size-asian="11pt" style:font-name-complex="Arial" style:font-size-complex="10pt"/>
    </style:style>
    <style:style style:name="P7" style:family="paragraph" style:parent-style-name="Standard">
      <style:text-properties style:font-name="Arial" fo:font-size="11pt" fo:language="es" fo:country="CO" style:font-size-asian="11pt" style:font-name-complex="Arial" style:font-size-complex="11pt"/>
    </style:style>
    <style:style style:name="P8" style:family="paragraph" style:parent-style-name="Standard">
      <style:paragraph-properties fo:text-align="center" style:justify-single-word="false"/>
      <style:text-properties style:font-name="Arial" fo:font-size="11pt" fo:language="es" fo:country="CO" style:font-size-asian="11pt" style:font-name-complex="Arial" style:font-size-complex="11pt"/>
    </style:style>
    <style:style style:name="P9" style:family="paragraph" style:parent-style-name="Standard">
      <style:paragraph-properties fo:text-align="center" style:justify-single-word="false" style:snap-to-layout-grid="false"/>
      <style:text-properties style:font-name="Arial" fo:font-size="11pt" fo:language="es" fo:country="CO" style:font-size-asian="11pt" style:font-name-complex="Arial" style:font-size-complex="11pt"/>
    </style:style>
    <style:style style:name="P10" style:family="paragraph" style:parent-style-name="Standard">
      <style:text-properties style:font-name="Arial" fo:font-size="11pt" fo:language="es" fo:country="CO" style:font-size-asian="11pt" style:language-asian="es" style:country-asian="CO" style:font-name-complex="Arial" style:font-size-complex="11pt"/>
    </style:style>
    <style:style style:name="P11" style:family="paragraph" style:parent-style-name="Standard">
      <style:paragraph-properties fo:text-align="center" style:justify-single-word="false"/>
      <style:text-properties style:font-name="Arial" fo:font-size="11pt" fo:language="es" fo:country="CO" fo:font-weight="bold" style:font-size-asian="11pt" style:language-asian="none" style:country-asian="none" style:font-weight-asian="bold" style:font-name-complex="Arial" style:font-size-complex="11pt"/>
    </style:style>
    <style:style style:name="P12"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P13" style:family="paragraph" style:parent-style-name="Standard">
      <style:paragraph-properties fo:text-align="justify" style:justify-single-word="false"/>
      <style:text-properties style:font-name="Arial" fo:font-size="11pt" fo:font-weight="bold" style:font-name-asian="Arial" style:font-size-asian="11pt" style:font-weight-asian="bold" style:font-name-complex="Arial" style:font-size-complex="8pt"/>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text-align="justify" style:justify-single-word="false"/>
      <style:text-properties style:font-name="Arial" style:language-asian="es" style:country-asian="CO" style:font-name-complex="Arial" style:font-size-complex="9pt"/>
    </style:style>
    <style:style style:name="P16" style:family="paragraph" style:parent-style-name="Standard">
      <style:text-properties style:font-name="Arial" fo:font-size="8pt" style:font-size-asian="8pt" style:font-name-complex="Arial" style:font-size-complex="8pt"/>
    </style:style>
    <style:style style:name="P17" style:family="paragraph" style:parent-style-name="Standard">
      <style:paragraph-properties fo:text-align="center" style:justify-single-word="false"/>
      <style:text-properties style:font-name="Arial" fo:font-size="8pt" style:font-size-asian="8pt" style:font-name-complex="Arial" style:font-size-complex="8pt"/>
    </style:style>
    <style:style style:name="P18" style:family="paragraph" style:parent-style-name="Standard">
      <style:paragraph-properties fo:text-align="justify" style:justify-single-word="false"/>
      <style:text-properties style:font-name="Arial" fo:font-size="8pt" style:font-size-asian="8pt" style:font-name-complex="Arial" style:font-size-complex="8pt"/>
    </style:style>
    <style:style style:name="P19" style:family="paragraph" style:parent-style-name="Standard">
      <style:paragraph-properties fo:text-align="justify" style:justify-single-word="false">
        <style:tab-stops>
          <style:tab-stop style:position="1.2917in"/>
        </style:tab-stops>
      </style:paragraph-properties>
      <style:text-properties style:font-name="Arial" fo:font-size="8pt" style:font-size-asian="8pt" style:font-name-complex="Arial" style:font-size-complex="8pt"/>
    </style:style>
    <style:style style:name="P20" style:family="paragraph" style:parent-style-name="Standard" style:list-style-name="WW8Num9">
      <style:paragraph-properties fo:text-align="justify" style:justify-single-word="false"/>
      <style:text-properties style:font-name="Arial" fo:font-size="8pt" style:font-size-asian="8pt" style:font-name-complex="Arial" style:font-size-complex="8pt"/>
    </style:style>
    <style:style style:name="P21" style:family="paragraph" style:parent-style-name="Standard">
      <style:paragraph-properties fo:text-align="center" style:justify-single-word="false"/>
      <style:text-properties style:font-name="Arial" fo:font-size="8pt" style:font-size-asian="8pt" style:font-name-complex="Arial"/>
    </style:style>
    <style:style style:name="P22" style:family="paragraph" style:parent-style-name="Standard">
      <style:paragraph-properties fo:text-align="justify" style:justify-single-word="false"/>
      <style:text-properties style:font-name="Arial" fo:font-size="8pt" style:font-size-asian="8pt" style:font-name-complex="Arial"/>
    </style:style>
    <style:style style:name="P23" style:family="paragraph" style:parent-style-name="Standard">
      <style:paragraph-properties fo:text-align="justify" style:justify-single-word="false">
        <style:tab-stops>
          <style:tab-stop style:position="1.2917in"/>
        </style:tab-stops>
      </style:paragraph-properties>
      <style:text-properties style:font-name="Arial" fo:font-size="8pt" style:font-size-asian="8pt" style:font-name-complex="Arial"/>
    </style:style>
    <style:style style:name="P24" style:family="paragraph" style:parent-style-name="Standard">
      <style:paragraph-properties fo:text-align="center" style:justify-single-word="false"/>
      <style:text-properties style:font-name="Arial" fo:font-size="8pt" style:font-size-asian="8pt" style:font-name-complex="Arial" style:font-size-complex="10pt"/>
    </style:style>
    <style:style style:name="P25" style:family="paragraph" style:parent-style-name="Standard">
      <style:paragraph-properties fo:text-align="justify" style:justify-single-word="false"/>
      <style:text-properties style:font-name="Arial" fo:font-size="8pt" style:font-size-asian="8pt" style:font-name-complex="Arial" style:font-size-complex="10pt"/>
    </style:style>
    <style:style style:name="P26" style:family="paragraph" style:parent-style-name="Standard">
      <style:paragraph-properties fo:text-align="center" style:justify-single-word="false"/>
      <style:text-properties style:font-name="Arial" fo:font-size="8pt" style:font-size-asian="8pt" style:font-name-complex="Arial" style:font-size-complex="11pt"/>
    </style:style>
    <style:style style:name="P27" style:family="paragraph" style:parent-style-name="Standard">
      <style:paragraph-properties fo:text-align="center" style:justify-single-word="false"/>
      <style:text-properties style:font-name="Arial" fo:font-size="8pt" style:font-size-asian="8pt" style:font-name-complex="Arial" style:font-size-complex="11pt" fo:background-color="#00ffff"/>
    </style:style>
    <style:style style:name="P28" style:family="paragraph" style:parent-style-name="Standard">
      <style:paragraph-properties fo:text-align="center" style:justify-single-word="false"/>
      <style:text-properties style:font-name="Arial" fo:font-size="8pt" style:font-size-asian="8pt" style:font-name-complex="Arial" fo:background-color="#ffff00"/>
    </style:style>
    <style:style style:name="P29" style:family="paragraph" style:parent-style-name="Standard">
      <style:paragraph-properties fo:text-align="justify" style:justify-single-word="false"/>
      <style:text-properties style:font-name="Arial" fo:font-size="8pt" style:font-size-asian="8pt" style:font-name-complex="Arial" fo:background-color="#ffff00"/>
    </style:style>
    <style:style style:name="P30" style:family="paragraph" style:parent-style-name="Standard">
      <style:paragraph-properties fo:text-align="center" style:justify-single-word="false"/>
      <style:text-properties style:font-name="Arial" fo:font-size="8pt" style:font-size-asian="8pt" style:language-asian="es" style:country-asian="CO" style:font-name-complex="Arial" style:font-size-complex="8pt"/>
    </style:style>
    <style:style style:name="P31" style:family="paragraph" style:parent-style-name="Standard">
      <style:text-properties style:font-name="Arial" fo:font-size="8pt" fo:language="es" fo:country="CO" style:font-size-asian="8pt" style:font-name-complex="Arial" style:font-size-complex="8pt"/>
    </style:style>
    <style:style style:name="P32" style:family="paragraph" style:parent-style-name="Standard">
      <style:paragraph-properties fo:text-align="center" style:justify-single-word="false"/>
      <style:text-properties style:font-name="Arial" fo:font-size="8pt" fo:language="es" fo:country="CO" style:font-size-asian="8pt" style:font-name-complex="Arial" style:font-size-complex="8pt"/>
    </style:style>
    <style:style style:name="P33" style:family="paragraph" style:parent-style-name="Standard">
      <style:paragraph-properties fo:text-align="center" style:justify-single-word="false"/>
      <style:text-properties style:font-name="Arial" fo:font-size="8pt" style:font-name-asian="Arial" style:font-size-asian="8pt" style:font-name-complex="Arial" style:font-size-complex="8pt"/>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color="#000000" style:font-name="Arial" fo:font-size="11pt" style:font-size-asian="11pt" style:font-name-complex="Arial" style:font-size-complex="11pt"/>
    </style:style>
    <style:style style:name="P36" style:family="paragraph" style:parent-style-name="Standard">
      <style:paragraph-properties fo:text-align="center" style:justify-single-word="false"/>
      <style:text-properties fo:color="#000000" style:font-name="Arial" fo:font-size="11pt" style:font-size-asian="11pt" style:font-name-complex="Arial" style:font-size-complex="9pt"/>
    </style:style>
    <style:style style:name="P37" style:family="paragraph" style:parent-style-name="Standard">
      <style:paragraph-properties fo:text-align="center" style:justify-single-word="false"/>
      <style:text-properties fo:color="#000000" style:font-name="Arial" fo:font-size="11pt" fo:font-weight="bold" style:font-size-asian="11pt" style:language-asian="es" style:country-asian="CO" style:font-weight-asian="bold" style:font-name-complex="Arial" style:font-size-complex="11pt" style:font-weight-complex="bold"/>
    </style:style>
    <style:style style:name="P38" style:family="paragraph" style:parent-style-name="Standard">
      <style:paragraph-properties fo:text-align="justify" style:justify-single-word="false"/>
      <style:text-properties fo:color="#000000" style:font-name="Arial" fo:font-size="11pt" fo:letter-spacing="0.0008in" style:font-size-asian="11pt" style:language-asian="es" style:country-asian="CO" style:font-name-complex="Arial" style:font-size-complex="9pt"/>
    </style:style>
    <style:style style:name="P39" style:family="paragraph" style:parent-style-name="Standard">
      <style:paragraph-properties fo:line-height="150%" fo:text-align="center" style:justify-single-word="false" style:snap-to-layout-grid="false"/>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P40" style:family="paragraph" style:parent-style-name="Standard">
      <style:paragraph-properties fo:text-align="center" style:justify-single-word="false"/>
      <style:text-properties fo:color="#000000" style:font-name="Arial" fo:font-size="8pt" fo:font-weight="bold" style:font-size-asian="8pt" style:language-asian="es" style:country-asian="CO" style:font-weight-asian="bold" style:font-name-complex="Arial" style:font-size-complex="8pt" style:font-weight-complex="bold"/>
    </style:style>
    <style:style style:name="P41" style:family="paragraph" style:parent-style-name="Standard">
      <style:paragraph-properties fo:text-align="center" style:justify-single-word="false" style:snap-to-layout-grid="false"/>
      <style:text-properties fo:color="#000000" style:font-name="Arial" fo:font-size="8pt" fo:font-weight="bold" style:font-size-asian="8pt" style:language-asian="es" style:country-asian="CO" style:font-weight-asian="bold" style:font-name-complex="Arial" style:font-size-complex="8pt" style:font-weight-complex="bold"/>
    </style:style>
    <style:style style:name="P42" style:family="paragraph" style:parent-style-name="Standard">
      <style:text-properties fo:color="#000000" style:font-name="Arial" fo:font-size="8pt" style:font-size-asian="8pt" style:language-asian="es" style:country-asian="CO" style:font-name-complex="Arial" style:font-size-complex="8pt"/>
    </style:style>
    <style:style style:name="P43" style:family="paragraph" style:parent-style-name="Standard">
      <style:paragraph-properties fo:text-align="center" style:justify-single-word="false"/>
      <style:text-properties fo:color="#000000" style:font-name="Arial" fo:font-size="8pt" style:font-size-asian="8pt" style:language-asian="es" style:country-asian="CO" style:font-name-complex="Arial" style:font-size-complex="8pt"/>
    </style:style>
    <style:style style:name="P44" style:family="paragraph" style:parent-style-name="Standard">
      <style:paragraph-properties fo:text-align="justify" style:justify-single-word="false"/>
      <style:text-properties fo:color="#000000" style:font-name="Arial" fo:font-size="8pt" style:font-size-asian="8pt" style:language-asian="es" style:country-asian="CO" style:font-name-complex="Arial" style:font-size-complex="8pt"/>
    </style:style>
    <style:style style:name="P45" style:family="paragraph" style:parent-style-name="Standard">
      <style:paragraph-properties fo:text-align="center" style:justify-single-word="false"/>
      <style:text-properties fo:color="#000000" style:font-name="Arial" fo:font-size="8pt" fo:language="none" fo:country="none" style:font-size-asian="8pt" style:language-asian="none" style:country-asian="none" style:font-name-complex="Arial" style:font-size-complex="8pt"/>
    </style:style>
    <style:style style:name="P46" style:family="paragraph" style:parent-style-name="Standard">
      <style:text-properties fo:color="#000000" style:font-name="Arial" fo:font-size="8pt" fo:language="es" fo:country="CO" style:font-size-asian="8pt" style:language-asian="none" style:country-asian="none" style:font-name-complex="Arial" style:font-size-complex="8pt"/>
    </style:style>
    <style:style style:name="P47" style:family="paragraph" style:parent-style-name="Standard">
      <style:paragraph-properties fo:text-align="center" style:justify-single-word="false"/>
      <style:text-properties fo:color="#000000" style:font-name="Arial" fo:font-size="8pt" fo:language="es" fo:country="CO" style:font-size-asian="8pt" style:language-asian="none" style:country-asian="none" style:font-name-complex="Arial" style:font-size-complex="8pt"/>
    </style:style>
    <style:style style:name="P48" style:family="paragraph" style:parent-style-name="Standard">
      <style:paragraph-properties fo:text-align="center" style:justify-single-word="false" style:snap-to-layout-grid="false"/>
      <style:text-properties fo:color="#000000" style:font-name="Arial" fo:font-size="8pt" fo:language="es" fo:country="CO" style:font-size-asian="8pt" style:language-asian="none" style:country-asian="none" style:font-name-complex="Arial" style:font-size-complex="8pt"/>
    </style:style>
    <style:style style:name="P49" style:family="paragraph" style:parent-style-name="Standard">
      <style:paragraph-properties fo:text-align="center" style:justify-single-word="false" style:snap-to-layout-grid="false"/>
      <style:text-properties fo:color="#000000" style:font-name="Arial" fo:font-size="8pt" fo:language="es" fo:country="CO" style:font-size-asian="8pt" style:language-asian="none" style:country-asian="none" style:font-name-complex="Arial" style:font-size-complex="8pt" fo:background-color="#ffff00"/>
    </style:style>
    <style:style style:name="P50" style:family="paragraph" style:parent-style-name="Standard">
      <style:paragraph-properties fo:text-align="center" style:justify-single-word="false" style:snap-to-layout-grid="false"/>
      <style:text-properties fo:color="#000000" style:font-name="Arial" fo:font-size="8pt" fo:language="es" fo:country="CO" style:font-size-asian="8pt" style:language-asian="none" style:country-asian="none" style:font-name-complex="Arial" style:font-size-complex="8pt" fo:background-color="#00ffff"/>
    </style:style>
    <style:style style:name="P51" style:family="paragraph" style:parent-style-name="Standard">
      <style:text-properties fo:color="#000000" style:font-name="Arial" fo:font-size="8pt" fo:language="es" fo:country="CO" style:font-size-asian="8pt" style:language-asian="es" style:country-asian="CO" style:font-name-complex="Arial" style:font-size-complex="8pt"/>
    </style:style>
    <style:style style:name="P52" style:family="paragraph" style:parent-style-name="Standard">
      <style:paragraph-properties fo:text-align="center" style:justify-single-word="false"/>
      <style:text-properties fo:color="#000000" style:font-name="Arial" fo:font-size="8pt" fo:language="es" fo:country="CO" style:font-size-asian="8pt" style:language-asian="es" style:country-asian="CO" style:font-name-complex="Arial" style:font-size-complex="8pt"/>
    </style:style>
    <style:style style:name="P53" style:family="paragraph" style:parent-style-name="Standard">
      <style:paragraph-properties fo:text-align="center" style:justify-single-word="false" style:snap-to-layout-grid="false"/>
      <style:text-properties fo:color="#000000" style:font-name="Arial" fo:font-size="8pt" fo:language="es" fo:country="CO" style:font-size-asian="8pt" style:language-asian="es" style:country-asian="CO" style:font-name-complex="Arial" style:font-size-complex="8pt"/>
    </style:style>
    <style:style style:name="P54" style:family="paragraph" style:parent-style-name="Standard">
      <style:paragraph-properties fo:text-align="center" style:justify-single-word="false"/>
      <style:text-properties fo:color="#000000" style:font-name="Arial" fo:font-size="8pt" fo:language="es" fo:country="CO" style:font-size-asian="8pt" style:language-asian="es" style:country-asian="CO" style:font-name-complex="Arial" style:font-size-complex="11pt"/>
    </style:style>
    <style:style style:name="P55" style:family="paragraph" style:parent-style-name="Standard">
      <style:text-properties fo:color="#000000" style:font-name="Arial" fo:font-size="8pt" fo:language="es" fo:country="CO" style:font-size-asian="8pt" style:language-asian="es" style:country-asian="CO" style:font-name-complex="Arial" style:font-size-complex="11pt" fo:background-color="#00ffff"/>
    </style:style>
    <style:style style:name="P56" style:family="paragraph" style:parent-style-name="Standard">
      <style:paragraph-properties fo:text-align="center" style:justify-single-word="false"/>
      <style:text-properties fo:color="#000000" style:font-name="Arial" fo:font-size="8pt" style:font-name-asian="Arial" style:font-size-asian="8pt" style:language-asian="es" style:country-asian="CO" style:font-name-complex="Arial" style:font-size-complex="8pt"/>
    </style:style>
    <style:style style:name="P57" style:family="paragraph" style:parent-style-name="Standard">
      <style:paragraph-properties fo:text-align="center" style:justify-single-word="false" style:snap-to-layout-grid="false"/>
      <style:text-properties fo:color="#a6a6a6" style:font-name="Arial" fo:font-size="9pt" fo:language="es" fo:country="CO" style:font-size-asian="9pt" style:font-name-complex="Arial" style:font-size-complex="9pt"/>
    </style:style>
    <style:style style:name="P58" style:family="paragraph" style:parent-style-name="Standard">
      <style:paragraph-properties fo:text-align="center" style:justify-single-word="false" style:snap-to-layout-grid="false"/>
      <style:text-properties fo:color="#a6a6a6" style:font-name="Arial" fo:font-size="11pt" fo:language="es" fo:country="CO" style:font-size-asian="11pt" style:font-name-complex="Arial" style:font-size-complex="11pt"/>
    </style:style>
    <style:style style:name="P59" style:family="paragraph" style:parent-style-name="Standard">
      <style:paragraph-properties fo:text-align="justify" style:justify-single-word="false"/>
    </style:style>
    <style:style style:name="P60" style:family="paragraph" style:parent-style-name="Standard" style:list-style-name="WW8Num31">
      <style:paragraph-properties fo:text-align="justify" style:justify-single-word="false"/>
    </style:style>
    <style:style style:name="P61" style:family="paragraph" style:parent-style-name="Standard">
      <style:paragraph-properties fo:text-align="justify" style:justify-single-word="false">
        <style:tab-stops>
          <style:tab-stop style:position="1.2917in"/>
        </style:tab-stops>
      </style:paragraph-properties>
    </style:style>
    <style:style style:name="P62" style:family="paragraph" style:parent-style-name="Standard" style:list-style-name="WW8Num9">
      <style:paragraph-properties fo:text-align="justify" style:justify-single-word="false"/>
    </style:style>
    <style:style style:name="P63" style:family="paragraph" style:parent-style-name="Standard">
      <style:paragraph-properties fo:text-align="center" style:justify-single-word="false"/>
      <style:text-properties fo:language="es" fo:country="CO" style:language-asian="none" style:country-asian="none"/>
    </style:style>
    <style:style style:name="P64" style:family="paragraph" style:parent-style-name="Standard">
      <style:paragraph-properties fo:margin-left="0.0165in" fo:margin-right="0.1965in" fo:text-align="center" style:justify-single-word="false" fo:text-indent="0in" style:auto-text-indent="false"/>
      <style:text-properties fo:color="#000000" style:font-name="Arial" fo:font-size="11pt" fo:letter-spacing="0.0008in" fo:font-weight="bold" style:font-size-asian="11pt" style:language-asian="es" style:country-asian="CO" style:font-weight-asian="bold" style:font-name-complex="Arial" style:font-size-complex="11pt" style:font-weight-complex="bold" style:text-scale="102%"/>
    </style:style>
    <style:style style:name="P65" style:family="paragraph" style:parent-style-name="Standard">
      <style:paragraph-properties fo:margin-left="0in" fo:margin-right="0.1965in" fo:text-indent="0in" style:auto-text-indent="false"/>
    </style:style>
    <style:style style:name="P66" style:family="paragraph" style:parent-style-name="Standard">
      <style:paragraph-properties fo:margin-left="0in" fo:margin-right="0.1965in" fo:text-indent="0in" style:auto-text-indent="false"/>
      <style:text-properties style:font-name="Arial" fo:font-size="11pt" fo:font-weight="bold" style:font-size-asian="11pt" style:language-asian="es" style:country-asian="CO" style:font-weight-asian="bold" style:font-name-complex="Arial" style:font-size-complex="11pt" style:font-weight-complex="bold"/>
    </style:style>
    <style:style style:name="P67" style:family="paragraph" style:parent-style-name="Standard">
      <style:paragraph-properties fo:margin-left="0in" fo:margin-right="0.1965in" fo:text-indent="0in" style:auto-text-indent="false"/>
      <style:text-properties style:font-name="Arial" fo:font-size="11pt" fo:letter-spacing="0.0008in" fo:font-weight="bold" style:font-size-asian="11pt" style:language-asian="es" style:country-asian="CO" style:font-weight-asian="bold" style:font-name-complex="Arial" style:font-size-complex="11pt" style:font-weight-complex="bold" style:text-scale="103%"/>
    </style:style>
    <style:style style:name="P68" style:family="paragraph" style:parent-style-name="Standard">
      <style:paragraph-properties fo:margin-left="0in" fo:margin-right="0.1965in" fo:text-indent="0in" style:auto-text-indent="false"/>
      <style:text-properties style:font-name="Arial" fo:font-size="11pt" fo:letter-spacing="0.0008in" fo:font-weight="bold" style:font-size-asian="11pt" style:language-asian="es" style:country-asian="CO" style:font-weight-asian="bold" style:font-name-complex="Arial" style:font-size-complex="11pt" style:font-weight-complex="bold" style:text-scale="102%"/>
    </style:style>
    <style:style style:name="P69" style:family="paragraph" style:parent-style-name="Standard">
      <style:paragraph-properties fo:margin-left="0in" fo:margin-right="0.1965in" fo:text-align="center" style:justify-single-word="false" fo:text-indent="0in" style:auto-text-indent="false"/>
      <style:text-properties fo:color="#000000" style:font-name="Arial" fo:font-size="11pt" fo:letter-spacing="-0.0028in" fo:font-weight="bold" style:font-size-asian="11pt" style:language-asian="es" style:country-asian="CO" style:font-weight-asian="bold" style:font-name-complex="Arial" style:font-size-complex="11pt" style:font-weight-complex="bold" style:text-scale="102%"/>
    </style:style>
    <style:style style:name="P70" style:family="paragraph" style:parent-style-name="Standard">
      <style:paragraph-properties fo:margin-left="0in" fo:margin-right="0.1965in" fo:text-align="center" style:justify-single-word="false" fo:text-indent="0in" style:auto-text-indent="false"/>
      <style:text-properties fo:color="#000000" style:font-name="Arial" fo:font-size="11pt" fo:font-weight="bold" style:font-size-asian="11pt" style:language-asian="es" style:country-asian="CO" style:font-weight-asian="bold" style:font-name-complex="Arial" style:font-size-complex="11pt" style:font-weight-complex="bold"/>
    </style:style>
    <style:style style:name="P71" style:family="paragraph" style:parent-style-name="Standard">
      <style:paragraph-properties fo:margin-left="0in" fo:margin-right="0.1965in" fo:text-indent="0in" style:auto-text-indent="false"/>
      <style:text-properties fo:color="#000000" style:font-name="Arial" fo:font-size="11pt" fo:letter-spacing="0.0008in" style:font-size-asian="11pt" style:language-asian="es" style:country-asian="CO" style:font-name-complex="Arial" style:font-size-complex="11pt"/>
    </style:style>
    <style:style style:name="P72" style:family="paragraph" style:parent-style-name="Standard">
      <style:paragraph-properties fo:margin-left="0in" fo:margin-right="0.1965in" fo:text-indent="0in" style:auto-text-indent="false"/>
      <style:text-properties fo:color="#000000" style:font-name="Arial" fo:font-size="11pt" fo:letter-spacing="0.0008in" fo:font-weight="bold" style:font-size-asian="11pt" style:language-asian="es" style:country-asian="CO" style:font-weight-asian="bold" style:font-name-complex="Arial" style:font-size-complex="11pt" style:font-weight-complex="bold" style:text-scale="102%"/>
    </style:style>
    <style:style style:name="P73" style:family="paragraph" style:parent-style-name="Standard">
      <style:paragraph-properties fo:margin-left="0.0165in" fo:margin-right="0.002in" fo:text-align="center" style:justify-single-word="false" fo:text-indent="0in" style:auto-text-indent="false"/>
      <style:text-properties fo:color="#000000" style:font-name="Arial" fo:font-size="11pt" fo:letter-spacing="-0.0016in" fo:font-weight="bold" style:font-size-asian="11pt" style:language-asian="es" style:country-asian="CO" style:font-weight-asian="bold" style:font-name-complex="Arial" style:font-size-complex="11pt" style:font-weight-complex="bold"/>
    </style:style>
    <style:style style:name="P74" style:family="paragraph" style:parent-style-name="Standard">
      <style:paragraph-properties fo:margin-left="0.0102in" fo:margin-right="0.1965in" fo:text-indent="0in" style:auto-text-indent="false"/>
    </style:style>
    <style:style style:name="P75" style:family="paragraph" style:parent-style-name="Standard">
      <style:paragraph-properties fo:margin-left="0.0102in" fo:margin-right="0.1965in" fo:text-indent="0in" style:auto-text-indent="false"/>
      <style:text-properties style:font-name="Arial" fo:font-size="11pt" fo:letter-spacing="0.0008in" fo:font-weight="bold" style:font-size-asian="11pt" style:language-asian="es" style:country-asian="CO" style:font-weight-asian="bold" style:font-name-complex="Arial" style:font-size-complex="11pt" style:font-weight-complex="bold" style:text-scale="102%"/>
    </style:style>
    <style:style style:name="P76" style:family="paragraph" style:parent-style-name="Standard">
      <style:paragraph-properties fo:margin-left="0.0102in" fo:margin-right="0.1965in" fo:text-indent="0in" style:auto-text-indent="false"/>
      <style:text-properties style:font-name="Arial" fo:font-size="11pt" fo:letter-spacing="0.0008in" fo:font-weight="bold" style:font-size-asian="11pt" style:language-asian="es" style:country-asian="CO" style:font-weight-asian="bold" style:font-name-complex="Arial" style:font-size-complex="11pt" style:font-weight-complex="bold" style:text-scale="103%"/>
    </style:style>
    <style:style style:name="P77" style:family="paragraph" style:parent-style-name="Standard">
      <style:paragraph-properties fo:margin-left="0in" fo:margin-right="-0.0453in" fo:text-indent="0in" style:auto-text-indent="false"/>
    </style:style>
    <style:style style:name="P78" style:family="paragraph" style:parent-style-name="Standard">
      <style:paragraph-properties fo:margin-left="0in" fo:margin-right="-0.0453in" fo:text-indent="0in" style:auto-text-indent="false"/>
      <style:text-properties style:font-name="Arial" fo:font-size="11pt" fo:letter-spacing="0.0008in" style:font-size-asian="11pt" style:language-asian="es" style:country-asian="CO" style:font-name-complex="Arial" style:font-size-complex="11pt" style:font-weight-complex="bold" style:text-scale="102%"/>
    </style:style>
    <style:style style:name="P79" style:family="paragraph" style:parent-style-name="Standard">
      <style:paragraph-properties fo:margin-left="0in" fo:margin-right="-0.0201in" fo:text-align="justify" style:justify-single-word="false" fo:text-indent="0in" style:auto-text-indent="false"/>
      <style:text-properties style:font-name="Arial" fo:font-size="11pt" fo:font-weight="bold" style:font-size-asian="11pt" style:font-weight-asian="bold" style:font-name-complex="Arial" style:font-size-complex="11pt"/>
    </style:style>
    <style:style style:name="P80" style:family="paragraph" style:parent-style-name="Standard">
      <style:paragraph-properties fo:margin-left="0in" fo:margin-right="-0.0201in" fo:text-align="justify" style:justify-single-word="false" fo:text-indent="0in" style:auto-text-indent="false">
        <style:tab-stops>
          <style:tab-stop style:position="0.3937in"/>
        </style:tab-stops>
      </style:paragraph-properties>
      <style:text-properties style:font-name="Arial" fo:font-size="10pt" fo:font-weight="bold" style:font-size-asian="10pt" style:font-weight-asian="bold" style:font-name-complex="Arial" style:font-size-complex="11pt"/>
    </style:style>
    <style:style style:name="P81" style:family="paragraph" style:parent-style-name="Standard" style:list-style-name="WW8Num34">
      <style:paragraph-properties fo:margin-left="0in" fo:margin-right="-0.0201in" fo:text-align="justify" style:justify-single-word="false" fo:text-indent="0in" style:auto-text-indent="false">
        <style:tab-stops>
          <style:tab-stop style:position="0.3937in"/>
        </style:tab-stops>
      </style:paragraph-properties>
    </style:style>
    <style:style style:name="P82" style:family="paragraph" style:parent-style-name="Standard">
      <style:paragraph-properties fo:margin-left="0in" fo:margin-right="-0.4571in" fo:text-align="justify" style:justify-single-word="false" fo:text-indent="0in" style:auto-text-indent="false">
        <style:tab-stops>
          <style:tab-stop style:position="0.3937in"/>
        </style:tab-stops>
      </style:paragraph-properties>
      <style:text-properties style:font-name="Arial" fo:font-size="10pt" style:font-size-asian="10pt" style:font-name-complex="Arial" style:font-size-complex="11pt"/>
    </style:style>
    <style:style style:name="P83" style:family="paragraph" style:parent-style-name="Standard" style:list-style-name="WW8Num7">
      <style:paragraph-properties fo:margin-left="0.25in" fo:margin-right="0in" fo:text-align="justify" style:justify-single-word="false" fo:text-indent="-0.25in" style:auto-text-indent="false"/>
    </style:style>
    <style:style style:name="P84" style:family="paragraph" style:parent-style-name="Standard">
      <style:paragraph-properties fo:margin-left="0.25in" fo:margin-right="0in" fo:text-align="justify" style:justify-single-word="false" fo:text-indent="0in" style:auto-text-indent="false"/>
      <style:text-properties style:font-name="Arial" fo:font-size="11pt" style:font-size-asian="11pt" style:font-name-complex="Arial" style:font-size-complex="11pt"/>
    </style:style>
    <style:style style:name="P85" style:family="paragraph" style:parent-style-name="Standard" style:list-style-name="WW8Num7">
      <style:paragraph-properties fo:margin-left="0.2957in" fo:margin-right="0in" fo:text-align="justify" style:justify-single-word="false" fo:text-indent="-0.25in" style:auto-text-indent="false"/>
    </style:style>
    <style:style style:name="P86" style:family="paragraph" style:parent-style-name="Standard">
      <style:paragraph-properties fo:margin-top="0.1665in" fo:margin-bottom="0in" loext:contextual-spacing="false" fo:text-align="center" style:justify-single-word="false"/>
      <style:text-properties fo:color="#000000" style:font-name="Arial" fo:font-size="8pt" style:font-size-asian="8pt" style:language-asian="es" style:country-asian="CO" style:font-name-complex="Arial" style:font-size-complex="8pt"/>
    </style:style>
    <style:style style:name="P87" style:family="paragraph" style:parent-style-name="Standard" style:list-style-name="WW8Num33">
      <style:paragraph-properties fo:margin-left="0.2472in" fo:margin-right="0in" fo:text-indent="-0.25in" style:auto-text-indent="false"/>
    </style:style>
    <style:style style:name="P88" style:family="paragraph" style:parent-style-name="Standard" style:list-style-name="WW8Num33">
      <style:paragraph-properties fo:margin-left="0.2472in" fo:margin-right="0in" fo:text-indent="-0.25in" style:auto-text-indent="false"/>
      <style:text-properties style:font-name="Arial" fo:font-size="8pt" style:font-size-asian="8pt" style:font-name-complex="Arial" style:font-size-complex="8pt"/>
    </style:style>
    <style:style style:name="P89" style:family="paragraph" style:parent-style-name="Heading_20_6">
      <style:text-properties fo:font-size="9pt" style:font-size-asian="9pt" style:font-size-complex="9pt"/>
    </style:style>
    <style:style style:name="P90" style:family="paragraph" style:parent-style-name="Heading_20_6">
      <style:text-properties fo:font-size="11pt" style:font-size-asian="11pt" style:font-size-complex="11pt"/>
    </style:style>
    <style:style style:name="P91" style:family="paragraph" style:parent-style-name="Heading_20_7">
      <style:paragraph-properties fo:text-align="center" style:justify-single-word="false"/>
      <style:text-properties fo:color="#000000" style:font-name="Arial" fo:font-size="11pt" fo:font-weight="bold" style:font-size-asian="11pt" style:font-weight-asian="bold" style:font-name-complex="Arial" style:font-size-complex="11pt" style:font-weight-complex="bold"/>
    </style:style>
    <style:style style:name="P92" style:family="paragraph" style:parent-style-name="Heading_20_7">
      <style:paragraph-properties fo:text-align="center" style:justify-single-word="false"/>
      <style:text-properties fo:color="#000000" style:font-name="Arial" fo:font-size="11pt" fo:font-weight="bold" style:font-name-asian="Arial" style:font-size-asian="11pt" style:font-weight-asian="bold" style:font-name-complex="Arial" style:font-size-complex="11pt" style:font-weight-complex="bold"/>
    </style:style>
    <style:style style:name="P93" style:family="paragraph" style:parent-style-name="Text_20_body_20_indent">
      <style:paragraph-properties fo:text-align="justify" style:justify-single-word="false">
        <style:tab-stops>
          <style:tab-stop style:position="0.3937in"/>
        </style:tab-stops>
      </style:paragraph-properties>
      <style:text-properties style:font-name="Arial" fo:font-size="11pt" fo:font-weight="bold" style:font-name-asian="Arial" style:font-size-asian="11pt" style:font-weight-asian="bold" style:font-name-complex="Arial" style:font-size-complex="11pt"/>
    </style:style>
    <style:style style:name="P94" style:family="paragraph" style:parent-style-name="Text_20_body_20_indent" style:list-style-name="WW8Num2">
      <style:paragraph-properties fo:text-align="justify" style:justify-single-word="false">
        <style:tab-stops>
          <style:tab-stop style:position="0.3937in"/>
        </style:tab-stops>
      </style:paragraph-properties>
      <style:text-properties style:font-name="Arial" fo:font-size="11pt" style:font-size-asian="11pt" style:font-name-complex="Arial" style:font-size-complex="11pt"/>
    </style:style>
    <style:style style:name="P95" style:family="paragraph" style:parent-style-name="Text_20_body_20_indent" style:list-style-name="WW8Num21">
      <style:paragraph-properties fo:text-align="justify" style:justify-single-word="false">
        <style:tab-stops>
          <style:tab-stop style:position="0.3937in"/>
        </style:tab-stops>
      </style:paragraph-properties>
      <style:text-properties style:font-name="Arial" fo:font-size="11pt" fo:language="es" fo:country="CO" style:font-size-asian="11pt" style:font-name-complex="Arial"/>
    </style:style>
    <style:style style:name="P96" style:family="paragraph" style:parent-style-name="Text_20_body_20_indent" style:list-style-name="WW8Num21">
      <style:paragraph-properties fo:text-align="justify" style:justify-single-word="false">
        <style:tab-stops>
          <style:tab-stop style:position="0.3937in"/>
        </style:tab-stops>
      </style:paragraph-properties>
    </style:style>
    <style:style style:name="P97" style:family="paragraph" style:parent-style-name="Text_20_body_20_indent" style:list-style-name="WW8Num2">
      <style:paragraph-properties fo:text-align="justify" style:justify-single-word="false">
        <style:tab-stops>
          <style:tab-stop style:position="0.3937in"/>
        </style:tab-stops>
      </style:paragraph-properties>
    </style:style>
    <style:style style:name="P98" style:family="paragraph" style:parent-style-name="Text_20_body_20_indent" style:list-style-name="WW8Num32">
      <style:paragraph-properties fo:text-align="justify" style:justify-single-word="false">
        <style:tab-stops>
          <style:tab-stop style:position="0.3937in"/>
        </style:tab-stops>
      </style:paragraph-properties>
    </style:style>
    <style:style style:name="P99" style:family="paragraph" style:parent-style-name="Text_20_body_20_indent">
      <style:paragraph-properties fo:margin-left="0in" fo:margin-right="-0.0201in" fo:text-align="justify" style:justify-single-word="false" fo:text-indent="0in" style:auto-text-indent="false"/>
    </style:style>
    <style:style style:name="P100" style:family="paragraph" style:parent-style-name="Text_20_body_20_indent" style:list-style-name="WW8Num34">
      <style:paragraph-properties fo:margin-left="0in" fo:margin-right="-0.0201in" fo:text-align="justify" style:justify-single-word="false" fo:text-indent="0in" style:auto-text-indent="false">
        <style:tab-stops>
          <style:tab-stop style:position="0.3937in"/>
        </style:tab-stops>
      </style:paragraph-properties>
    </style:style>
    <style:style style:name="P101" style:family="paragraph" style:parent-style-name="Text_20_body_20_indent">
      <style:paragraph-properties fo:margin-left="0in" fo:margin-right="-0.0201in" fo:text-align="justify" style:justify-single-word="false" fo:text-indent="0in" style:auto-text-indent="false"/>
      <style:text-properties style:font-name="Arial" fo:font-size="11pt" fo:font-weight="bold" style:font-size-asian="11pt" style:font-weight-asian="bold" style:font-name-complex="Arial" style:font-size-complex="11pt"/>
    </style:style>
    <style:style style:name="P102" style:family="paragraph" style:parent-style-name="Text_20_body_20_indent">
      <style:paragraph-properties fo:margin-left="0in" fo:margin-right="-0.0201in" fo:text-align="justify" style:justify-single-word="false" fo:text-indent="0in" style:auto-text-indent="false">
        <style:tab-stops>
          <style:tab-stop style:position="0.3937in"/>
        </style:tab-stops>
      </style:paragraph-properties>
      <style:text-properties style:font-name="Arial" fo:font-size="11pt" fo:font-weight="bold" style:font-size-asian="11pt" style:font-weight-asian="bold" style:font-name-complex="Arial" style:font-size-complex="11pt"/>
    </style:style>
    <style:style style:name="P103" style:family="paragraph" style:parent-style-name="Text_20_body_20_indent" style:list-style-name="WW8Num34">
      <style:paragraph-properties fo:margin-left="0in" fo:margin-right="-0.0201in" fo:text-align="justify" style:justify-single-word="false" fo:text-indent="0in" style:auto-text-indent="false">
        <style:tab-stops>
          <style:tab-stop style:position="0.3937in"/>
        </style:tab-stops>
      </style:paragraph-properties>
      <style:text-properties style:font-name="Arial" fo:font-size="11pt" fo:font-weight="bold" style:font-size-asian="11pt" style:font-weight-asian="bold" style:font-name-complex="Arial" style:font-size-complex="11pt"/>
    </style:style>
    <style:style style:name="P104" style:family="paragraph" style:parent-style-name="Text_20_body_20_indent">
      <style:paragraph-properties fo:margin-left="0in" fo:margin-right="-0.0201in" fo:text-align="center" style:justify-single-word="false" fo:text-indent="0in" style:auto-text-indent="false"/>
      <style:text-properties style:font-name="Arial" fo:font-size="11pt" fo:font-weight="bold" style:font-size-asian="11pt" style:font-weight-asian="bold" style:font-name-complex="Arial" style:font-size-complex="11pt"/>
    </style:style>
    <style:style style:name="P105" style:family="paragraph" style:parent-style-name="Text_20_body_20_indent">
      <style:paragraph-properties fo:margin-left="0in" fo:margin-right="-0.0201in" fo:text-align="justify" style:justify-single-word="false" fo:text-indent="0in" style:auto-text-indent="false">
        <style:tab-stops>
          <style:tab-stop style:position="0.3937in"/>
        </style:tab-stops>
      </style:paragraph-properties>
      <style:text-properties style:font-name="Arial" fo:font-size="11pt" style:font-size-asian="11pt" style:font-name-complex="Arial" style:font-size-complex="11pt"/>
    </style:style>
    <style:style style:name="P106" style:family="paragraph" style:parent-style-name="Text_20_body_20_indent">
      <style:paragraph-properties fo:margin-left="0in" fo:margin-right="-0.0201in" fo:text-indent="0in" style:auto-text-indent="false"/>
      <style:text-properties style:font-name="Arial" fo:font-size="9pt" fo:font-weight="bold" style:font-size-asian="9pt" style:font-weight-asian="bold" style:font-name-complex="Arial" style:font-size-complex="9pt"/>
    </style:style>
    <style:style style:name="P107" style:family="paragraph" style:parent-style-name="Text_20_body_20_indent">
      <style:paragraph-properties fo:margin-left="0in" fo:margin-right="-0.0201in" fo:text-align="justify" style:justify-single-word="false" fo:text-indent="0in" style:auto-text-indent="false" fo:break-before="page"/>
      <style:text-properties style:font-name="Arial" fo:font-size="11pt" fo:font-weight="bold" style:font-size-asian="11pt" style:font-weight-asian="bold" style:font-name-complex="Arial" style:font-size-complex="11pt"/>
    </style:style>
    <style:style style:name="P108" style:family="paragraph" style:parent-style-name="Text_20_body_20_indent">
      <style:paragraph-properties fo:margin-left="0in" fo:margin-right="0in" fo:text-align="justify" style:justify-single-word="false" fo:text-indent="0in" style:auto-text-indent="false">
        <style:tab-stops>
          <style:tab-stop style:position="0.3937in"/>
        </style:tab-stops>
      </style:paragraph-properties>
    </style:style>
    <style:style style:name="P109" style:family="paragraph" style:parent-style-name="Text_20_body_20_indent" style:list-style-name="WW8Num34">
      <style:paragraph-properties fo:margin-left="0in" fo:margin-right="0in" fo:text-align="justify" style:justify-single-word="false" fo:text-indent="0in" style:auto-text-indent="false">
        <style:tab-stops>
          <style:tab-stop style:position="0.3937in"/>
        </style:tab-stops>
      </style:paragraph-properties>
    </style:style>
    <style:style style:name="P110" style:family="paragraph" style:parent-style-name="Text_20_body_20_indent">
      <style:paragraph-properties fo:margin-left="0in" fo:margin-right="0in" fo:text-align="justify" style:justify-single-word="false" fo:text-indent="0in" style:auto-text-indent="false">
        <style:tab-stops>
          <style:tab-stop style:position="0.3937in"/>
        </style:tab-stops>
      </style:paragraph-properties>
      <style:text-properties style:font-name="Arial" fo:font-size="11pt" fo:font-weight="bold" style:font-size-asian="11pt" style:font-weight-asian="bold" style:font-name-complex="Arial" style:font-size-complex="11pt"/>
    </style:style>
    <style:style style:name="P111" style:family="paragraph" style:parent-style-name="Text_20_body_20_indent">
      <style:paragraph-properties fo:margin-left="0in" fo:margin-right="0in" fo:text-align="justify" style:justify-single-word="false" fo:text-indent="0in" style:auto-text-indent="false">
        <style:tab-stops>
          <style:tab-stop style:position="0.3937in"/>
        </style:tab-stops>
      </style:paragraph-properties>
      <style:text-properties style:font-name="Arial" fo:font-size="11pt" fo:font-weight="bold" style:font-name-asian="Arial" style:font-size-asian="11pt" style:font-weight-asian="bold" style:font-name-complex="Arial" style:font-size-complex="11pt"/>
    </style:style>
    <style:style style:name="P112" style:family="paragraph" style:parent-style-name="Text_20_body_20_indent">
      <style:paragraph-properties fo:margin-left="0in" fo:margin-right="0in" fo:text-align="justify" style:justify-single-word="false" fo:text-indent="0in" style:auto-text-indent="false">
        <style:tab-stops>
          <style:tab-stop style:position="0.3937in"/>
        </style:tab-stops>
      </style:paragraph-properties>
      <style:text-properties style:font-name="Arial" fo:font-size="11pt" fo:language="es" fo:country="CO" fo:font-weight="bold" style:font-size-asian="11pt" style:font-weight-asian="bold" style:font-name-complex="Arial" style:font-size-complex="11pt"/>
    </style:style>
    <style:style style:name="P113" style:family="paragraph" style:parent-style-name="Text_20_body_20_indent">
      <style:paragraph-properties fo:margin-left="0in" fo:margin-right="0in" fo:text-align="center" style:justify-single-word="false" fo:text-indent="0in" style:auto-text-indent="false">
        <style:tab-stops>
          <style:tab-stop style:position="0.3937in"/>
        </style:tab-stops>
      </style:paragraph-properties>
      <style:text-properties style:font-name="Arial" fo:font-size="8pt" style:font-size-asian="8pt" style:font-name-complex="Arial"/>
    </style:style>
    <style:style style:name="P114" style:family="paragraph" style:parent-style-name="Text_20_body_20_indent">
      <style:paragraph-properties fo:margin-left="0in" fo:margin-right="0in" fo:text-align="justify" style:justify-single-word="false" fo:text-indent="0in" style:auto-text-indent="false">
        <style:tab-stops>
          <style:tab-stop style:position="0.3937in"/>
        </style:tab-stops>
      </style:paragraph-properties>
      <style:text-properties fo:color="#bfbfbf" style:font-name="Arial" fo:font-size="11pt" fo:font-weight="bold" style:font-size-asian="11pt" style:font-weight-asian="bold" style:font-name-complex="Arial" style:font-size-complex="11pt"/>
    </style:style>
    <style:style style:name="P115" style:family="paragraph" style:parent-style-name="Text_20_body_20_indent">
      <style:paragraph-properties fo:margin-left="0in" fo:margin-right="0in" fo:text-align="center" style:justify-single-word="false" fo:text-indent="0in" style:auto-text-indent="false">
        <style:tab-stops>
          <style:tab-stop style:position="0.3937in"/>
        </style:tab-stops>
      </style:paragraph-properties>
    </style:style>
    <style:style style:name="P116" style:family="paragraph" style:parent-style-name="Text_20_body_20_indent" style:list-style-name="WW8Num34">
      <style:paragraph-properties fo:margin-left="0in" fo:margin-right="-0.5398in" fo:text-align="justify" style:justify-single-word="false" fo:text-indent="0in" style:auto-text-indent="false">
        <style:tab-stops>
          <style:tab-stop style:position="0.3937in"/>
        </style:tab-stops>
      </style:paragraph-properties>
    </style:style>
    <style:style style:name="P117" style:family="paragraph" style:parent-style-name="Text_20_body_20_indent" style:list-style-name="WW8Num10">
      <style:paragraph-properties fo:margin-left="0.25in" fo:margin-right="-0.0201in" fo:text-align="center" style:justify-single-word="false" fo:text-indent="-0.25in" style:auto-text-indent="false" style:snap-to-layout-grid="false"/>
      <style:text-properties style:font-name="Arial" fo:font-size="11pt" fo:font-weight="bold" style:font-size-asian="11pt" style:font-weight-asian="bold" style:font-name-complex="Arial" style:font-size-complex="11pt"/>
    </style:style>
    <style:style style:name="P118" style:family="paragraph" style:parent-style-name="Text_20_body_20_indent" style:list-style-name="WW8Num10">
      <style:paragraph-properties fo:margin-left="0.25in" fo:margin-right="-0.0201in" fo:text-align="center" style:justify-single-word="false" fo:text-indent="-0.25in" style:auto-text-indent="false" style:snap-to-layout-grid="false"/>
      <style:text-properties style:font-name="Arial" fo:font-size="11pt" style:font-size-asian="11pt" style:font-name-complex="Arial" style:font-size-complex="11pt"/>
    </style:style>
    <style:style style:name="P119" style:family="paragraph" style:parent-style-name="Text_20_body_20_indent" style:list-style-name="WW8Num10">
      <style:paragraph-properties fo:margin-left="0.25in" fo:margin-right="-0.0201in" fo:text-align="center" style:justify-single-word="false" fo:text-indent="-0.25in" style:auto-text-indent="false" style:snap-to-layout-grid="false"/>
      <style:text-properties fo:color="#000000" style:font-name="Arial" fo:font-size="11pt" fo:language="es" fo:country="CO" style:font-size-asian="11pt" style:language-asian="es" style:country-asian="CO" style:font-name-complex="Arial" style:font-size-complex="11pt"/>
    </style:style>
    <style:style style:name="P120" style:family="paragraph" style:parent-style-name="Text_20_body_20_indent" style:list-style-name="WW8Num34">
      <style:paragraph-properties fo:margin-left="0.3937in" fo:margin-right="-0.0201in" fo:text-align="justify" style:justify-single-word="false" fo:text-indent="-0.3937in" style:auto-text-indent="false">
        <style:tab-stops>
          <style:tab-stop style:position="0.3937in"/>
        </style:tab-stops>
      </style:paragraph-properties>
    </style:style>
    <style:style style:name="P121" style:family="paragraph" style:parent-style-name="Header">
      <style:paragraph-properties style:snap-to-layout-grid="false"/>
      <style:text-properties style:font-name="Arial" fo:font-size="11pt" fo:language="es" fo:country="ES" fo:font-weight="bold" style:font-size-asian="11pt" style:language-asian="es" style:country-asian="ES" style:font-weight-asian="bold" style:font-name-complex="Arial" style:font-size-complex="11pt" style:font-weight-complex="bold"/>
    </style:style>
    <style:style style:name="P122" style:family="paragraph" style:parent-style-name="Header">
      <style:paragraph-properties fo:margin-left="-0.0484in" fo:margin-right="-0.0772in" fo:text-align="center" style:justify-single-word="false" fo:text-indent="0in" style:auto-text-indent="false">
        <style:tab-stops>
          <style:tab-stop style:position="0.0772in"/>
        </style:tab-stops>
      </style:paragraph-properties>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P123" style:family="paragraph" style:parent-style-name="Header">
      <style:paragraph-properties fo:margin-left="-0.0472in" fo:margin-right="0in" fo:text-align="center" style:justify-single-word="false" fo:text-indent="0in" style:auto-text-indent="false">
        <style:tab-stops>
          <style:tab-stop style:position="0.0772in"/>
        </style:tab-stops>
      </style:paragraph-properties>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P124" style:family="paragraph" style:parent-style-name="Header">
      <style:paragraph-properties fo:margin-left="-0.0484in" fo:margin-right="-0.0484in" fo:text-align="center" style:justify-single-word="false" fo:text-indent="0in" style:auto-text-indent="false">
        <style:tab-stops>
          <style:tab-stop style:position="0.0772in"/>
        </style:tab-stops>
      </style:paragraph-properties>
    </style:style>
    <style:style style:name="P125" style:family="paragraph" style:parent-style-name="Header">
      <style:paragraph-properties fo:margin-left="-0.0484in" fo:margin-right="0in" fo:text-align="center" style:justify-single-word="false" fo:text-indent="0in" style:auto-text-indent="false">
        <style:tab-stops/>
      </style:paragraph-properties>
    </style:style>
    <style:style style:name="P126" style:family="paragraph" style:parent-style-name="Footer">
      <style:paragraph-properties fo:text-align="end" style:justify-single-word="false"/>
    </style:style>
    <style:style style:name="P127" style:family="paragraph" style:parent-style-name="Footer">
      <style:paragraph-properties fo:text-align="justify" style:justify-single-word="false">
        <style:tab-stops/>
      </style:paragraph-properties>
      <style:text-properties style:font-name="Arial" fo:font-size="9pt" fo:language="es" fo:country="CO" style:font-size-asian="9pt" style:font-name-complex="Arial" style:font-size-complex="8pt"/>
    </style:style>
    <style:style style:name="P128" style:family="paragraph" style:parent-style-name="Párrafo_20_de_20_lista">
      <style:text-properties style:font-name="Arial" fo:font-size="11pt" style:font-size-asian="11pt" style:font-name-complex="Arial" style:font-size-complex="11pt"/>
    </style:style>
    <style:style style:name="P129" style:family="paragraph" style:parent-style-name="Párrafo_20_de_20_lista">
      <style:paragraph-properties>
        <style:tab-stops>
          <style:tab-stop style:position="2.461in"/>
        </style:tab-stops>
      </style:paragraph-properties>
      <style:text-properties style:font-name="Arial" fo:font-size="11pt" style:font-size-asian="11pt" style:font-name-complex="Arial" style:font-size-complex="11pt"/>
    </style:style>
    <style:style style:name="P130" style:family="paragraph" style:parent-style-name="Párrafo_20_de_20_lista">
      <style:paragraph-properties fo:margin-left="0in" fo:margin-right="0in" fo:text-indent="0in" style:auto-text-indent="false">
        <style:tab-stops>
          <style:tab-stop style:position="0.3937in"/>
        </style:tab-stops>
      </style:paragraph-properties>
      <style:text-properties style:font-name="Arial" fo:font-size="11pt" style:font-size-asian="11pt" style:font-name-complex="Arial" style:font-size-complex="11pt"/>
    </style:style>
    <style:style style:name="P131" style:family="paragraph" style:parent-style-name="Párrafo_20_de_20_lista">
      <style:paragraph-properties fo:margin-left="0in" fo:margin-right="0in" fo:text-indent="0in" style:auto-text-indent="false"/>
      <style:text-properties style:font-name="Arial" fo:font-size="9pt" fo:font-weight="bold" style:font-size-asian="9pt" style:font-weight-asian="bold" style:font-name-complex="Arial" style:font-size-complex="9pt"/>
    </style:style>
    <style:style style:name="P132" style:family="paragraph" style:parent-style-name="Párrafo_20_de_20_lista">
      <style:paragraph-properties fo:margin-left="0in" fo:margin-right="0in" fo:text-align="justify" style:justify-single-word="false" fo:text-indent="0in" style:auto-text-indent="false">
        <style:tab-stops>
          <style:tab-stop style:position="0.3937in"/>
        </style:tab-stops>
      </style:paragraph-properties>
    </style:style>
    <style:style style:name="P133" style:family="paragraph">
      <style:paragraph-properties fo:text-align="center" style:writing-mode="lr-tb"/>
    </style:style>
    <style:style style:name="P134" style:family="paragraph">
      <loext:graphic-properties draw:fill="solid" draw:fill-color="#ffffff"/>
      <style:paragraph-properties fo:text-align="center" style:writing-mode="lr-tb"/>
    </style:style>
    <style:style style:name="P135" style:family="paragraph">
      <loext:graphic-properties draw:fill="none" draw:fill-color="#ffffff"/>
      <style:paragraph-properties fo:text-align="center" style:writing-mode="lr-tb"/>
    </style:style>
    <style:style style:name="P136" style:family="paragraph">
      <style:paragraph-properties style:writing-mode="lr-tb"/>
    </style:style>
    <style:style style:name="P137" style:family="paragraph">
      <loext:graphic-properties draw:fill="solid" draw:fill-color="#ffffff"/>
      <style:paragraph-properties style:writing-mode="lr-tb"/>
    </style:style>
    <style:style style:name="P138" style:family="paragraph">
      <loext:graphic-properties draw:fill="none" draw:fill-color="#ffffff"/>
      <style:paragraph-properties style:writing-mode="lr-tb"/>
    </style:style>
    <style:style style:name="P139" style:family="paragraph">
      <style:paragraph-properties fo:text-align="justify" style:writing-mode="lr-tb"/>
    </style:style>
    <style:style style:name="P140" style:family="paragraph">
      <loext:graphic-properties draw:fill="none" draw:fill-color="#ffffff"/>
      <style:paragraph-properties fo:text-align="justify" style:writing-mode="lr-tb"/>
    </style:style>
    <style:style style:name="T1" style:family="text">
      <style:text-properties fo:font-size="11pt" style:font-size-asian="11pt" style:font-size-complex="11pt"/>
    </style:style>
    <style:style style:name="T2" style:family="text">
      <style:text-properties style:font-name="Arial" fo:font-size="11pt" style:font-size-asian="11pt" style:font-name-complex="Arial"/>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style:font-size-asian="11pt" style:font-name-complex="Arial" style:font-size-complex="10pt"/>
    </style:style>
    <style:style style:name="T5" style:family="text">
      <style:text-properties style:font-name="Arial" fo:font-size="11pt" style:font-size-asian="11pt" style:font-name-complex="Arial" style:font-size-complex="8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font-weight="bold" style:font-size-asian="11pt" style:language-asian="es" style:country-asian="CO" style:font-weight-asian="bold" style:font-name-complex="Arial" style:font-size-complex="11pt" style:font-weight-complex="bold"/>
    </style:style>
    <style:style style:name="T8" style:family="text">
      <style:text-properties style:font-name="Arial" fo:font-size="11pt" fo:font-weight="bold" style:font-name-asian="Arial" style:font-size-asian="11pt" style:font-weight-asian="bold" style:font-name-complex="Arial"/>
    </style:style>
    <style:style style:name="T9" style:family="text">
      <style:text-properties style:font-name="Arial" fo:font-size="11pt" fo:language="es" fo:country="CO" style:font-size-asian="11pt" style:font-name-complex="Arial"/>
    </style:style>
    <style:style style:name="T10" style:family="text">
      <style:text-properties style:font-name="Arial" fo:font-size="11pt" fo:language="es" fo:country="CO" style:font-size-asian="11pt" style:font-name-complex="Arial" style:font-size-complex="11pt"/>
    </style:style>
    <style:style style:name="T11" style:family="text">
      <style:text-properties style:font-name="Arial" fo:font-size="11pt" fo:language="es" fo:country="CO" style:font-size-asian="11pt" style:font-name-complex="Arial" style:font-size-complex="8pt"/>
    </style:style>
    <style:style style:name="T12" style:family="text">
      <style:text-properties style:font-name="Arial" fo:font-size="11pt" fo:language="es" fo:country="CO" fo:font-weight="bold" style:font-size-asian="11pt" style:language-asian="es" style:country-asian="CO" style:font-weight-asian="bold" style:font-name-complex="Arial" style:font-size-complex="11pt" style:font-weight-complex="bold"/>
    </style:style>
    <style:style style:name="T13" style:family="text">
      <style:text-properties style:font-name="Arial" fo:font-size="11pt" fo:letter-spacing="0.0008in" fo:font-weight="bold" style:font-size-asian="11pt" style:language-asian="es" style:country-asian="CO" style:font-weight-asian="bold" style:font-name-complex="Arial" style:font-size-complex="11pt" style:font-weight-complex="bold" style:text-scale="102%"/>
    </style:style>
    <style:style style:name="T14" style:family="text">
      <style:text-properties style:font-name="Arial" fo:font-size="11pt" fo:letter-spacing="0.0008in" style:font-size-asian="11pt" style:language-asian="es" style:country-asian="CO" style:font-name-complex="Arial" style:font-size-complex="11pt"/>
    </style:style>
    <style:style style:name="T15" style:family="text">
      <style:text-properties style:font-name="Arial" fo:font-size="11pt" fo:letter-spacing="0.0008in" style:font-size-asian="11pt" style:language-asian="es" style:country-asian="CO" style:font-name-complex="Arial" style:font-size-complex="11pt" style:font-weight-complex="bold" style:text-scale="102%"/>
    </style:style>
    <style:style style:name="T16" style:family="text">
      <style:text-properties style:font-name="Arial" fo:font-size="11pt" fo:language="es" fo:country="ES" fo:font-weight="bold" style:font-size-asian="11pt" style:language-asian="es" style:country-asian="ES" style:font-weight-asian="bold" style:font-name-complex="Arial" style:font-size-complex="11pt" style:font-weight-complex="bold"/>
    </style:style>
    <style:style style:name="T17" style:family="text">
      <style:text-properties style:font-name="Arial" fo:font-size="10pt" style:font-size-asian="10pt" style:font-name-complex="Arial" style:font-size-complex="11pt"/>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8pt" style:font-size-asian="8pt" style:font-name-complex="Arial"/>
    </style:style>
    <style:style style:name="T20" style:family="text">
      <style:text-properties style:font-name="Arial" fo:font-size="8pt" style:font-size-asian="8pt" style:font-name-complex="Arial" style:font-size-complex="8pt"/>
    </style:style>
    <style:style style:name="T21" style:family="text">
      <style:text-properties style:font-name="Arial" fo:font-size="8pt" style:font-size-asian="8pt" style:font-name-complex="Arial" style:font-size-complex="8pt" fo:background-color="#ffff00"/>
    </style:style>
    <style:style style:name="T22" style:family="text">
      <style:text-properties style:font-name="Arial" fo:font-size="8pt" style:font-size-asian="8pt" style:font-name-complex="Arial" style:font-size-complex="10pt"/>
    </style:style>
    <style:style style:name="T23" style:family="text">
      <style:text-properties style:font-name="Arial" fo:font-size="8pt" style:font-size-asian="8pt" style:font-name-complex="Arial" fo:background-color="#ffff00"/>
    </style:style>
    <style:style style:name="T24" style:family="text">
      <style:text-properties style:font-name="Arial" fo:font-size="8pt" style:font-size-asian="8pt" style:font-name-complex="Arial" style:font-size-complex="11pt"/>
    </style:style>
    <style:style style:name="T25" style:family="text">
      <style:text-properties style:font-name="Arial" fo:font-size="8pt" style:font-size-asian="8pt" style:font-name-complex="Arial" fo:background-color="#00ffff"/>
    </style:style>
    <style:style style:name="T26" style:family="text">
      <style:text-properties style:font-name="Arial" fo:font-size="8pt" style:font-size-asian="8pt" style:language-asian="es" style:country-asian="CO" style:font-name-complex="Arial" style:font-size-complex="8pt"/>
    </style:style>
    <style:style style:name="T27" style:family="text">
      <style:text-properties style:font-name="Arial" fo:font-size="8pt" fo:font-weight="bold" style:font-size-asian="8pt" style:font-weight-asian="bold" style:font-name-complex="Arial" style:font-size-complex="8pt"/>
    </style:style>
    <style:style style:name="T28" style:family="text">
      <style:text-properties style:font-name="Arial" fo:font-size="8pt" fo:font-weight="bold" style:font-size-asian="8pt" style:font-weight-asian="bold" style:font-name-complex="Arial" style:font-size-complex="8pt" style:font-weight-complex="bold"/>
    </style:style>
    <style:style style:name="T29" style:family="text">
      <style:text-properties style:font-name="Arial" fo:font-size="8pt" fo:language="es" fo:country="CO" style:font-size-asian="8pt" style:font-name-complex="Arial" style:font-size-complex="8pt"/>
    </style:style>
    <style:style style:name="T30" style:family="text">
      <style:text-properties style:font-name="Arial" fo:font-size="8pt" style:font-name-asian="Arial" style:font-size-asian="8pt" style:font-name-complex="Arial"/>
    </style:style>
    <style:style style:name="T31" style:family="text">
      <style:text-properties style:font-name="Arial" fo:font-size="8pt" style:font-name-asian="Arial" style:font-size-asian="8pt" style:font-name-complex="Arial" style:font-size-complex="8pt"/>
    </style:style>
    <style:style style:name="T32" style:family="text">
      <style:text-properties style:font-name="Arial" fo:font-size="8pt" fo:language="es" fo:country="ES" style:font-size-asian="8pt" style:font-name-complex="Arial" style:font-size-complex="8pt"/>
    </style:style>
    <style:style style:name="T33" style:family="text">
      <style:text-properties style:font-name-complex="Arial"/>
    </style:style>
    <style:style style:name="T34" style:family="text">
      <style:text-properties style:font-size-complex="11pt"/>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text-scale="102%"/>
    </style:style>
    <style:style style:name="T37" style:family="text">
      <style:text-properties fo:color="#000000" style:font-name="Arial" fo:font-size="11pt" fo:font-weight="bold" style:font-size-asian="11pt" style:font-weight-asian="bold" style:font-name-complex="Arial" style:font-size-complex="11pt" style:font-weight-complex="bold"/>
    </style:style>
    <style:style style:name="T38" style:family="text">
      <style:text-properties fo:color="#000000" style:font-name="Arial" fo:font-weight="bold" style:font-weight-asian="bold" style:font-name-complex="Arial" style:font-weight-complex="bold"/>
    </style:style>
    <style:style style:name="T39" style:family="text">
      <style:text-properties fo:font-size="9pt" style:font-size-asian="9pt" style:font-size-complex="9pt"/>
    </style:style>
    <style:style style:name="T40" style:family="text">
      <style:text-properties fo:language="es" fo:country="CO"/>
    </style:style>
    <style:style style:name="T41" style:family="text">
      <style:text-properties fo:color="#000000"/>
    </style:style>
    <style:style style:name="T42" style:family="text">
      <style:text-properties fo:color="#000000" style:font-name="Arial" fo:font-size="11pt" style:font-size-asian="11pt" style:font-name-complex="Arial" style:font-size-complex="11pt"/>
    </style:style>
    <style:style style:name="T43" style:family="text">
      <style:text-properties fo:color="#000000" style:font-name="Arial" fo:font-size="11pt" style:font-size-asian="11pt" style:font-name-complex="Arial" style:font-size-complex="9pt"/>
    </style:style>
    <style:style style:name="T44" style:family="text">
      <style:text-properties fo:color="#000000" style:font-name="Arial" fo:font-size="11pt" fo:letter-spacing="0.0008in" style:font-size-asian="11pt" style:language-asian="es" style:country-asian="CO" style:font-name-complex="Arial" style:font-size-complex="11pt"/>
    </style:style>
    <style:style style:name="T45" style:family="text">
      <style:text-properties fo:color="#000000" style:font-name="Arial" fo:font-size="11pt" fo:letter-spacing="-0.0016in" fo:font-weight="bold" style:font-size-asian="11pt" style:language-asian="es" style:country-asian="CO" style:font-weight-asian="bold" style:font-name-complex="Arial" style:font-size-complex="11pt" style:font-weight-complex="bold"/>
    </style:style>
    <style:style style:name="T46" style:family="text">
      <style:text-properties fo:color="#000000" style:font-name="Arial" fo:font-size="11pt" fo:letter-spacing="-0.0016in" fo:font-weight="bold" style:font-size-asian="11pt" style:language-asian="es" style:country-asian="CO" style:font-weight-asian="bold" style:font-name-complex="Arial" style:font-size-complex="11pt" style:font-weight-complex="bold" style:text-scale="103%"/>
    </style:style>
    <style:style style:name="T47" style:family="text">
      <style:text-properties fo:color="#000000" style:font-name="Arial" fo:font-size="11pt" fo:font-weight="bold" style:font-size-asian="11pt" style:language-asian="es" style:country-asian="CO" style:font-weight-asian="bold" style:font-name-complex="Arial" style:font-size-complex="11pt" style:font-weight-complex="bold"/>
    </style:style>
    <style:style style:name="T48" style:family="text">
      <style:text-properties fo:color="#000000" style:font-name="Arial" fo:font-size="11pt" fo:language="es" fo:country="CO" style:font-size-asian="11pt" style:language-asian="es" style:country-asian="CO" style:font-name-complex="Arial" style:font-size-complex="11pt"/>
    </style:style>
    <style:style style:name="T49" style:family="text">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T50" style:family="text">
      <style:text-properties fo:color="#000000" style:font-name="Arial" fo:font-size="9pt" style:font-size-asian="9pt" style:font-name-complex="Arial" style:font-size-complex="9pt"/>
    </style:style>
    <style:style style:name="T51" style:family="text">
      <style:text-properties fo:color="#000000" style:font-name="Arial" fo:font-size="14pt" fo:letter-spacing="0.0008in" fo:font-weight="bold" style:font-size-asian="14pt" style:language-asian="es" style:country-asian="CO" style:font-weight-asian="bold" style:font-name-complex="Arial" style:font-size-complex="11pt" style:font-weight-complex="bold" style:text-scale="102%"/>
    </style:style>
    <style:style style:name="T52" style:family="text">
      <style:text-properties fo:color="#000000" style:font-name="Arial" fo:font-size="16pt" fo:letter-spacing="0.0008in" fo:font-weight="bold" style:font-size-asian="16pt" style:language-asian="es" style:country-asian="CO" style:font-weight-asian="bold" style:font-name-complex="Arial" style:font-size-complex="11pt" style:font-weight-complex="bold" style:text-scale="102%"/>
    </style:style>
    <style:style style:name="T53" style:family="text">
      <style:text-properties fo:color="#000000" style:font-name="Arial" fo:font-size="8pt" style:font-size-asian="8pt" style:language-asian="es" style:country-asian="CO" style:font-name-complex="Arial"/>
    </style:style>
    <style:style style:name="T54" style:family="text">
      <style:text-properties fo:color="#000000" style:font-name="Arial" fo:font-size="8pt" style:font-size-asian="8pt" style:language-asian="es" style:country-asian="CO" style:font-name-complex="Arial" style:font-size-complex="8pt"/>
    </style:style>
    <style:style style:name="T55" style:family="text">
      <style:text-properties fo:color="#000000" style:font-name="Arial" fo:font-size="8pt" style:font-size-asian="8pt" style:language-asian="es" style:country-asian="CO" style:font-name-complex="Arial" style:font-size-complex="8pt" style:font-weight-complex="bold"/>
    </style:style>
    <style:style style:name="T56" style:family="text">
      <style:text-properties fo:color="#000000" style:font-name="Arial" fo:font-size="8pt" style:font-size-asian="8pt" style:language-asian="es" style:country-asian="CO" style:font-name-complex="Arial" style:font-size-complex="8pt" fo:background-color="#ffff00"/>
    </style:style>
    <style:style style:name="T57" style:family="text">
      <style:text-properties fo:color="#000000" style:font-name="Arial" fo:font-size="8pt" style:font-size-asian="8pt" style:language-asian="es" style:country-asian="CO" style:font-name-complex="Arial" style:font-size-complex="8pt" fo:background-color="#00ffff"/>
    </style:style>
    <style:style style:name="T58" style:family="text">
      <style:text-properties fo:color="#000000" style:font-name="Arial" fo:font-size="8pt" fo:font-weight="bold" style:font-size-asian="8pt" style:language-asian="es" style:country-asian="CO" style:font-weight-asian="bold" style:font-name-complex="Arial" style:font-size-complex="8pt" style:font-weight-complex="bold"/>
    </style:style>
    <style:style style:name="T59" style:family="text">
      <style:text-properties fo:color="#000000" style:font-name="Arial" fo:font-size="8pt" fo:language="es" fo:country="CO" style:font-size-asian="8pt" style:language-asian="es" style:country-asian="CO" style:font-name-complex="Arial" style:font-size-complex="8pt"/>
    </style:style>
    <style:style style:name="T60" style:family="text">
      <style:text-properties fo:color="#000000" style:font-name="Arial" fo:font-size="8pt" fo:language="es" fo:country="CO" style:font-size-asian="8pt" style:language-asian="none" style:country-asian="none" style:font-name-complex="Arial" style:font-size-complex="8pt"/>
    </style:style>
    <style:style style:name="T61" style:family="text">
      <style:text-properties fo:color="#000000" style:font-name="Arial" fo:font-size="8pt" fo:language="es" fo:country="CO" style:font-size-asian="8pt" style:language-asian="none" style:country-asian="none" style:font-name-complex="Arial" style:font-size-complex="8pt" fo:background-color="#ffff00"/>
    </style:style>
    <style:style style:name="T62" style:family="text">
      <style:text-properties fo:color="#000000" style:font-name="Arial" fo:font-size="8pt" fo:language="es" fo:country="CO" style:font-size-asian="8pt" style:language-asian="none" style:country-asian="none" style:font-name-complex="Arial" style:font-size-complex="8pt" fo:background-color="#00ffff"/>
    </style:style>
    <style:style style:name="T63" style:family="text">
      <style:text-properties fo:color="#000000" style:font-name="Arial" fo:font-size="8pt" fo:language="none" fo:country="none" style:font-size-asian="8pt" style:language-asian="none" style:country-asian="none" style:font-name-complex="Arial" style:font-size-complex="8pt"/>
    </style:style>
    <style:style style:name="T64" style:family="text">
      <style:text-properties fo:color="#000000" style:language-asian="es" style:country-asian="CO"/>
    </style:style>
    <style:style style:name="T65" style:family="text">
      <style:text-properties fo:color="#000000" style:language-asian="es" style:country-asian="CO" style:font-size-complex="8pt"/>
    </style:style>
    <style:style style:name="T66" style:family="text">
      <style:text-properties fo:color="#000000" style:language-asian="es" style:country-asian="CO" style:font-size-complex="8pt" fo:background-color="#00ffff"/>
    </style:style>
    <style:style style:name="T67" style:family="text">
      <style:text-properties fo:color="#000000" style:language-asian="es" style:country-asian="CO" fo:background-color="#00ffff"/>
    </style:style>
    <style:style style:name="T68" style:family="text">
      <style:text-properties fo:color="#000000" fo:font-size="16pt" fo:letter-spacing="0.0008in" fo:font-weight="bold" style:font-size-asian="16pt" style:font-weight-asian="bold" style:font-weight-complex="bold" style:text-scale="102%"/>
    </style:style>
    <style:style style:name="T69" style:family="text">
      <style:text-properties fo:color="#000000" fo:language="es" fo:country="CO" style:language-asian="none" style:country-asian="none"/>
    </style:style>
    <style:style style:name="T70" style:family="text">
      <style:text-properties fo:color="#000000" fo:language="es" fo:country="CO" style:language-asian="none" style:country-asian="none" style:font-size-complex="8pt"/>
    </style:style>
    <style:style style:name="T71" style:family="text">
      <style:text-properties fo:color="#000000" style:font-weight-complex="bold"/>
    </style:style>
    <style:style style:name="T72" style:family="text">
      <style:text-properties style:font-size-complex="10pt"/>
    </style:style>
    <style:style style:name="T73" style:family="text">
      <style:text-properties style:language-asian="es" style:country-asian="CO"/>
    </style:style>
    <style:style style:name="T74" style:family="text">
      <style:text-properties fo:letter-spacing="-0.0016in"/>
    </style:style>
    <style:style style:name="T75" style:family="text">
      <style:text-properties style:font-name-asian="Arial"/>
    </style:style>
    <style:style style:name="T76" style:family="text">
      <style:text-properties fo:color="#bfbfbf" style:font-name="Arial" fo:font-size="11pt" fo:font-weight="bold" style:font-size-asian="11pt" style:font-weight-asian="bold" style:font-name-complex="Arial" style:font-size-complex="11pt"/>
    </style:style>
    <style:style style:name="T77" style:family="text">
      <style:text-properties fo:color="#ff0000" style:font-name="Arial" fo:font-size="11pt" style:font-size-asian="11pt" style:font-name-complex="Arial" style:font-size-complex="11pt"/>
    </style:style>
    <style:style style:name="T78" style:family="text">
      <style:text-properties fo:background-color="#ffff00"/>
    </style:style>
    <style:style style:name="T79" style:family="text">
      <style:text-properties fo:color="#0000ff"/>
    </style:style>
    <style:style style:name="T80" style:family="text">
      <style:text-properties fo:background-color="#00ffff"/>
    </style:style>
    <style:style style:name="T81" style:family="text">
      <style:text-properties style:use-window-font-color="true" style:font-name="Arial" fo:font-size="8pt" fo:language="es" fo:country="CO" style:font-name-asian="Times New Roman" style:font-size-asian="8pt" style:font-name-complex="Arial" style:font-size-complex="8pt" style:language-complex="ar" style:country-complex="SA"/>
    </style:style>
    <style:style style:name="T82" style:family="text">
      <style:text-properties style:use-window-font-color="true" style:font-name="Arial" fo:font-size="8pt" fo:language="es" fo:country="ES" style:font-name-asian="Times New Roman" style:font-size-asian="8pt" style:font-name-complex="Arial" style:font-size-complex="8pt" style:language-complex="ar" style:country-complex="SA"/>
    </style:style>
    <style:style style:name="T83" style:family="text">
      <style:text-properties style:use-window-font-color="true" style:font-name="Arial" fo:font-size="8pt" fo:language="es" fo:country="ES" fo:font-style="normal" style:font-name-asian="Times New Roman" style:font-size-asian="8pt" style:font-style-asian="normal" style:font-name-complex="Arial" style:font-size-complex="12pt" style:language-complex="ar" style:country-complex="SA"/>
    </style:style>
    <style:style style:name="T84" style:family="text">
      <style:text-properties style:use-window-font-color="true" style:font-name="Times New Roman" fo:font-size="12pt" fo:language="es" fo:country="CO"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1256in" fo:margin-right="0.1256in" fo:margin-top="0.05in" fo:margin-bottom="0.05in" style:run-through="background" style:wrap="run-through" style:number-wrapped-paragraphs="no-limit" style:vertical-pos="from-top" style:vertical-rel="paragraph" style:horizontal-pos="from-left" style:horizontal-rel="page-content" fo:padding-left="0.1008in" fo:padding-right="0.1008in" fo:padding-top="0.0508in" fo:padding-bottom="0.0508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ge-content" fo:padding-left="0.1in" fo:padding-right="0.1in" fo:padding-top="0.05in" fo:padding-bottom="0.05in" fo:border="0.99pt solid #000000"/>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ge-content" fo:padding-left="0.1008in" fo:padding-right="0.1008in" fo:padding-top="0.0508in" fo:padding-bottom="0.0508in" fo:border="none"/>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min-height="0.128in" fo:min-width="0.4717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2"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ge-content"/>
    </style:style>
    <style:style style:name="gr3" style:family="graphic">
      <style:graphic-properties draw:stroke="solid" svg:stroke-width="0.0138in" svg:stroke-color="#000000" draw:stroke-linejoin="miter" svg:stroke-linecap="square" draw:fill="none" draw:fill-color="#ffffff" draw:textarea-horizontal-align="justify" draw:textarea-vertical-align="middle" draw:auto-grow-height="false" draw:auto-grow-width="false" fo:min-height="0.3437in" fo:min-width="0.7634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4"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min-height="0.0839in" fo:min-width="0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5" style:family="graphic">
      <style:graphic-properties draw:stroke="solid" svg:stroke-width="0.0138in" svg:stroke-color="#000000" draw:stroke-linejoin="miter" svg:stroke-linecap="square" draw:fill="none" draw:fill-color="#ffffff" draw:textarea-horizontal-align="justify" draw:textarea-vertical-align="middle" draw:auto-grow-height="false" draw:auto-grow-width="false" fo:min-height="0.302in" fo:min-width="0.7681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6" style:family="graphic">
      <style:graphic-properties draw:stroke="solid" svg:stroke-width="0.0138in" svg:stroke-color="#000000" draw:stroke-linejoin="miter" svg:stroke-linecap="square" draw:fill="none" draw:fill-color="#ffffff" draw:textarea-horizontal-align="justify" draw:textarea-vertical-align="middle" draw:auto-grow-height="false" draw:auto-grow-width="false" fo:min-height="0.302in" fo:min-width="0.4638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7" style:family="graphic">
      <style:graphic-properties draw:stroke="solid" svg:stroke-width="0.0138in" svg:stroke-color="#000000" draw:stroke-linejoin="miter" svg:stroke-linecap="square" draw:fill="none" draw:fill-color="#ffffff" draw:textarea-horizontal-align="justify" draw:textarea-vertical-align="middle" draw:auto-grow-height="false" draw:auto-grow-width="false" fo:min-height="0.302in" fo:min-width="0.55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8" style:family="graphic">
      <style:graphic-properties draw:stroke="solid" svg:stroke-width="0.0102in" svg:stroke-color="#000000" draw:stroke-linejoin="miter" svg:stroke-linecap="square" draw:fill="none" draw:fill-color="#ffffff" draw:textarea-horizontal-align="justify" draw:textarea-vertical-align="top" draw:auto-grow-height="false" draw:auto-grow-width="false" fo:min-height="0.0835in" fo:min-width="0.389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9" style:family="graphic">
      <style:graphic-properties draw:stroke="solid" svg:stroke-width="0.0035in" svg:stroke-color="#000000" draw:stroke-linejoin="miter" svg:stroke-linecap="square" draw:fill="solid" draw:fill-color="#ffffff" draw:textarea-horizontal-align="justify" draw:textarea-vertical-align="middle" draw:auto-grow-height="false" draw:auto-grow-width="false" fo:min-height="0.4701in" fo:min-width="0.6862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10" style:family="graphic">
      <style:graphic-properties draw:stroke="solid" svg:stroke-width="0.0102in" svg:stroke-color="#000000" draw:stroke-linejoin="miter" svg:stroke-linecap="square" draw:fill="none" draw:fill-color="#ffffff" draw:textarea-horizontal-align="justify" draw:textarea-vertical-align="top" draw:auto-grow-height="false" draw:auto-grow-width="false" fo:min-height="0.4425in" fo:min-width="1.1417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11" style:family="graphic">
      <style:graphic-properties draw:stroke="solid" svg:stroke-width="0.0102in" svg:stroke-color="#000000" draw:stroke-linejoin="miter" svg:stroke-linecap="square" draw:fill="none" draw:fill-color="#ffffff" draw:textarea-horizontal-align="justify" draw:textarea-vertical-align="top" draw:auto-grow-height="false" draw:auto-grow-width="false" fo:min-height="0.6819in" fo:min-width="1.1417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12" style:family="graphic">
      <style:graphic-properties draw:stroke="solid" svg:stroke-width="0.0102in" svg:stroke-color="#000000" draw:stroke-linejoin="miter" svg:stroke-linecap="square" draw:fill="none" draw:fill-color="#ffffff" draw:textarea-horizontal-align="justify" draw:textarea-vertical-align="top" draw:auto-grow-height="false" draw:auto-grow-width="false" fo:min-height="0.6445in" fo:min-width="1.1417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13" style:family="graphic">
      <style:graphic-properties draw:stroke="solid" svg:stroke-width="0.0102in" svg:stroke-color="#000000" draw:stroke-linejoin="miter" svg:stroke-linecap="square" draw:fill="none" draw:fill-color="#ffffff" draw:textarea-horizontal-align="justify" draw:textarea-vertical-align="top" draw:auto-grow-height="false" draw:auto-grow-width="false" fo:min-height="0.1701in" fo:min-width="0.1799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14"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ge-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
            <text:p text:style-name="P3"/>
            <text:h text:style-name="P91" text:outline-level="7">CONTROL DE CAMBIOS </text:h>
            <text:h text:style-name="P92" text:outline-level="7"><text: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P89" text:outline-level="6">NO. DE ACTA DE APROBACIÓN</text:h>
                </table:table-cell>
                <table:table-cell table:style-name="Table2.A1" office:value-type="string">
                  <text:h text:style-name="Heading_20_6" text:outline-level="6"><text:span text:style-name="T39">FECHA</text:span></text:h>
                </table:table-cell>
                <table:table-cell table:style-name="Table2.A1" office:value-type="string">
                  <text:h text:style-name="P89" text:outline-level="6">VERSIÓN</text:h>
                </table:table-cell>
                <table:table-cell table:style-name="Table2.D1" office:value-type="string">
                  <text:h text:style-name="P89" text:outline-level="6">DESCRIPCIÓN</text:h>
                </table:table-cell>
              </table:table-row>
              <table:table-row table:style-name="Table2.2">
                <table:table-cell table:style-name="Table2.A2" office:value-type="string">
                  <text:p text:style-name="P9"/>
                  <text:p text:style-name="P8"/>
                  <text:p text:style-name="P8">017</text:p>
                </table:table-cell>
                <table:table-cell table:style-name="Table2.B2" office:value-type="string">
                  <text:p text:style-name="P8">18/06/2018</text:p>
                </table:table-cell>
                <table:table-cell table:style-name="Table2.C2" office:value-type="string">
                  <text:p text:style-name="P35">1.0</text:p>
                </table:table-cell>
                <table:table-cell table:style-name="Table2.D2" office:value-type="string">
                  <text:p text:style-name="P36">Adopción del procedimiento</text:p>
                </table:table-cell>
              </table:table-row>
              <table:table-row table:style-name="Table2.2">
                <table:table-cell table:style-name="Table2.A3" office:value-type="string">
                  <text:p text:style-name="P57"/>
                </table:table-cell>
                <table:table-cell table:style-name="Table2.B3" office:value-type="string">
                  <text:p text:style-name="P58"/>
                </table:table-cell>
                <table:table-cell table:style-name="Table2.C3" office:value-type="string">
                  <text:p text:style-name="P36">2.0</text:p>
                </table:table-cell>
                <table:table-cell table:style-name="Table2.D3" office:value-type="string">
                  <text:p text:style-name="P59"><text:span text:style-name="T43">Se modificación del título del procedimiento, actividades en el flujograma de actividades debido a la mejora continua del proceso.</text:span></text:p>
                  <text:p text:style-name="P59"><text:span text:style-name="T43">Se eliminan los siguientes formatos </text:span><text:span text:style-name="T3">PM01-PR07-F02, </text:span><text:span text:style-name="T4">PM01-PR07-F04, </text:span><text:span text:style-name="T3">PM01-PR07-F07, PM01-PR07-F11, PM01-PR07-F12, PM01-PR07-ANEXO 01</text:span></text:p>
                  <text:p text:style-name="P59"><text:span text:style-name="T3">Se elaboran los formatos PM01</text:span><text:span text:style-name="T4">-PR07-F16 y PM01-PR07-F17 debido a necesidades del proceso.</text:span></text:p>
                </table:table-cell>
              </table:table-row>
            </table:table>
            <text:h text:style-name="P91" text:outline-level="7"/>
            <text:h text:style-name="P90" text:outline-level="6">AUTORIZACIONES <text:s/></text:h>
            <text:p text:style-name="P3"/>
            <table:table table:name="Table3" table:style-name="Table3">
              <table:table-column table:style-name="Table3.A" table:number-columns-repeated="2"/>
              <table:table-column table:style-name="Table3.C"/>
              <table:table-row table:style-name="Table3.1">
                <table:table-cell table:style-name="Table3.A1" office:value-type="string">
                  <text:p text:style-name="P64">ELABORÓ:</text:p>
                </table:table-cell>
                <table:table-cell table:style-name="Table3.A1" office:value-type="string">
                  <text:p text:style-name="P64">REVISÓ</text:p>
                </table:table-cell>
                <table:table-cell table:style-name="Table3.C1" office:value-type="string">
                  <text:p text:style-name="P69">APROBÓ</text:p>
                </table:table-cell>
              </table:table-row>
              <table:table-row table:style-name="Table3.1">
                <table:table-cell table:style-name="Table3.A2" office:value-type="string">
                  <text:p text:style-name="P37">ÁREA TÉCNICA</text:p>
                </table:table-cell>
                <table:table-cell table:style-name="Table3.B2" office:value-type="string">
                  <text:p text:style-name="P73">OFICINA ASESORA DE PLANEACIÓN</text:p>
                </table:table-cell>
                <table:table-cell table:style-name="Table3.C2" office:value-type="string">
                  <text:p text:style-name="P70">LIDER DEL PROCESO</text:p>
                </table:table-cell>
              </table:table-row>
              <table:table-row table:style-name="Table3.3">
                <table:table-cell table:style-name="Table3.A3" office:value-type="string">
                  <text:p text:style-name="P74"><text:span text:style-name="T13">Nombre</text:span><text:span text:style-name="T46"> </text:span></text:p>
                  <text:p text:style-name="P71">Vanesa Villegas</text:p>
                  <text:p text:style-name="P71">Nelson Gómez</text:p>
                  <text:p text:style-name="P72"/>
                  <text:p text:style-name="P72"/>
                </table:table-cell>
                <table:table-cell table:style-name="Table3.B3" office:value-type="string">
                  <text:p text:style-name="P75">Nombre:</text:p>
                  <text:p text:style-name="P38">Julio R. Fuentes V.</text:p>
                  <text:p text:style-name="P38">Ximena A Castro P</text:p>
                </table:table-cell>
                <table:table-cell table:style-name="Table3.C3" office:value-type="string">
                  <text:p text:style-name="P75">Nombre:</text:p>
                  <text:p text:style-name="P15">Luis Carlos Patiño Tovar</text:p>
                </table:table-cell>
              </table:table-row>
              <table:table-row table:style-name="Table3.4">
                <table:table-cell table:style-name="Table3.A4" office:value-type="string">
                  <text:p text:style-name="P67">Firma:</text:p>
                  <text:p text:style-name="P67"/>
                  <text:p text:style-name="P67"/>
                  <text:p text:style-name="P67"/>
                  <text:p text:style-name="P67"/>
                  <text:p text:style-name="P67"/>
                  <text:p text:style-name="P67"/>
                  <text:p text:style-name="P67"/>
                </table:table-cell>
                <table:table-cell table:style-name="Table3.B4" office:value-type="string">
                  <text:p text:style-name="P76">Firma:</text:p>
                </table:table-cell>
                <table:table-cell table:style-name="Table3.C4" office:value-type="string">
                  <text:p text:style-name="P76">Firma:</text:p>
                </table:table-cell>
              </table:table-row>
              <table:table-row table:style-name="Table3.5">
                <table:table-cell table:style-name="Table3.A5" office:value-type="string">
                  <text:p text:style-name="P68">Cargo:</text:p>
                  <text:p text:style-name="P65"><text:span text:style-name="T15">Profesional Veterinario Unidad de cuidado Animal</text:span></text:p>
                  <text:p text:style-name="P65"><text:span text:style-name="T15">Profesional Veterinario Unidad de cuidado Animal</text:span></text:p>
                  <text:p text:style-name="P68"/>
                  <text:p text:style-name="P66"/>
                </table:table-cell>
                <table:table-cell table:style-name="Table3.B5" office:value-type="string">
                  <text:p text:style-name="P74"><text:span text:style-name="T13">Cargo:</text:span><text:span text:style-name="T14"> </text:span></text:p>
                  <text:p text:style-name="P77"><text:span text:style-name="T15">Profesional Universitario Oficina Asesora de Planeación</text:span></text:p>
                  <text:p text:style-name="P77"><text:span text:style-name="T15">Profesional Universitario Oficina Asesora de Planeación</text:span></text:p>
                </table:table-cell>
                <table:table-cell table:style-name="Table3.C5" office:value-type="string">
                  <text:p text:style-name="P74"><text:span text:style-name="T13">Cargo:</text:span><text:span text:style-name="T14"> </text:span></text:p>
                  <text:p text:style-name="P78">Subdirector de Atención a la Fauna</text:p>
                </table:table-cell>
              </table:table-row>
            </table:table>
            <text:p text:style-name="Standard"/>
            <text:p text:style-name="Standard"/>
            <text:p text:style-name="Standard"/>
            <text:p text:style-name="P14"/>
          </table:table-cell>
        </table:table-row>
      </table:table>
      <text:p text:style-name="P79"><text:soft-page-break/></text:p>
      <text:p text:style-name="P79"/>
      <text:list xml:id="list2069577514" text:style-name="WW8Num34">
        <text:list-item>
          <text:p text:style-name="P81"><text:span text:style-name="T6">OBJETIVO </text:span></text:p>
        </text:list-item>
      </text:list>
      <text:p text:style-name="P80"/>
      <text:p text:style-name="P59"><text:span text:style-name="T2">Establecer las actividades para el manejo de pacientes caninos y felinos que ingresen a la Unidad de Cuidado Animal del Instituto Distrital de Protección y Bienestar Animal hasta su disposición final. </text:span></text:p>
      <text:p text:style-name="P82"/>
      <text:list xml:id="list183535069639697" text:continue-numbering="true" text:style-name="WW8Num34">
        <text:list-item>
          <text:p text:style-name="P100"><text:span text:style-name="T6">ALCANCE</text:span></text:p>
        </text:list-item>
      </text:list>
      <text:p text:style-name="P130"/>
      <text:p text:style-name="P132"><text:span text:style-name="T2">El presente procedimiento inicia con la recepción de pacientes, <text:s/>asignación del médico responsable y finaliza con <text:s/>la disposición final de los caninos y felinos según evolución médica <text:s/>y archivo de los documentos generados en el procedimiento.</text:span></text:p>
      <text:p text:style-name="P130"/>
      <text:list xml:id="list183534526613792" text:continue-numbering="true" text:style-name="WW8Num34">
        <text:list-item>
          <text:p text:style-name="P109"><text:span text:style-name="T6">RESPONSABILIDADES GENERALES</text:span></text:p>
        </text:list-item>
      </text:list>
      <text:p text:style-name="P111"/>
      <text:p text:style-name="P108"><text:span text:style-name="T8">Profesional Universitario (Coordinador Médico de la Unidad de Cuidado Animal)</text:span></text:p>
      <text:p text:style-name="P13"/>
      <text:list xml:id="list1221188038" text:style-name="WW8Num31">
        <text:list-item>
          <text:p text:style-name="P60"><text:span text:style-name="T11">Solicitar, revisar y aprobar los informes de gestión solicitados a los diferentes programas de la Unidad de cuidado animal del Instituto de acuerdo a la periodicidad establecida. </text:span></text:p>
        </text:list-item>
        <text:list-item>
          <text:p text:style-name="P5">Autorizar la visita a los pacientes, previa solicitud de las personas interesadas.</text:p>
        </text:list-item>
      </text:list>
      <text:p text:style-name="P112"/>
      <text:p text:style-name="P108"><text:span text:style-name="T8">Zootecnista de Atención médica y/o técnicos</text:span><text:span text:style-name="T6"> (Equipo médico de recepción)</text:span></text:p>
      <text:p text:style-name="P111"/>
      <text:list xml:id="list2613690169" text:style-name="WW8Num21">
        <text:list-item>
          <text:p text:style-name="P96"><text:span text:style-name="T9">Recibir los pacientes provenientes del programa de bienestar, recibir documentación y animales</text:span></text:p>
        </text:list-item>
        <text:list-item>
          <text:p text:style-name="P95">Trasladar a los pacientes para la valoración médica.</text:p>
        </text:list-item>
      </text:list>
      <text:p text:style-name="P112"/>
      <text:p text:style-name="P108"><text:span text:style-name="T6">Profesional </text:span><text:span text:style-name="T8">Médico veterinario</text:span><text:span text:style-name="T6"> </text:span></text:p>
      <text:p text:style-name="P93"/>
      <text:list xml:id="list1591801721" text:style-name="WW8Num2">
        <text:list-item>
          <text:p text:style-name="P97"><text:span text:style-name="T3">Valorar paciente, realizar examen clínico de los animales por sistemas.</text:span></text:p>
        </text:list-item>
        <text:list-item>
          <text:p text:style-name="P97"><text:span text:style-name="T3">Asignar y clasificar el área de traslado para cada uno de los pacientes.</text:span></text:p>
        </text:list-item>
        <text:list-item>
          <text:p text:style-name="P94">Trasladar el paciente al área designado</text:p>
        </text:list-item>
        <text:list-item>
          <text:p text:style-name="P97"><text:span text:style-name="T3">Registrar la condición de salud y evolución de los paciente en la historia clínica de manera clara, sin tachones ni enmendaduras, no dejar espacios en blanco</text:span></text:p>
        </text:list-item>
        <text:list-item>
          <text:p text:style-name="P94">Custodiar los archivos generados en la atención</text:p>
        </text:list-item>
      </text:list>
      <text:p text:style-name="P110"/>
      <text:p text:style-name="P110">Técnico Veterinario</text:p>
      <text:p text:style-name="P110"/>
      <text:list xml:id="list1745830694" text:style-name="WW8Num32">
        <text:list-item>
          <text:p text:style-name="P98"><text:span text:style-name="T3">Realizar la gestión de disposición de residuos biológicos generados en los procedimientos realizados</text:span></text:p>
        </text:list-item>
      </text:list>
      <text:p text:style-name="P114"/>
      <text:list xml:id="list183534928362640" text:continue-list="list183534526613792" text:style-name="WW8Num34">
        <text:list-item>
          <text:p text:style-name="P116"><text:span text:style-name="T6">LINEAMIENTOS Y/O POLITICAS DE OPERACIÓN </text:span></text:p>
        </text:list-item>
      </text:list>
      <text:p text:style-name="P102"/>
      <text:list xml:id="list4181539048" text:style-name="WW8Num7">
        <text:list-item>
          <text:p text:style-name="P83"><text:span text:style-name="T3">Una vez ingresan los pacientes a la Unidad de Cuidado Animal son remitidos al área de Bienestar, quienes deben realizar la apertura de la </text:span><text:span text:style-name="T6">Historia <text:s/>Clínica</text:span><text:span text:style-name="T3"> </text:span><text:span text:style-name="T6">Veterinaria </text:span><text:span text:style-name="T3">con su correspondiente consecutivo, número de microchip, datos del animal y datos del propietarios o responsable.</text:span></text:p>
        </text:list-item>
      </text:list>
      <text:p text:style-name="P128"/>
      <text:list xml:id="list183534542982407" text:continue-numbering="true" text:style-name="WW8Num7">
        <text:list-item>
          <text:p text:style-name="P83"><text:soft-page-break/><text:span text:style-name="T3">Una vez los pacientes son registrados por el Área de Bienestar estos son entregados a las diferentes áreas con la Historia Clínica en físico.</text:span></text:p>
        </text:list-item>
      </text:list>
      <text:p text:style-name="P128"/>
      <text:list xml:id="list183535026522596" text:continue-numbering="true" text:style-name="WW8Num7">
        <text:list-item>
          <text:p text:style-name="P83"><text:span text:style-name="T3">Las historias clínicas de los animales muertos en jaula o que haya sido necesario aplicar el </text:span><text:span text:style-name="T6">Protocolo de Eutanasia Humanitaria</text:span><text:span text:style-name="T3">, se registran en el </text:span><text:span text:style-name="T6">libro de Eutanasias</text:span><text:span text:style-name="T3"> y se Archivan en custodia del Coordinador Médico de la Unidad de Cuidado Animal.</text:span></text:p>
        </text:list-item>
      </text:list>
      <text:p text:style-name="P84"/>
      <text:list xml:id="list183535061366044" text:continue-numbering="true" text:style-name="WW8Num7">
        <text:list-item>
          <text:p text:style-name="P83"><text:span text:style-name="T3">El médico veterinario tratante, será responsable de diligenciar completamente la información de la </text:span><text:span text:style-name="T6">Historia Clínica</text:span><text:span text:style-name="T3"> </text:span><text:span text:style-name="T6">Veterinaria </text:span><text:span text:style-name="T3">con letra legible, sin tachones o enmendaduras y sin espacios en blanco.</text:span></text:p>
        </text:list-item>
      </text:list>
      <text:p text:style-name="P128"/>
      <text:list xml:id="list183534640970053" text:continue-numbering="true" text:style-name="WW8Num7">
        <text:list-item>
          <text:p text:style-name="P83"><text:span text:style-name="T3">En cada canino y/o felino se realiza el programa de vacunación y desparasitación aproximadamente 15 días después del ingreso a la Unidad de cuidado animal.</text:span></text:p>
        </text:list-item>
      </text:list>
      <text:p text:style-name="P128"/>
      <text:list xml:id="list183534010818643" text:continue-numbering="true" text:style-name="WW8Num7">
        <text:list-item>
          <text:p text:style-name="P83"><text:span text:style-name="T3">En las áreas de recepción quirúrgica y</text:span><text:span text:style-name="T77"> </text:span><text:span text:style-name="T3">Atención básica de los pacientes, solo debe haber presencia de personal médico y apoyo técnico del Instituto, no está permitida la presencia de visitantes, en el caso de auditoria por parte de los entes de control, podrán estar presente como observadores en ningún caso podrán intervenir operativamente, así mismo se debe cumplir con lo establecido en el PM01-PR07-PT01 Protocolo de Ingreso para la atención medica de caninos y felinos</text:span></text:p>
        </text:list-item>
      </text:list>
      <text:p text:style-name="P4"/>
      <text:list xml:id="list183535368305495" text:continue-numbering="true" text:style-name="WW8Num7">
        <text:list-item>
          <text:p text:style-name="P83"><text:span text:style-name="T3">Cuando la comunidad y/o proteccionistas, soliciten espacio para visita de pacientes se establece un horario de una (1) hora en horas de la tarde, después del aseo a caniles y gateras, se designa la zona para estas visitas, en ningún caso podrá ingresar al área de Atención básica de los pacientes.</text:span></text:p>
        </text:list-item>
      </text:list>
      <text:p text:style-name="P128"/>
      <text:list xml:id="list183534553452615" text:continue-numbering="true" text:style-name="WW8Num7">
        <text:list-item>
          <text:p text:style-name="P85"><text:span text:style-name="T3">Todo el personal que desarrolle actividades para la Atención médica de caninos y felinos debe cumplir con las</text:span><text:span text:style-name="T6"> Normas de Seguridad</text:span><text:span text:style-name="T3"> en el Protocolo PM01-PR07-PT01 Ingreso Área de Atención Básica UCA. </text:span></text:p>
        </text:list-item>
      </text:list>
      <text:p text:style-name="P128"/>
      <text:list xml:id="list183535431027557" text:continue-numbering="true" text:style-name="WW8Num7">
        <text:list-item>
          <text:p text:style-name="P83"><text:span text:style-name="T3">Cumplir con las normas ambientales definidos por el Instituto, en el procedimiento PA03-PR03 Gestión de Residuos Generados por el Instituto en los lugares definidos para ellos y de acuerdo a la clasificación.</text:span></text:p>
        </text:list-item>
      </text:list>
      <text:p text:style-name="P129"/>
      <text:p text:style-name="P102"/>
      <text:list xml:id="list183535613726809" text:continue-list="list183534928362640" text:style-name="WW8Num34">
        <text:list-item>
          <text:p text:style-name="P100"><text:span text:style-name="T6">FORMATOS Y DOCUMENTOS ANEXOS </text:span></text:p>
        </text:list-item>
      </text:list>
      <text:p text:style-name="P10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4">No. de Anexo</text:p>
          </table:table-cell>
          <table:table-cell table:style-name="Table4.A1" office:value-type="string">
            <text:p text:style-name="P104">Código</text:p>
          </table:table-cell>
          <table:table-cell table:style-name="Table4.C1" office:value-type="string">
            <text:p text:style-name="P104">Nombre</text:p>
          </table:table-cell>
        </table:table-row>
        <table:table-row table:style-name="Table4.1">
          <table:table-cell table:style-name="Table4.A1" office:value-type="string">
            <text:list xml:id="list3568373703" text:style-name="WW8Num10">
              <text:list-item>
                <text:p text:style-name="P117"/>
              </text:list-item>
            </text:list>
          </table:table-cell>
          <table:table-cell table:style-name="Table4.A1" office:value-type="string">
            <text:p text:style-name="P3">PM01-PR07-F01</text:p>
          </table:table-cell>
          <table:table-cell table:style-name="Table4.C1" office:value-type="string">
            <text:p text:style-name="Standard"><text:span text:style-name="T48">Historia Clínica Veterinaria</text:span></text:p>
          </table:table-cell>
        </table:table-row>
        <table:table-row table:style-name="Table4.1">
          <table:table-cell table:style-name="Table4.A1" office:value-type="string">
            <text:list xml:id="list183534557277232" text:continue-numbering="true" text:style-name="WW8Num10">
              <text:list-item>
                <text:p text:style-name="P119"/>
              </text:list-item>
            </text:list>
          </table:table-cell>
          <table:table-cell table:style-name="Table4.A1" office:value-type="string">
            <text:p text:style-name="P6">PM01-PR07-F03</text:p>
          </table:table-cell>
          <table:table-cell table:style-name="Table4.C1" office:value-type="string">
            <text:p text:style-name="P2">Ingreso de pacientes al área de atención básica UCA</text:p>
          </table:table-cell>
        </table:table-row>
        <table:table-row table:style-name="Table4.1">
          <table:table-cell table:style-name="Table4.A1" office:value-type="string">
            <text:list xml:id="list183533886829171" text:continue-numbering="true" text:style-name="WW8Num10">
              <text:list-item>
                <text:p text:style-name="P118"/>
              </text:list-item>
            </text:list>
          </table:table-cell>
          <table:table-cell table:style-name="Table4.A1" office:value-type="string">
            <text:p text:style-name="P6">PM01-PR07-F05</text:p>
          </table:table-cell>
          <table:table-cell table:style-name="Table4.C1" office:value-type="string">
            <text:p text:style-name="P2">Conteo de Tratamientos</text:p>
          </table:table-cell>
        </table:table-row>
        <table:table-row table:style-name="Table4.1">
          <table:table-cell table:style-name="Table4.A1" office:value-type="string">
            <text:list xml:id="list183534567837884" text:continue-numbering="true" text:style-name="WW8Num10">
              <text:list-item>
                <text:p text:style-name="P118"/>
              </text:list-item>
            </text:list>
          </table:table-cell>
          <table:table-cell table:style-name="Table4.A1" office:value-type="string">
            <text:p text:style-name="P2">PM01-PR07-F06</text:p>
          </table:table-cell>
          <table:table-cell table:style-name="Table4.C1" office:value-type="string">
            <text:p text:style-name="P2">Ingreso de Pacientes al Área Quirúrgica</text:p>
          </table:table-cell>
        </table:table-row>
        <table:table-row table:style-name="Table4.1">
          <table:table-cell table:style-name="Table4.A1" office:value-type="string">
            <text:list xml:id="list183534329900236" text:continue-numbering="true" text:style-name="WW8Num10">
              <text:list-item>
                <text:p text:style-name="P118"/>
              </text:list-item>
            </text:list>
          </table:table-cell>
          <table:table-cell table:style-name="Table4.A1" office:value-type="string">
            <text:p text:style-name="P6">PM01-PR07-F08</text:p>
          </table:table-cell>
          <table:table-cell table:style-name="Table4.C1" office:value-type="string">
            <text:p text:style-name="P2">Alta de Pacientes</text:p>
          </table:table-cell>
        </table:table-row>
        <table:table-row table:style-name="Table4.1">
          <table:table-cell table:style-name="Table4.A1" office:value-type="string">
            <text:list xml:id="list183535229021190" text:continue-numbering="true" text:style-name="WW8Num10">
              <text:list-item>
                <text:p text:style-name="P118"/>
              </text:list-item>
            </text:list>
          </table:table-cell>
          <table:table-cell table:style-name="Table4.A1" office:value-type="string">
            <text:p text:style-name="P6">PM01-PR07-F09</text:p>
          </table:table-cell>
          <table:table-cell table:style-name="Table4.C1" office:value-type="string">
            <text:p text:style-name="P2">Pacientes Muertos en Jaula</text:p>
          </table:table-cell>
        </table:table-row>
        <table:table-row table:style-name="Table4.1">
          <table:table-cell table:style-name="Table4.A1" office:value-type="string">
            <text:list xml:id="list183535657053489" text:continue-numbering="true" text:style-name="WW8Num10">
              <text:list-item>
                <text:p text:style-name="P118"/>
              </text:list-item>
            </text:list>
          </table:table-cell>
          <table:table-cell table:style-name="Table4.A1" office:value-type="string">
            <text:p text:style-name="P6">PM01-PR07-F10</text:p>
          </table:table-cell>
          <table:table-cell table:style-name="Table4.C1" office:value-type="string">
            <text:p text:style-name="P2">Registro de Vacunación y Desparasitación</text:p>
          </table:table-cell>
        </table:table-row>
        <text:soft-page-break/>
        <table:table-row table:style-name="Table4.1">
          <table:table-cell table:style-name="Table4.A1" office:value-type="string">
            <text:list xml:id="list183535716193875" text:continue-numbering="true" text:style-name="WW8Num10">
              <text:list-item>
                <text:p text:style-name="P118"/>
              </text:list-item>
            </text:list>
          </table:table-cell>
          <table:table-cell table:style-name="Table4.A1" office:value-type="string">
            <text:p text:style-name="P6">PM01-PR07-F13</text:p>
          </table:table-cell>
          <table:table-cell table:style-name="Table4.C1" office:value-type="string">
            <text:p text:style-name="P2">Conteo Diario de Cirugías </text:p>
          </table:table-cell>
        </table:table-row>
        <table:table-row table:style-name="Table4.1">
          <table:table-cell table:style-name="Table4.A1" office:value-type="string">
            <text:list xml:id="list183533917532588" text:continue-numbering="true" text:style-name="WW8Num10">
              <text:list-item>
                <text:p text:style-name="P118"/>
              </text:list-item>
            </text:list>
          </table:table-cell>
          <table:table-cell table:style-name="Table4.A1" office:value-type="string">
            <text:p text:style-name="P6">PM01-PR07-F14</text:p>
          </table:table-cell>
          <table:table-cell table:style-name="Table4.C1" office:value-type="string">
            <text:p text:style-name="P2">Conteo Semanal de Baños Medicados</text:p>
          </table:table-cell>
        </table:table-row>
        <table:table-row table:style-name="Table4.1">
          <table:table-cell table:style-name="Table4.A1" office:value-type="string">
            <text:list xml:id="list183535461186573" text:continue-numbering="true" text:style-name="WW8Num10">
              <text:list-item>
                <text:p text:style-name="P118"/>
              </text:list-item>
            </text:list>
          </table:table-cell>
          <table:table-cell table:style-name="Table4.A1" office:value-type="string">
            <text:p text:style-name="P6">PM01-PR07-F15</text:p>
          </table:table-cell>
          <table:table-cell table:style-name="Table4.C1" office:value-type="string">
            <text:p text:style-name="P2">Remisión de pacientes</text:p>
          </table:table-cell>
        </table:table-row>
        <table:table-row table:style-name="Table4.1">
          <table:table-cell table:style-name="Table4.A1" office:value-type="string">
            <text:list xml:id="list183535004976391" text:continue-numbering="true" text:style-name="WW8Num10">
              <text:list-item>
                <text:p text:style-name="P118"/>
              </text:list-item>
            </text:list>
          </table:table-cell>
          <table:table-cell table:style-name="Table4.A1" office:value-type="string">
            <text:p text:style-name="P6">PM01-PR07-F16</text:p>
          </table:table-cell>
          <table:table-cell table:style-name="Table4.C1" office:value-type="string">
            <text:p text:style-name="P2">Manejo Anestésico</text:p>
          </table:table-cell>
        </table:table-row>
        <table:table-row table:style-name="Table4.1">
          <table:table-cell table:style-name="Table4.A1" office:value-type="string">
            <text:list xml:id="list183535035884426" text:continue-numbering="true" text:style-name="WW8Num10">
              <text:list-item>
                <text:p text:style-name="P118"/>
              </text:list-item>
            </text:list>
          </table:table-cell>
          <table:table-cell table:style-name="Table4.A1" office:value-type="string">
            <text:p text:style-name="P6">PM01-PR07-F17</text:p>
          </table:table-cell>
          <table:table-cell table:style-name="Table4.C1" office:value-type="string">
            <text:p text:style-name="Standard"><text:span text:style-name="T2">Gestión de actividades de la Unidad de Cuidado animal</text:span></text:p>
          </table:table-cell>
        </table:table-row>
        <table:table-row table:style-name="Table4.1">
          <table:table-cell table:style-name="Table4.A1" office:value-type="string">
            <text:list xml:id="list183534155287620" text:continue-numbering="true" text:style-name="WW8Num10">
              <text:list-item>
                <text:p text:style-name="P118"/>
              </text:list-item>
            </text:list>
          </table:table-cell>
          <table:table-cell table:style-name="Table4.A1" office:value-type="string">
            <text:p text:style-name="P6">PM01-PR07-F18</text:p>
          </table:table-cell>
          <table:table-cell table:style-name="Table4.C1" office:value-type="string">
            <text:p text:style-name="P2">Conteo de procedimientos de eutanasia</text:p>
          </table:table-cell>
        </table:table-row>
        <table:table-row table:style-name="Table4.1">
          <table:table-cell table:style-name="Table4.A1" office:value-type="string">
            <text:list xml:id="list183534026460341" text:continue-numbering="true" text:style-name="WW8Num10">
              <text:list-item>
                <text:p text:style-name="P118"/>
              </text:list-item>
            </text:list>
          </table:table-cell>
          <table:table-cell table:style-name="Table4.A1" office:value-type="string">
            <text:p text:style-name="P3">PM01-PR07-PT01</text:p>
          </table:table-cell>
          <table:table-cell table:style-name="Table4.C1" office:value-type="string">
            <text:p text:style-name="P3">Protocolo de Ingreso para la atención medica de caninos y felinos</text:p>
          </table:table-cell>
        </table:table-row>
        <table:table-row table:style-name="Table4.1">
          <table:table-cell table:style-name="Table4.A1" office:value-type="string">
            <text:list xml:id="list183533745855386" text:continue-numbering="true" text:style-name="WW8Num10">
              <text:list-item>
                <text:p text:style-name="P118"/>
              </text:list-item>
            </text:list>
          </table:table-cell>
          <table:table-cell table:style-name="Table4.A1" office:value-type="string">
            <text:p text:style-name="P10">PM01-PR07-PT02</text:p>
          </table:table-cell>
          <table:table-cell table:style-name="Table4.C1" office:value-type="string">
            <text:p text:style-name="P10">Protocolo de Valoración médica</text:p>
          </table:table-cell>
        </table:table-row>
        <table:table-row table:style-name="Table4.1">
          <table:table-cell table:style-name="Table4.A1" office:value-type="string">
            <text:list xml:id="list183533795780784" text:continue-numbering="true" text:style-name="WW8Num10">
              <text:list-item>
                <text:p text:style-name="P118"/>
              </text:list-item>
            </text:list>
          </table:table-cell>
          <table:table-cell table:style-name="Table4.A1" office:value-type="string">
            <text:p text:style-name="P3">PM01-PR03</text:p>
          </table:table-cell>
          <table:table-cell table:style-name="Table4.C1" office:value-type="string">
            <text:p text:style-name="P3">Procedimiento de atención de urgencias veterinarias caninos y felinos</text:p>
          </table:table-cell>
        </table:table-row>
        <table:table-row table:style-name="Table4.1">
          <table:table-cell table:style-name="Table4.A1" office:value-type="string">
            <text:list xml:id="list183534051527114" text:continue-numbering="true" text:style-name="WW8Num10">
              <text:list-item>
                <text:p text:style-name="P118"/>
              </text:list-item>
            </text:list>
          </table:table-cell>
          <table:table-cell table:style-name="Table4.A1" office:value-type="string">
            <text:p text:style-name="P3">PM01-PR03-PT01</text:p>
          </table:table-cell>
          <table:table-cell table:style-name="Table4.C1" office:value-type="string">
            <text:p text:style-name="P3">Protocolo de Eutanasia Humanitaria</text:p>
          </table:table-cell>
        </table:table-row>
        <table:table-row table:style-name="Table4.1">
          <table:table-cell table:style-name="Table4.A1" office:value-type="string">
            <text:list xml:id="list183534656643396" text:continue-numbering="true" text:style-name="WW8Num10">
              <text:list-item>
                <text:p text:style-name="P118"/>
              </text:list-item>
            </text:list>
          </table:table-cell>
          <table:table-cell table:style-name="Table4.A1" office:value-type="string">
            <text:p text:style-name="P7">PA03-PR03</text:p>
          </table:table-cell>
          <table:table-cell table:style-name="Table4.C1" office:value-type="string">
            <text:p text:style-name="P7">Procedimiento de Gestión de Residuos Sólidos generados por el IDPYBA</text:p>
          </table:table-cell>
        </table:table-row>
      </table:table>
      <text:p text:style-name="P101"/>
      <text:p text:style-name="P101"/>
      <text:list xml:id="list183535505513984" text:continue-list="list183535613726809" text:style-name="WW8Num34">
        <text:list-item>
          <text:p text:style-name="P103">NORMATIVIDAD ASOCIADA</text:p>
        </text:list-item>
      </text:list>
      <text:p text:style-name="P102"/>
      <text:p text:style-name="P99"><text:span text:style-name="T3">Ver el formato Matriz de Cumplimiento Legal PE01-PR01-F08</text:span></text:p>
      <text:p text:style-name="P105"/>
      <text:list xml:id="list183535082520024" text:continue-numbering="true" text:style-name="WW8Num34">
        <text:list-item>
          <text:p text:style-name="P103">DEFINICIONES </text:p>
        </text:list-item>
      </text:list>
      <text:p text:style-name="P101"/>
      <text:p text:style-name="P99"><text:span text:style-name="T3">Ver el formato Glosario PE01-PR01-F09</text:span></text:p>
      <text:p text:style-name="P101"/>
      <text:p text:style-name="P107"/>
      <text:list xml:id="list183534843911219" text:continue-numbering="true" text:style-name="WW8Num34">
        <text:list-item>
          <text:p text:style-name="P120"><text:span text:style-name="T6">DESCRIPCIÓN DE ACTIVIDADES CON FLUJOGRAMA INTEGRADO</text:span><text:span text:style-name="T53"> </text:span></text:p>
        </text:list-item>
      </text:list>
      <text:p text:style-name="P1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p text:style-name="P40">No.</text:p>
            </table:table-cell>
            <table:table-cell table:style-name="Table5.B1" office:value-type="string">
              <text:p text:style-name="P41"/>
              <text:p text:style-name="P40">Flujograma</text:p>
            </table:table-cell>
            <table:table-cell table:style-name="Table5.A1" office:value-type="string">
              <text:p text:style-name="P34"><text:span text:style-name="T58">Responsable</text:span><text:span text:style-name="T55">/</text:span><text:span text:style-name="T58"> Dependencia</text:span></text:p>
            </table:table-cell>
            <table:table-cell table:style-name="Table5.A1" office:value-type="string">
              <text:p text:style-name="P40">Tiempo máximo estimado</text:p>
              <text:p text:style-name="P40">(En horas)</text:p>
            </table:table-cell>
            <table:table-cell table:style-name="Table5.A1" office:value-type="string">
              <text:p text:style-name="P40">Información </text:p>
              <text:p text:style-name="P40">documentada</text:p>
            </table:table-cell>
            <table:table-cell table:style-name="Table5.F1" office:value-type="string">
              <text:p text:style-name="P40">Comentario</text:p>
            </table:table-cell>
          </table:table-row>
        </table:table-header-rows>
        <table:table-row table:style-name="Table5.2">
          <table:table-cell table:style-name="Table5.A2" office:value-type="string">
            <text:p text:style-name="P86"><draw:frame draw:style-name="fr1" draw:name="Frame1" text:anchor-type="char" svg:x="22.7465in" svg:y="22.7547in" svg:width="1.1071in" svg:height="0.4543in" draw:z-index="20"><draw:text-box><text:p text:style-name="P34"/></draw:text-box></draw:frame>1.</text:p>
          </table:table-cell>
          <table:table-cell table:style-name="Table5.B2" office:value-type="string">
            <text:p text:style-name="P53"><draw:connector text:anchor-type="char" draw:z-index="23" draw:style-name="gr2" draw:text-style-name="P135" draw:type="line" svg:x1="1.4417in" svg:y1="1.1661in" svg:x2="1.4433in" svg:y2="1.3634in" svg:d="M3662 2962l4 501" svg:viewBox="0 0 5 503"><text:p/></draw:connector><draw:frame draw:style-name="fr2" draw:name="Frame2" text:anchor-type="char" svg:x="0.0319in" svg:y="0.5799in" svg:width="1.9583in" svg:height="0.5583in" draw:z-index="22"><draw:text-box><text:p text:style-name="P59"><text:span text:style-name="T20">Recibir pacientes provenientes del programa de bienestar</text:span></text:p><text:p text:style-name="P16"/></draw:text-box></draw:frame><draw:connector text:anchor-type="char" draw:z-index="24" draw:style-name="gr2" draw:text-style-name="P135" draw:type="line" svg:x1="1.4209in" svg:y1="0.361in" svg:x2="1.4224in" svg:y2="0.5583in" svg:d="M3609 917l4 501" svg:viewBox="0 0 5 503"><text:p/></draw:connector><draw:custom-shape text:anchor-type="char" draw:z-index="21" draw:name="Rectángulo redondeado 9634" draw:style-name="gr1" draw:text-style-name="P134" svg:width="0.765in" svg:height="0.3213in" svg:x="0.5819in" svg:y="0.0335in"><text:p text:style-name="P133"><text:span text:style-name="T81">INI</text:span><text:span text:style-name="T81">CI</text:span><text:span text:style-name="T81">O</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5.C2" office:value-type="string">
            <text:p text:style-name="P34"><text:span text:style-name="T20">Equipo médico de recepción /</text:span><text:span text:style-name="T22"> Subdirección de Atención a la Fauna</text:span></text:p>
          </table:table-cell>
          <table:table-cell table:style-name="Table5.D2" office:value-type="string">
            <text:p text:style-name="P34"><text:span text:style-name="T54">1 <text:s/></text:span></text:p>
          </table:table-cell>
          <table:table-cell table:style-name="Table5.E2" office:value-type="string">
            <text:p text:style-name="P34"><text:span text:style-name="T22">PM01-PR07-F01</text:span><text:span text:style-name="T18"> </text:span></text:p>
            <text:p text:style-name="P51"/>
            <text:p text:style-name="P52">PM01-PR07-F03 </text:p>
          </table:table-cell>
          <table:table-cell table:style-name="Table5.F2" office:value-type="string">
            <text:p text:style-name="P61"><text:span text:style-name="T20">Recibir paciente con la Historia Clínica en físico, verificando que este diligenciado consecutivo, número de microchip, datos del animal y datos del propietarios o responsable.</text:span></text:p>
            <text:p text:style-name="P19"/>
            <text:p text:style-name="P61"><text:span text:style-name="T27">Nota:</text:span><text:span text:style-name="T20"> dependiendo del programa que remite al paciente deben entregar:</text:span></text:p>
            <text:list xml:id="list2330125164" text:style-name="WW8Num33">
              <text:list-item>
                <text:p text:style-name="P87"><text:span text:style-name="T20">Urgencias (acta de entrega de alta de animales)</text:span></text:p>
              </text:list-item>
              <text:list-item>
                <text:p text:style-name="P87"><text:span text:style-name="T20">Brigadas (historia clínica y acta) </text:span></text:p>
              </text:list-item>
              <text:list-item>
                <text:p text:style-name="P88">CES (acta de entrega),</text:p>
              </text:list-item>
              <text:list-item>
                <text:p text:style-name="P88">Escuadrón (acta de aprehensión). </text:p>
              </text:list-item>
              <text:list-item>
                <text:p text:style-name="P87"><text:span text:style-name="T20">Diligencias judiciales (acta)</text:span></text:p>
              </text:list-item>
              <text:list-item>
                <text:p text:style-name="P88">Devolución por adopción (proceso contravencional)</text:p>
              </text:list-item>
              <text:list-item>
                <text:p text:style-name="P88">Observación Secretaria Medio ambiente SDS</text:p>
              </text:list-item>
              <text:list-item>
                <text:p text:style-name="P87"><text:span text:style-name="T20">Policía ambiental, Bomberos y Ciudadanía (oficio)</text:span></text:p>
              </text:list-item>
            </text:list>
          </table:table-cell>
        </table:table-row>
        <table:table-row table:style-name="Table5.3">
          <table:table-cell table:style-name="Table5.A3" office:value-type="string">
            <text:p text:style-name="P43">2.</text:p>
          </table:table-cell>
          <table:table-cell table:style-name="Table5.B3" office:value-type="string">
            <text:p text:style-name="P53"><draw:connector text:anchor-type="char" draw:z-index="26" draw:style-name="gr2" draw:text-style-name="P135" draw:type="line" svg:x1="1.5043in" svg:y1="0.4484in" svg:x2="1.5055in" svg:y2="0.6457in" svg:d="M3821 1139l3 501" svg:viewBox="0 0 5 503"><text:p/></draw:connector><draw:frame draw:style-name="fr2" draw:name="Frame3" text:anchor-type="char" svg:x="0.0472in" svg:y="0.0472in" svg:width="1.972in" svg:height="0.3693in" draw:z-index="25"><draw:text-box><text:p text:style-name="P32">Asignar al médico responsable</text:p><text:p text:style-name="P31"/></draw:text-box></draw:frame></text:p>
          </table:table-cell>
          <table:table-cell table:style-name="Table5.C3" office:value-type="string">
            <text:p text:style-name="P34"><text:span text:style-name="T20">Equipo médico de recepción /</text:span><text:span text:style-name="T22"> Subdirección de Atención a la Fauna</text:span></text:p>
          </table:table-cell>
          <table:table-cell table:style-name="Table5.D3" office:value-type="string">
            <text:p text:style-name="P43">0.25</text:p>
          </table:table-cell>
          <table:table-cell table:style-name="Table5.E3" office:value-type="string">
            <text:p text:style-name="P34"><text:span text:style-name="T22">PM01-PR07-F01</text:span><text:span text:style-name="T18"> </text:span></text:p>
            <text:p text:style-name="P52"/>
          </table:table-cell>
          <table:table-cell table:style-name="Table5.F3" office:value-type="string">
            <text:p text:style-name="P59"><text:span text:style-name="T20">El médico veterinario se designa según la distribución de la Unidad, estas áreas son:</text:span></text:p>
            <text:list xml:id="list183521450" text:style-name="WW8Num9">
              <text:list-item>
                <text:p text:style-name="P20">Aprehensión</text:p>
              </text:list-item>
              <text:list-item>
                <text:p text:style-name="P62"><text:span text:style-name="T20">Ingresos varios (brigadas, abandonos, entregas voluntarias, policía ambiental, secretaria de salud)</text:span></text:p>
              </text:list-item>
              <text:list-item>
                <text:p text:style-name="P20">Urgencias veterinarias</text:p>
              </text:list-item>
              <text:list-item>
                <text:p text:style-name="P20">Cachorros y Madres lactantes</text:p>
              </text:list-item>
              <text:list-item>
                <text:p text:style-name="P20">Adopciones</text:p>
              </text:list-item>
              <text:list-item>
                <text:p text:style-name="P20">Felinos</text:p>
              </text:list-item>
            </text:list>
          </table:table-cell>
        </table:table-row>
        <table:table-row table:style-name="Table5.4">
          <table:table-cell table:style-name="Table5.A4" office:value-type="string">
            <text:p text:style-name="P43">3.</text:p>
          </table:table-cell>
          <table:table-cell table:style-name="Table5.B4" office:value-type="string">
            <text:p text:style-name="P48"><draw:custom-shape text:anchor-type="char" draw:z-index="78" draw:name="Conector fuera de página 45" draw:style-name="gr13" draw:text-style-name="P135" svg:width="0.3795in" svg:height="0.3398in" svg:x="1.3173in" svg:y="0.839in"><text:p text:style-name="P133"><text:span text:style-name="T81">1</text:span></text:p><draw:enhanced-geometry svg:viewBox="0 0 21600 21600" draw:glue-points="10800 0 0 10800 10800 21600 21600 10800" draw:text-areas="0 0 21600 17150" draw:type="flowchart-off-page-connector" draw:enhanced-path="M 0 0 L 21600 0 21600 17150 10800 21600 0 17150 0 0 Z N"/></draw:custom-shape><draw:connector text:anchor-type="char" draw:z-index="28" draw:style-name="gr2" draw:text-style-name="P135" draw:type="line" svg:x1="1.4835in" svg:y1="0.4898in" svg:x2="1.4846in" svg:y2="0.6866in" svg:d="M3768 1244l3 500" svg:viewBox="0 0 5 503"><text:p/></draw:connector><draw:frame draw:style-name="fr2" draw:name="Frame4" text:anchor-type="char" svg:x="0.0661in" svg:y="0.0937in" svg:width="1.8972in" svg:height="0.3807in" draw:z-index="27"><draw:text-box><text:p text:style-name="P32">Realizar examen clínico</text:p><text:p text:style-name="P31"/></draw:text-box></draw:frame></text:p>
          </table:table-cell>
          <table:table-cell table:style-name="Table5.C4" office:value-type="string">
            <text:p text:style-name="P115"><text:span text:style-name="T19">Profesional </text:span><text:span text:style-name="T30">Médico veterinario</text:span><text:span text:style-name="T19">/</text:span><text:span text:style-name="T22"> Subdirección de Atención a la Fauna</text:span></text:p>
            <text:p text:style-name="P56"/>
          </table:table-cell>
          <table:table-cell table:style-name="Table5.D4" office:value-type="string">
            <text:p text:style-name="P34"><text:span text:style-name="T54">0.5</text:span></text:p>
          </table:table-cell>
          <table:table-cell table:style-name="Table5.E4" office:value-type="string">
            <text:p text:style-name="P17">PM01-PR07-PT01 </text:p>
            <text:p text:style-name="P24"/>
            <text:p text:style-name="P34"><text:span text:style-name="T22">PM01-PR07-F01</text:span><text:span text:style-name="T18"> </text:span></text:p>
            <text:p text:style-name="P52"/>
            <text:p text:style-name="P34"><text:span text:style-name="T59">PM01-PR07-PT02 </text:span></text:p>
          </table:table-cell>
          <table:table-cell table:style-name="Table5.F4" office:value-type="string">
            <text:p text:style-name="P61"><text:span text:style-name="T22">Realizar examen clínico exhaustivo por sistemas para evaluar la condición del paciente y documentar la información dentro de la Historia clínica Veterinaria.</text:span></text:p>
            <text:p text:style-name="P61"><text:span text:style-name="T22">El procedimiento será realizado dentro del área dispuesta para tal fin.</text:span></text:p>
            <text:p text:style-name="P61"><text:span text:style-name="T20">Ingreso en el área solo personal autorizado del Instituto, los Entes de control deben cumplir con el Protocolo de Ingreso para la atención medica de caninos y felinos</text:span></text:p>
            <text:p text:style-name="P18">No autorizado presencia de visitantes.</text:p>
          </table:table-cell>
        </table:table-row>
        <text:soft-page-break/>
        <table:table-row table:style-name="Table5.5">
          <table:table-cell table:style-name="Table5.A5" office:value-type="string">
            <text:p text:style-name="P43">4</text:p>
          </table:table-cell>
          <table:table-cell table:style-name="Table5.B5" office:value-type="string">
            <text:p text:style-name="P49"><draw:connector text:anchor-type="char" draw:z-index="81" draw:style-name="gr14" draw:text-style-name="P135" draw:type="line" svg:x1="0.4744in" svg:y1="0.8736in" svg:x2="0.4756in" svg:y2="5.2283in" svg:d="M1205 2219l3 11061" svg:viewBox="0 0 5 11063"><text:p/></draw:connector><draw:connector text:anchor-type="char" draw:z-index="80" draw:style-name="gr14" draw:text-style-name="P135" draw:type="line" svg:x1="0.7406in" svg:y1="0.8736in" svg:x2="0.4835in" svg:y2="0.8752in" svg:d="M1881 2219l-653 4" svg:viewBox="0 0 654 5"><text:p/></draw:connector><draw:connector text:anchor-type="char" draw:z-index="32" draw:style-name="gr2" draw:text-style-name="P135" draw:type="line" svg:x1="1.6854in" svg:y1="1.35in" svg:x2="1.687in" svg:y2="1.5472in" svg:d="M4281 3429l4 501" svg:viewBox="0 0 5 503"><text:p/></draw:connector><draw:frame draw:style-name="fr3" draw:name="Frame5" text:anchor-type="char" svg:x="1.8598in" svg:y="1.3173in" svg:width="0.3957in" svg:height="0.25in" draw:z-index="30"><draw:text-box><text:p text:style-name="P31">SI</text:p></draw:text-box></draw:frame><draw:custom-shape text:anchor-type="char" draw:z-index="29" draw:name="Rombo 3" draw:style-name="gr3" draw:text-style-name="P135" svg:width="1.926in" svg:height="0.887in" svg:x="0.3043in" svg:y="0.4236in"><text:p text:style-name="P133"><text:span text:style-name="T81">Re</text:span><text:span text:style-name="T81">qui</text:span><text:span text:style-name="T81">ere </text:span><text:span text:style-name="T81">ex</text:span><text:span text:style-name="T81">am</text:span><text:span text:style-name="T81">en </text:span><text:span text:style-name="T81">co</text:span><text:span text:style-name="T81">mpl</text:span><text:span text:style-name="T81">em</text:span><text:span text:style-name="T81">ent</text:span><text:span text:style-name="T81">ari</text:span><text:span text:style-name="T81">o?</text:span></text:p><draw:enhanced-geometry svg:viewBox="0 0 21600 21600" draw:glue-points="10800 0 0 10800 10800 21600 21600 10800" draw:text-areas="5400 5400 16200 16200" draw:type="diamond" draw:enhanced-path="M 10800 0 L 21600 10800 10800 21600 0 10800 10800 0 Z N"/></draw:custom-shape><draw:frame draw:style-name="fr3" draw:name="Frame6" text:anchor-type="char" svg:x="0.4638in" svg:y="0.4in" svg:width="0.3957in" svg:height="0.25in" draw:z-index="31"><draw:text-box><text:p text:style-name="P31">NO</text:p></draw:text-box></draw:frame><draw:custom-shape text:anchor-type="char" draw:z-index="79" draw:name="Conector fuera de página 45" draw:style-name="gr13" draw:text-style-name="P135" svg:width="0.3795in" svg:height="0.3398in" svg:x="1.2236in" svg:y="0.0602in"><text:p text:style-name="P133"><text:span text:style-name="T81">1</text:span></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5.C5"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5" office:value-type="string">
            <text:p text:style-name="P43">N.A.</text:p>
          </table:table-cell>
          <table:table-cell table:style-name="Table5.E5" office:value-type="string">
            <text:p text:style-name="P17">N.A.</text:p>
          </table:table-cell>
          <table:table-cell table:style-name="Table5.F5" office:value-type="string">
            <text:p text:style-name="P18">N.A.</text:p>
          </table:table-cell>
        </table:table-row>
        <table:table-row table:style-name="Table5.6">
          <table:table-cell table:style-name="Table5.A6" office:value-type="string">
            <text:p text:style-name="P43">5.</text:p>
          </table:table-cell>
          <table:table-cell table:style-name="Table5.B6" office:value-type="string">
            <text:p text:style-name="P48"><draw:frame draw:style-name="fr2" draw:name="Frame7" text:anchor-type="char" svg:x="0.2835in" svg:y="0.0819in" svg:width="1.8972in" svg:height="0.4339in" draw:z-index="39"><draw:text-box><text:p text:style-name="P32">Remitir muestras al Operador de laboratorio</text:p><text:p text:style-name="P31"/></draw:text-box></draw:frame><draw:frame draw:style-name="fr2" draw:name="Frame8" text:anchor-type="char" svg:x="0.2563in" svg:y="1.6043in" svg:width="1.8972in" svg:height="0.4744in" draw:z-index="41"><draw:text-box><text:p text:style-name="P32">Recibir resultados de las muestras de laboratorio</text:p></draw:text-box></draw:frame><draw:connector text:anchor-type="char" draw:z-index="40" draw:style-name="gr2" draw:text-style-name="P135" draw:type="line" svg:x1="1.6854in" svg:y1="0.5646in" svg:x2="1.687in" svg:y2="0.7618in" svg:d="M4281 1434l4 501" svg:viewBox="0 0 5 503"><text:p/></draw:connector></text:p>
          </table:table-cell>
          <table:table-cell table:style-name="Table5.C6"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6" office:value-type="string">
            <text:p text:style-name="P34"><text:span text:style-name="T54">1 </text:span></text:p>
          </table:table-cell>
          <table:table-cell table:style-name="Table5.E6" office:value-type="string">
            <text:p text:style-name="P26">Original y Copia de la remisión del Operador</text:p>
            <text:p text:style-name="P17"/>
            <text:p text:style-name="P17"/>
          </table:table-cell>
          <table:table-cell table:style-name="Table5.F6" office:value-type="string">
            <text:p text:style-name="P18">Ingresar al paciente al programa de urgencias veterinarias para establecer diagnóstico, realización de ayudas diagnósticas y tratamiento.</text:p>
          </table:table-cell>
        </table:table-row>
        <table:table-row table:style-name="Table5.6">
          <table:table-cell table:style-name="Table5.A7" office:value-type="string">
            <text:p text:style-name="P43">6.</text:p>
          </table:table-cell>
          <table:table-cell table:style-name="Table5.B7" office:value-type="string">
            <text:p text:style-name="P48"><draw:connector text:anchor-type="char" draw:z-index="42" draw:style-name="gr2" draw:text-style-name="P135" draw:type="line" svg:x1="1.6957in" svg:y1="0.6264in" svg:x2="1.6969in" svg:y2="0.8236in" svg:d="M4307 1591l3 501" svg:viewBox="0 0 5 503"><text:p/></draw:connector></text:p>
          </table:table-cell>
          <table:table-cell table:style-name="Table5.C7"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7" office:value-type="string">
            <text:p text:style-name="P43">0.25</text:p>
          </table:table-cell>
          <table:table-cell table:style-name="Table5.E7" office:value-type="string">
            <text:p text:style-name="P26">Resultados muestras de laboratorio</text:p>
          </table:table-cell>
          <table:table-cell table:style-name="Table5.F7" office:value-type="string">
            <text:p text:style-name="P59"><text:span text:style-name="T20">Los resultados de las muestras de laboratorio son recibidas en el correo </text:span><text:a xlink:type="simple" xlink:href="mailto:resultadoslaboratoriouca@gmail.com" text:style-name="Internet_20_link" text:visited-style-name="Visited_20_Internet_20_Link"><text:span text:style-name="Internet_20_link"><text:span text:style-name="T20">resultadoslaboratoriouca@gmail.com</text:span></text:span></text:a><text:span text:style-name="T20"> los cuales son impresos y Archivados en la </text:span><text:span text:style-name="T27">Historia Clínica Veterinaria</text:span><text:span text:style-name="T20"> correspondiente</text:span></text:p>
          </table:table-cell>
        </table:table-row>
        <table:table-row table:style-name="Table5.8">
          <table:table-cell table:style-name="Table5.A8" office:value-type="string">
            <text:p text:style-name="P43">7.</text:p>
          </table:table-cell>
          <table:table-cell table:style-name="Table5.B8" office:value-type="string">
            <text:p text:style-name="P48"><draw:custom-shape text:anchor-type="char" draw:z-index="83" draw:name="Conector fuera de página 45" draw:style-name="gr13" draw:text-style-name="P135" svg:width="0.3795in" svg:height="0.3398in" svg:x="1.3547in" svg:y="1.3118in"><text:p text:style-name="P133"><text:span text:style-name="T81">2</text:span></text:p><draw:enhanced-geometry svg:viewBox="0 0 21600 21600" draw:glue-points="10800 0 0 10800 10800 21600 21600 10800" draw:text-areas="0 0 21600 17150" draw:type="flowchart-off-page-connector" draw:enhanced-path="M 0 0 L 21600 0 21600 17150 10800 21600 0 17150 0 0 Z N"/></draw:custom-shape><draw:connector text:anchor-type="char" draw:z-index="38" draw:style-name="gr2" draw:text-style-name="P135" draw:type="line" svg:x1="2.5465in" svg:y1="0.6217in" svg:x2="2.7043in" svg:y2="0.6228in" svg:d="M6468 1579l401 3" svg:viewBox="0 0 402 5"><text:p/></draw:connector><draw:custom-shape text:anchor-type="char" draw:z-index="34" draw:name="Rombo 3" draw:style-name="gr5" draw:text-style-name="P138" svg:width="1.9362in" svg:height="0.8039in" svg:x="0.1646in" svg:y="0.2161in"><text:p text:style-name="P136"><text:span text:style-name="T81">R</text:span><text:span text:style-name="T81">e</text:span><text:span text:style-name="T81">q</text:span><text:span text:style-name="T81">u</text:span><text:span text:style-name="T81">i</text:span><text:span text:style-name="T81">e</text:span><text:span text:style-name="T81">r</text:span><text:span text:style-name="T81">e</text:span><text:span text:style-name="T81"> </text:span><text:span text:style-name="T81">t</text:span><text:span text:style-name="T81">r</text:span><text:span text:style-name="T81">a</text:span><text:span text:style-name="T81">t</text:span><text:span text:style-name="T81">a</text:span><text:span text:style-name="T81">m</text:span><text:span text:style-name="T81">i</text:span><text:span text:style-name="T81">e</text:span><text:span text:style-name="T81">n</text:span><text:span text:style-name="T81">t</text:span><text:span text:style-name="T81">o</text:span><text:span text:style-name="T81">?</text:span></text:p><draw:enhanced-geometry svg:viewBox="0 0 21600 21600" draw:glue-points="10800 0 0 10800 10800 21600 21600 10800" draw:text-areas="5400 5400 16200 16200" draw:type="diamond" draw:enhanced-path="M 10800 0 L 21600 10800 10800 21600 0 10800 10800 0 Z N"/></draw:custom-shape><draw:connector text:anchor-type="char" draw:z-index="82" draw:style-name="gr2" draw:text-style-name="P135" draw:type="line" svg:x1="0.4638in" svg:y1="0.6252in" svg:x2="0.6197in" svg:y2="0.6264in" svg:d="M1178 1588l396 3" svg:viewBox="0 0 399 5"><text:p/></draw:connector><draw:frame draw:style-name="fr3" draw:name="Frame9" text:anchor-type="char" svg:x="2.302in" svg:y="0.2126in" svg:width="0.3957in" svg:height="0.25in" draw:z-index="36"><draw:text-box><text:p text:style-name="P31">NO</text:p></draw:text-box></draw:frame><draw:frame draw:style-name="fr3" draw:name="Frame10" text:anchor-type="char" svg:x="1.639in" svg:y="1.0161in" svg:width="0.3957in" svg:height="0.25in" draw:z-index="35"><draw:text-box><text:p text:style-name="P31">SI</text:p></draw:text-box></draw:frame><draw:connector text:anchor-type="char" draw:z-index="37" draw:style-name="gr2" draw:text-style-name="P135" draw:type="line" svg:x1="1.5366in" svg:y1="1.0429in" svg:x2="1.5378in" svg:y2="1.2402in" svg:d="M3903 2649l3 501" svg:viewBox="0 0 5 503"><text:p/></draw:connector><draw:custom-shape text:anchor-type="char" draw:z-index="33" draw:name="Elipse 26" draw:style-name="gr4" draw:text-style-name="P137" svg:width="0.2567in" svg:height="0.2606in" svg:x="2.0236in" svg:y="0.6874in"><text:p text:style-name="P136"><text:span text:style-name="T81">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5.C8"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8" office:value-type="string">
            <text:p text:style-name="P43">N.A.</text:p>
          </table:table-cell>
          <table:table-cell table:style-name="Table5.E8" office:value-type="string">
            <text:p text:style-name="P17">N.A.</text:p>
          </table:table-cell>
          <table:table-cell table:style-name="Table5.F8" office:value-type="string">
            <text:p text:style-name="P18">N.A.</text:p>
          </table:table-cell>
        </table:table-row>
        <text:soft-page-break/>
        <table:table-row table:style-name="Table5.9">
          <table:table-cell table:style-name="Table5.A9" office:value-type="string">
            <text:p text:style-name="P47">8.</text:p>
          </table:table-cell>
          <table:table-cell table:style-name="Table5.B9" office:value-type="string">
            <text:p text:style-name="P48"><draw:connector text:anchor-type="char" draw:z-index="62" draw:style-name="gr2" draw:text-style-name="P135" draw:type="line" svg:x1="1.4102in" svg:y1="0.8917in" svg:x2="1.4114in" svg:y2="1.089in" svg:d="M3582 2265l3 501" svg:viewBox="0 0 5 503"><text:p/></draw:connector><draw:frame draw:style-name="fr2" draw:name="Frame11" text:anchor-type="char" svg:x="0.0311in" svg:y="0.4272in" svg:width="1.8972in" svg:height="0.4638in" draw:z-index="43"><draw:text-box><text:p text:style-name="P32">Iniciar tratamiento acorde al diagnostico</text:p></draw:text-box></draw:frame><draw:custom-shape text:anchor-type="char" draw:z-index="84" draw:name="Conector fuera de página 45" draw:style-name="gr13" draw:text-style-name="P135" svg:width="0.3795in" svg:height="0.3398in" svg:x="1.2508in" svg:y="0.0717in"><text:p text:style-name="P133"><text:span text:style-name="T81">2</text:span></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5.C9"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9" office:value-type="string">
            <text:p text:style-name="P43">1</text:p>
          </table:table-cell>
          <table:table-cell table:style-name="Table5.E9" office:value-type="string">
            <text:p text:style-name="P34"><text:span text:style-name="T59">PM01-PR07-PT02 </text:span></text:p>
            <text:p text:style-name="P52"/>
            <text:p text:style-name="P34"><text:span text:style-name="T22">PM01-PR07-F01</text:span><text:span text:style-name="T18"> </text:span></text:p>
            <text:p text:style-name="P54"/>
            <text:p text:style-name="P21">PM01-PR07-F10 </text:p>
            <text:p text:style-name="P55"/>
            <text:p text:style-name="P17">PM01-PR07-F14 </text:p>
            <text:p text:style-name="P17"/>
            <text:p text:style-name="P17">PM01-PR07-F15 </text:p>
            <text:p text:style-name="P17"/>
            <text:p text:style-name="P17"/>
          </table:table-cell>
          <table:table-cell table:style-name="Table5.F9" office:value-type="string">
            <text:p text:style-name="P59"><text:span text:style-name="T20">Si el paciente requiere hospitalización se traslada al operador de urgencias con el formato remisión para urgencias </text:span><text:span text:style-name="T27">PM01-PR03 Procedimiento de atención de urgencias veterinarias caninos y felinos</text:span></text:p>
            <text:p text:style-name="P18"/>
            <text:p text:style-name="P59"><text:span text:style-name="T20">Si el paciente no está vacunado proceder con <text:s/>las vacunas pertinentes y desparasitar</text:span></text:p>
          </table:table-cell>
        </table:table-row>
        <table:table-row table:style-name="Table5.10">
          <table:table-cell table:style-name="Table5.A10" office:value-type="string">
            <text:p text:style-name="P43">9.</text:p>
          </table:table-cell>
          <table:table-cell table:style-name="Table5.B10" office:value-type="string">
            <text:p text:style-name="P48"><draw:connector text:anchor-type="char" draw:z-index="52" draw:style-name="gr2" draw:text-style-name="P135" draw:type="line" svg:x1="1.5709in" svg:y1="0.8898in" svg:x2="1.5724in" svg:y2="1.0866in" svg:d="M3990 2260l4 500" svg:viewBox="0 0 5 503"><text:p/></draw:connector><draw:custom-shape text:anchor-type="char" draw:z-index="48" draw:name="Elipse 26" draw:style-name="gr4" draw:text-style-name="P137" svg:width="0.2567in" svg:height="0.2606in" svg:x="2.0118in" svg:y="0.4516in"><text:p text:style-name="P136"><text:span text:style-name="T8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53" draw:style-name="gr2" draw:text-style-name="P135" draw:type="line" svg:x1="2.3165in" svg:y1="0.4319in" svg:x2="2.474in" svg:y2="0.4335in" svg:d="M5884 1097l400 4" svg:viewBox="0 0 402 5"><text:p/></draw:connector><draw:custom-shape text:anchor-type="char" draw:z-index="49" draw:name="Rombo 3" draw:style-name="gr7" draw:text-style-name="P138" svg:width="1.4988in" svg:height="0.8039in" svg:x="0.3756in" svg:y="0.0453in"><text:p text:style-name="P136"><text:span text:style-name="T81">Requiere cirugía?</text:span></text:p><draw:enhanced-geometry svg:viewBox="0 0 21600 21600" draw:glue-points="10800 0 0 10800 10800 21600 21600 10800" draw:text-areas="5400 5400 16200 16200" draw:type="diamond" draw:enhanced-path="M 10800 0 L 21600 10800 10800 21600 0 10800 10800 0 Z N"/></draw:custom-shape><draw:frame draw:style-name="fr3" draw:name="Frame12" text:anchor-type="char" svg:x="2.2165in" svg:y="0.078in" svg:width="0.3957in" svg:height="0.25in" draw:z-index="51"><draw:text-box><text:p text:style-name="P31">NO</text:p></draw:text-box></draw:frame><draw:custom-shape text:anchor-type="char" draw:z-index="63" draw:name="Elipse 26" draw:style-name="gr4" draw:text-style-name="P137" svg:width="0.2567in" svg:height="0.2606in" svg:x="0.028in" svg:y="0.1047in"><text:p text:style-name="P136"><text:span text:style-name="T8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85" draw:style-name="gr2" draw:text-style-name="P135" draw:type="line" svg:x1="0.6217in" svg:y1="0.4583in" svg:x2="0.7791in" svg:y2="0.4598in" svg:d="M1579 1164l400 4" svg:viewBox="0 0 402 5"><text:p/></draw:connector><draw:frame draw:style-name="fr3" draw:name="Frame13" text:anchor-type="char" svg:x="1.6661in" svg:y="0.8154in" svg:width="0.3957in" svg:height="0.25in" draw:z-index="50"><draw:text-box><text:p text:style-name="P31">SI</text:p></draw:text-box></draw:frame></text:p>
          </table:table-cell>
          <table:table-cell table:style-name="Table5.C10"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10" office:value-type="string">
            <text:p text:style-name="P43">N.A.</text:p>
          </table:table-cell>
          <table:table-cell table:style-name="Table5.E10" office:value-type="string">
            <text:p text:style-name="P43">N.A.</text:p>
          </table:table-cell>
          <table:table-cell table:style-name="Table5.F10" office:value-type="string">
            <text:p text:style-name="P44">N.A.</text:p>
          </table:table-cell>
        </table:table-row>
        <table:table-row table:style-name="Table5.9">
          <table:table-cell table:style-name="Table5.A11" office:value-type="string">
            <text:p text:style-name="P43">10.</text:p>
          </table:table-cell>
          <table:table-cell table:style-name="Table5.B11" office:value-type="string">
            <text:p text:style-name="P48"><draw:custom-shape text:anchor-type="char" draw:z-index="86" draw:name="Conector fuera de página 45" draw:style-name="gr13" draw:text-style-name="P135" svg:width="0.3795in" svg:height="0.3398in" svg:x="1.2717in" svg:y="1.1945in"><text:p text:style-name="P133"><text:span text:style-name="T81">3</text:span></text:p><draw:enhanced-geometry svg:viewBox="0 0 21600 21600" draw:glue-points="10800 0 0 10800 10800 21600 21600 10800" draw:text-areas="0 0 21600 17150" draw:type="flowchart-off-page-connector" draw:enhanced-path="M 0 0 L 21600 0 21600 17150 10800 21600 0 17150 0 0 Z N"/></draw:custom-shape><draw:connector text:anchor-type="char" draw:z-index="55" draw:style-name="gr2" draw:text-style-name="P135" draw:type="line" svg:x1="1.4417in" svg:y1="0.8008in" svg:x2="1.4433in" svg:y2="0.998in" svg:d="M3662 2034l4 501" svg:viewBox="0 0 5 503"><text:p/></draw:connector><draw:frame draw:style-name="fr2" draw:name="Frame14" text:anchor-type="char" svg:x="0.1598in" svg:y="0.3925in" svg:width="1.7236in" svg:height="0.3839in" draw:z-index="54"><draw:text-box><text:p text:style-name="P32">Realizar cirugía</text:p></draw:text-box></draw:frame></text:p>
          </table:table-cell>
          <table:table-cell table:style-name="Table5.C11"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11" office:value-type="string">
            <text:p text:style-name="P43">3</text:p>
          </table:table-cell>
          <table:table-cell table:style-name="Table5.E11" office:value-type="string">
            <text:p text:style-name="P43">PM01-PR07-F06 </text:p>
            <text:p text:style-name="P43"/>
            <text:p text:style-name="P21">PM01-PR07-F13 </text:p>
            <text:p text:style-name="P21"/>
            <text:p text:style-name="P43">PM01-PR07-F16 </text:p>
            <text:p text:style-name="P43"/>
          </table:table-cell>
          <table:table-cell table:style-name="Table5.F11" office:value-type="string">
            <text:p text:style-name="P44">Si se identifica que el paciente no está esterilizado se hace este procedimiento como adicional</text:p>
          </table:table-cell>
        </table:table-row>
        <text:soft-page-break/>
        <table:table-row table:style-name="Table5.12">
          <table:table-cell table:style-name="Table5.A12" office:value-type="string">
            <text:p text:style-name="P43">11.</text:p>
          </table:table-cell>
          <table:table-cell table:style-name="Table5.B12" office:value-type="string">
            <text:p text:style-name="P48"><draw:custom-shape text:anchor-type="char" draw:z-index="87" draw:name="Conector fuera de página 45" draw:style-name="gr13" draw:text-style-name="P135" svg:width="0.3795in" svg:height="0.3398in" svg:x="1.4693in" svg:y="0.0646in"><text:p text:style-name="P133"><text:span text:style-name="T81">3</text:span></text:p><draw:enhanced-geometry svg:viewBox="0 0 21600 21600" draw:glue-points="10800 0 0 10800 10800 21600 21600 10800" draw:text-areas="0 0 21600 17150" draw:type="flowchart-off-page-connector" draw:enhanced-path="M 0 0 L 21600 0 21600 17150 10800 21600 0 17150 0 0 Z N"/></draw:custom-shape><draw:connector text:anchor-type="char" draw:z-index="57" draw:style-name="gr2" draw:text-style-name="P135" draw:type="line" svg:x1="1.7437in" svg:y1="1.1028in" svg:x2="1.7453in" svg:y2="1.3in" svg:d="M4429 2801l4 501" svg:viewBox="0 0 5 503"><text:p/></draw:connector><draw:frame draw:style-name="fr2" draw:name="Frame15" text:anchor-type="char" svg:x="0.3173in" svg:y="0.5693in" svg:width="1.9228in" svg:height="0.4571in" draw:z-index="56"><draw:text-box><text:p text:style-name="P32">Hacer seguimiento a la evolución del paciente</text:p></draw:text-box></draw:frame><draw:connector text:anchor-type="char" draw:z-index="59" draw:style-name="gr2" draw:text-style-name="P135" draw:type="line" svg:x1="0.6189in" svg:y1="0.3646in" svg:x2="0.6201in" svg:y2="0.5618in" svg:d="M1572 926l3 501" svg:viewBox="0 0 5 503"><text:p/></draw:connector><draw:custom-shape text:anchor-type="char" draw:z-index="58" draw:name="Elipse 26" draw:style-name="gr4" draw:text-style-name="P137" svg:width="0.2567in" svg:height="0.2606in" svg:x="0.05in" svg:y="0.0866in"><text:p text:style-name="P136"><text:span text:style-name="T81">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5.C12"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12" office:value-type="string">
            <text:p text:style-name="P43">0.5</text:p>
          </table:table-cell>
          <table:table-cell table:style-name="Table5.E12" office:value-type="string">
            <text:p text:style-name="P21">PM01-PR07-F01 </text:p>
            <text:p text:style-name="P21"/>
            <text:p text:style-name="P21">PM01-PR7-F03 </text:p>
            <text:p text:style-name="P21"/>
            <text:p text:style-name="P21">PM01-PR07-F05 </text:p>
            <text:p text:style-name="P21"/>
            <text:p text:style-name="P21">PM01-PR07-F09 </text:p>
            <text:p text:style-name="P28"/>
            <text:p text:style-name="P21">PM01-PR07-F14 </text:p>
          </table:table-cell>
          <table:table-cell table:style-name="Table5.F12" office:value-type="string">
            <text:p text:style-name="P59"><text:span text:style-name="T19">Llevar al paciente a la zona de atención básica según corresponda, e instaurar los tratamientos necesarios a fin de estabilizar los pacientes. </text:span></text:p>
            <text:p text:style-name="P22"/>
            <text:p text:style-name="P23">Ingreso en el área solo personal autorizado del Instituto.</text:p>
            <text:p text:style-name="P23"/>
            <text:p text:style-name="P23">Entes de control deben cumplir con el protocolo de ingreso y normas de bioseguridad.</text:p>
            <text:p text:style-name="P22"/>
            <text:p text:style-name="P22">No está autorizado la presencia de visitantes.</text:p>
            <text:p text:style-name="P22"/>
            <text:p text:style-name="P59"><text:span text:style-name="T19">Cuando se presente que el animal murió en la jaula, se dispondrá el cadáver como residuo peligroso.</text:span></text:p>
            <text:p text:style-name="P29"/>
          </table:table-cell>
        </table:table-row>
        <table:table-row table:style-name="Table5.13">
          <table:table-cell table:style-name="Table5.A13" office:value-type="string">
            <text:p text:style-name="P43">12.</text:p>
          </table:table-cell>
          <table:table-cell table:style-name="Table5.B13" office:value-type="string">
            <text:p text:style-name="P48"><draw:connector text:anchor-type="char" draw:z-index="61" draw:style-name="gr2" draw:text-style-name="P135" draw:type="line" svg:x1="1.598in" svg:y1="0.9382in" svg:x2="1.5992in" svg:y2="1.1354in" svg:d="M4059 2383l3 501" svg:viewBox="0 0 5 503"><text:p/></draw:connector><draw:frame draw:style-name="fr2" draw:name="Frame16" text:anchor-type="char" svg:x="0.3193in" svg:y="0.4882in" svg:width="1.7236in" svg:height="0.4571in" draw:z-index="60"><draw:text-box><text:p text:style-name="P32">Atender visitas </text:p><text:p text:style-name="P31"/></draw:text-box></draw:frame></text:p>
          </table:table-cell>
          <table:table-cell table:style-name="Table5.C13"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13" office:value-type="string">
            <text:p text:style-name="P43">1</text:p>
          </table:table-cell>
          <table:table-cell table:style-name="Table5.E13" office:value-type="string">
            <text:p text:style-name="P21">N.A</text:p>
          </table:table-cell>
          <table:table-cell table:style-name="Table5.F13" office:value-type="string">
            <text:p text:style-name="P59"><text:span text:style-name="T54">Cuando sea requerido durante la etapa de seguimiento se puede establecer horario de visitas autorizadas por el Coordinador </text:span><text:span text:style-name="T31">Médico de la Unidad de Cuidado Animal</text:span><text:span text:style-name="T54"> </text:span></text:p>
          </table:table-cell>
        </table:table-row>
        <table:table-row table:style-name="Table5.14">
          <table:table-cell table:style-name="Table5.A14" office:value-type="string">
            <text:p text:style-name="P43">13.</text:p>
          </table:table-cell>
          <table:table-cell table:style-name="Table5.B14" office:value-type="string">
            <text:p text:style-name="P48"><draw:connector text:anchor-type="char" draw:z-index="92" draw:style-name="gr2" draw:text-style-name="P135" draw:type="line" svg:x1="1.7898in" svg:y1="0.4791in" svg:x2="2.098in" svg:y2="0.4902in" svg:d="M4546 1217l783 28" svg:viewBox="0 0 785 30"><text:p/></draw:connector><draw:custom-shape text:anchor-type="char" draw:z-index="91" draw:name="Elipse 26" draw:style-name="gr4" draw:text-style-name="P137" svg:width="0.2567in" svg:height="0.2606in" svg:x="1.7429in" svg:y="0.161in"><text:p text:style-name="P136"><text:span text:style-name="T8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Frame17" text:anchor-type="char" svg:x="1.7898in" svg:y="0.1165in" svg:width="0.3957in" svg:height="0.25in" draw:z-index="45"><draw:text-box><text:p text:style-name="P31">SI</text:p></draw:text-box></draw:frame><draw:frame draw:style-name="fr3" draw:name="Frame18" text:anchor-type="char" svg:x="1.2417in" svg:y="0.8772in" svg:width="0.3957in" svg:height="0.25in" draw:z-index="46"><draw:text-box><text:p text:style-name="P31">NO</text:p></draw:text-box></draw:frame><draw:connector text:anchor-type="char" draw:z-index="47" draw:style-name="gr2" draw:text-style-name="P135" draw:type="line" svg:x1="1.1291in" svg:y1="0.9016in" svg:x2="1.1307in" svg:y2="1.0984in" svg:d="M2868 2290l4 500" svg:viewBox="0 0 5 503"><text:p/></draw:connector><draw:custom-shape text:anchor-type="char" draw:z-index="44" draw:name="Rombo 3" draw:style-name="gr6" draw:text-style-name="P138" svg:width="1.3276in" svg:height="0.8039in" svg:x="0.0201in" svg:y="0.0807in"><text:p text:style-name="P136"><text:span text:style-name="T81">Ev</text:span><text:span text:style-name="T81">olu</text:span><text:span text:style-name="T81">ció</text:span><text:span text:style-name="T81">n </text:span><text:span text:style-name="T81">po</text:span><text:span text:style-name="T81">siti</text:span><text:span text:style-name="T81">va</text:span><text:span text:style-name="T81">?</text:span></text:p><draw:enhanced-geometry svg:viewBox="0 0 21600 21600" draw:glue-points="10800 0 0 10800 10800 21600 21600 10800" draw:text-areas="5400 5400 16200 16200" draw:type="diamond" draw:enhanced-path="M 10800 0 L 21600 10800 10800 21600 0 10800 10800 0 Z N"/></draw:custom-shape></text:p>
          </table:table-cell>
          <table:table-cell table:style-name="Table5.C14" office:value-type="string">
            <text:p text:style-name="P115"><text:span text:style-name="T19">Profesional </text:span><text:span text:style-name="T30">Médico veterinario</text:span><text:span text:style-name="T19">/</text:span><text:span text:style-name="T22"> Subdirección de Atención a la Fauna</text:span></text:p>
          </table:table-cell>
          <table:table-cell table:style-name="Table5.D14" office:value-type="string">
            <text:p text:style-name="P43">N.A.</text:p>
          </table:table-cell>
          <table:table-cell table:style-name="Table5.E14" office:value-type="string">
            <text:p text:style-name="P21">N.A.</text:p>
          </table:table-cell>
          <table:table-cell table:style-name="Table5.F14" office:value-type="string">
            <text:p text:style-name="P25">N.A.</text:p>
          </table:table-cell>
        </table:table-row>
        <table:table-row table:style-name="Table5.15">
          <table:table-cell table:style-name="Table5.A15" office:value-type="string">
            <text:p text:style-name="P43">14.</text:p>
          </table:table-cell>
          <table:table-cell table:style-name="Table5.B15" office:value-type="string">
            <text:p text:style-name="P48"><draw:custom-shape text:anchor-type="char" draw:z-index="88" draw:name="Conector fuera de página 45" draw:style-name="gr13" draw:text-style-name="P135" svg:width="0.3795in" svg:height="0.3398in" svg:x="1.3134in" svg:y="1.1071in"><text:p text:style-name="P133"><text:span text:style-name="T81">4</text:span></text:p><draw:enhanced-geometry svg:viewBox="0 0 21600 21600" draw:glue-points="10800 0 0 10800 10800 21600 21600 10800" draw:text-areas="0 0 21600 17150" draw:type="flowchart-off-page-connector" draw:enhanced-path="M 0 0 L 21600 0 21600 17150 10800 21600 0 17150 0 0 Z N"/></draw:custom-shape><draw:connector text:anchor-type="char" draw:z-index="70" draw:style-name="gr2" draw:text-style-name="P135" draw:type="line" svg:x1="1.498in" svg:y1="0.861in" svg:x2="1.4992in" svg:y2="1.0583in" svg:d="M3805 2187l3 501" svg:viewBox="0 0 5 503"><text:p/></draw:connector><draw:custom-shape text:anchor-type="char" draw:z-index="77" draw:style-name="gr12" draw:text-style-name="P135" svg:width="1.7531in" svg:height="0.7441in" svg:x="0.6189in" svg:y="0.0862in"><text:p text:style-name="P133"><text:span text:style-name="T82">PM01-PR03 Procedimiento de atención de urgencias veterinarias caninos y felinos</text:span></text:p><draw:enhanced-geometry svg:viewBox="0 0 21600 21600" draw:text-areas="2540 0 19060 21600" draw:type="flowchart-predefined-process" draw:enhanced-path="M 0 0 L 21600 0 21600 21600 0 21600 Z N M 2540 0 L 2540 21600 N M 19060 0 L 19060 21600 N"/></draw:custom-shape></text:p>
          </table:table-cell>
          <table:table-cell table:style-name="Table5.C15" office:value-type="string">
            <text:p text:style-name="P53"/>
            <text:p text:style-name="P42"/>
            <text:p text:style-name="P33">Coordinador Médico de la Unidad de Cuidado Animal</text:p>
          </table:table-cell>
          <table:table-cell table:style-name="Table5.D15" office:value-type="string">
            <text:p text:style-name="P43">0.25</text:p>
          </table:table-cell>
          <table:table-cell table:style-name="Table5.E15" office:value-type="string">
            <text:p text:style-name="P17">PM01-PR07-F18 </text:p>
            <text:p text:style-name="P17"/>
          </table:table-cell>
          <table:table-cell table:style-name="Table5.F15" office:value-type="string">
            <text:p text:style-name="P59"><text:span text:style-name="T20">Dar cumplimiento a lo establecido en el protocolo PM01-PR03-PT01 </text:span><text:span text:style-name="T29">Protocolo de eutanasia humanitaria</text:span></text:p>
            <text:p text:style-name="P18"/>
          </table:table-cell>
        </table:table-row>
        <text:soft-page-break/>
        <table:table-row table:style-name="Table5.16">
          <table:table-cell table:style-name="Table5.A16" office:value-type="string">
            <text:p text:style-name="P43">15.</text:p>
          </table:table-cell>
          <table:table-cell table:style-name="Table5.B16" office:value-type="string">
            <text:p text:style-name="P48"><draw:custom-shape text:anchor-type="char" draw:z-index="89" draw:name="Conector fuera de página 45" draw:style-name="gr13" draw:text-style-name="P135" svg:width="0.3795in" svg:height="0.3398in" svg:x="1.4417in" svg:y="0.0965in"><text:p text:style-name="P133"><text:span text:style-name="T81">4</text:span></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char" draw:z-index="71" draw:style-name="gr11" draw:text-style-name="P140" svg:width="1.7531in" svg:height="0.7815in" svg:x="0.702in" svg:y="0.5717in"><text:p text:style-name="P139"><text:span text:style-name="T81">PA03-PR03 Procedimiento de Gestión de Residuos Sólidos generados</text:span><text:span text:style-name="T84"> </text:span><text:span text:style-name="T81">por el IDPYBA</text:span></text:p><draw:enhanced-geometry svg:viewBox="0 0 21600 21600" draw:text-areas="2540 0 19060 21600" draw:type="flowchart-predefined-process" draw:enhanced-path="M 0 0 L 21600 0 21600 21600 0 21600 Z N M 2540 0 L 2540 21600 N M 19060 0 L 19060 21600 N"/></draw:custom-shape></text:p>
          </table:table-cell>
          <table:table-cell table:style-name="Table5.C16" office:value-type="string">
            <text:p text:style-name="P113">Técnico Veterinario/ Subdirección de Atención a la Fauna</text:p>
            <text:p text:style-name="P43"/>
          </table:table-cell>
          <table:table-cell table:style-name="Table5.D16" office:value-type="string">
            <text:p text:style-name="P43">N.A.</text:p>
          </table:table-cell>
          <table:table-cell table:style-name="Table5.E16" office:value-type="string">
            <text:p text:style-name="P17">Registros de disposición</text:p>
          </table:table-cell>
          <table:table-cell table:style-name="Table5.F16" office:value-type="string">
            <text:p text:style-name="P59"><text:span text:style-name="T20">Disponer el cadáver (residuo peligroso) de acuerdo con lo establecido en el procedimiento de gestión de residuos sólidos generados por el Instituto</text:span></text:p>
          </table:table-cell>
        </table:table-row>
        <table:table-row table:style-name="Table5.14">
          <table:table-cell table:style-name="Table5.A17" office:value-type="string">
            <text:p text:style-name="P43">16.</text:p>
          </table:table-cell>
          <table:table-cell table:style-name="Table5.B17" office:value-type="string">
            <text:p text:style-name="P48"><draw:custom-shape text:anchor-type="char" draw:z-index="93" draw:name="Elipse 26" draw:style-name="gr4" draw:text-style-name="P137" svg:width="0.2567in" svg:height="0.2606in" svg:x="2.0283in" svg:y="0.3071in"><text:p text:style-name="P136"><text:span text:style-name="T8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90" draw:style-name="gr2" draw:text-style-name="P135" draw:type="line" svg:x1="2.4717in" svg:y1="0.6307in" svg:x2="2.3209in" svg:y2="0.6417in" svg:d="M6278 1602l-383 28" svg:viewBox="0 0 385 30"><text:p/></draw:connector><draw:connector text:anchor-type="char" draw:z-index="72" draw:style-name="gr2" draw:text-style-name="P135" draw:type="line" svg:x1="1.4398in" svg:y1="0.8929in" svg:x2="1.4409in" svg:y2="1.0902in" svg:d="M3657 2268l3 501" svg:viewBox="0 0 5 503"><text:p/></draw:connector><draw:frame draw:style-name="fr2" draw:name="Frame19" text:anchor-type="char" svg:x="0.0335in" svg:y="0.4429in" svg:width="1.8591in" svg:height="0.4571in" draw:z-index="67"><draw:text-box><text:p text:style-name="P32">Dar de Alta Paciente</text:p><text:p text:style-name="P31"/></draw:text-box></draw:frame></text:p>
          </table:table-cell>
          <table:table-cell table:style-name="Table5.C17" office:value-type="string">
            <text:p text:style-name="P34"><text:span text:style-name="T20">Profesional </text:span><text:span text:style-name="T31">Médico veterinario</text:span><text:span text:style-name="T20">/</text:span><text:span text:style-name="T22"> Subdirección de Atención a la Fauna</text:span></text:p>
          </table:table-cell>
          <table:table-cell table:style-name="Table5.D17" office:value-type="string">
            <text:p text:style-name="P43">0.5</text:p>
          </table:table-cell>
          <table:table-cell table:style-name="Table5.E17" office:value-type="string">
            <text:p text:style-name="P21">PM01-PR07-F08 </text:p>
            <text:p text:style-name="P26"/>
            <text:p text:style-name="P27"/>
          </table:table-cell>
          <table:table-cell table:style-name="Table5.F17" office:value-type="string">
            <text:p text:style-name="P59"><text:span text:style-name="T22">Escanear los documentos relacionados con el paciente.</text:span></text:p>
          </table:table-cell>
        </table:table-row>
        <table:table-row table:style-name="Table5.14">
          <table:table-cell table:style-name="Table5.A18" office:value-type="string">
            <text:p text:style-name="P43">17.</text:p>
          </table:table-cell>
          <table:table-cell table:style-name="Table5.B18" office:value-type="string">
            <text:p text:style-name="P50"><draw:connector text:anchor-type="char" draw:z-index="73" draw:style-name="gr2" draw:text-style-name="P135" draw:type="line" svg:x1="1.4417in" svg:y1="0.8764in" svg:x2="1.4433in" svg:y2="1.0736in" svg:d="M3662 2226l4 501" svg:viewBox="0 0 5 503"><text:p/></draw:connector><draw:frame draw:style-name="fr2" draw:name="Frame20" text:anchor-type="char" svg:x="0.0862in" svg:y="0.4134in" svg:width="1.8681in" svg:height="0.4571in" draw:z-index="68"><draw:text-box><text:p text:style-name="P32">Entregar Paciente a Programa de Procedencia</text:p><text:p text:style-name="P31"/></draw:text-box></draw:frame></text:p>
          </table:table-cell>
          <table:table-cell table:style-name="Table5.C18" office:value-type="string">
            <text:p text:style-name="P34"><text:span text:style-name="T20">Profesional </text:span><text:span text:style-name="T31">Médico veterinario</text:span><text:span text:style-name="T20">/</text:span><text:span text:style-name="T22"> Subdirección de Atención a la Fauna</text:span></text:p>
          </table:table-cell>
          <table:table-cell table:style-name="Table5.D18" office:value-type="string">
            <text:p text:style-name="P34"><text:span text:style-name="T54">0.5</text:span></text:p>
          </table:table-cell>
          <table:table-cell table:style-name="Table5.E18" office:value-type="string">
            <text:p text:style-name="P17">PM01-PR07-F01 </text:p>
          </table:table-cell>
          <table:table-cell table:style-name="Table5.F18" office:value-type="string">
            <text:p text:style-name="P59"><text:span text:style-name="T54">Se entrega el paciente con los documentos de historia clínica veterinaria y sus anexos, carnet de vacunación y recomendaciones médicas.</text:span></text:p>
          </table:table-cell>
        </table:table-row>
        <table:table-row table:style-name="Table5.14">
          <table:table-cell table:style-name="Table5.A19" office:value-type="string">
            <text:p text:style-name="P43">18.</text:p>
          </table:table-cell>
          <table:table-cell table:style-name="Table5.B19" office:value-type="string">
            <text:p text:style-name="P48"><draw:connector text:anchor-type="char" draw:z-index="76" draw:style-name="gr2" draw:text-style-name="P135" draw:type="line" svg:x1="1.3898in" svg:y1="0.5839in" svg:x2="1.3909in" svg:y2="0.7811in" svg:d="M3530 1483l3 501" svg:viewBox="0 0 5 503"><text:p/></draw:connector><draw:frame draw:style-name="fr2" draw:name="Frame21" text:anchor-type="char" svg:x="0.0646in" svg:y="0.1201in" svg:width="1.8681in" svg:height="0.4571in" draw:z-index="75"><draw:text-box><text:p text:style-name="P46">Consolidar las actividades en el area de Atencion Basica</text:p></draw:text-box></draw:frame></text:p>
          </table:table-cell>
          <table:table-cell table:style-name="Table5.C19" office:value-type="string">
            <text:p text:style-name="P33">Coordinador Médico de la Unidad de Cuidado Animal</text:p>
          </table:table-cell>
          <table:table-cell table:style-name="Table5.D19" office:value-type="string">
            <text:p text:style-name="P43">8</text:p>
          </table:table-cell>
          <table:table-cell table:style-name="Table5.E19" office:value-type="string">
            <text:p text:style-name="P34"><text:span text:style-name="T20">PM01-PR07-F17 </text:span></text:p>
          </table:table-cell>
          <table:table-cell table:style-name="Table5.F19" office:value-type="string">
            <text:p text:style-name="P44">Se consolida la información de las actividades mensuales en la Unidad de Cuidado Animal por profesional y en general.</text:p>
          </table:table-cell>
        </table:table-row>
        <table:table-row table:style-name="Table5.20">
          <table:table-cell table:style-name="Table5.A20" office:value-type="string">
            <text:p text:style-name="P43">19.</text:p>
          </table:table-cell>
          <table:table-cell table:style-name="Table5.B20" office:value-type="string">
            <text:p text:style-name="P48"><draw:custom-shape text:anchor-type="char" draw:z-index="94" draw:name="Conector fuera de página 45" draw:style-name="gr13" draw:text-style-name="P135" svg:width="0.3795in" svg:height="0.3398in" svg:x="1.2811in" svg:y="1.0083in"><text:p text:style-name="P133"><text:span text:style-name="T81">5</text:span></text:p><draw:enhanced-geometry svg:viewBox="0 0 21600 21600" draw:glue-points="10800 0 0 10800 10800 21600 21600 10800" draw:text-areas="0 0 21600 17150" draw:type="flowchart-off-page-connector" draw:enhanced-path="M 0 0 L 21600 0 21600 17150 10800 21600 0 17150 0 0 Z N"/></draw:custom-shape><draw:connector text:anchor-type="char" draw:z-index="74" draw:style-name="gr2" draw:text-style-name="P135" draw:type="line" svg:x1="1.4937in" svg:y1="0.6555in" svg:x2="1.4953in" svg:y2="0.8528in" svg:d="M3794 1665l4 501" svg:viewBox="0 0 5 503"><text:p/></draw:connector><draw:custom-shape text:anchor-type="char" draw:z-index="69" draw:style-name="gr10" draw:text-style-name="P135" svg:width="1.7531in" svg:height="0.5421in" svg:x="0.6189in" svg:y="0.1138in"><text:p text:style-name="P133"><text:span text:style-name="T82">PM05- PR02 Procedimiento adopciones</text:span></text:p><draw:enhanced-geometry svg:viewBox="0 0 21600 21600" draw:text-areas="2540 0 19060 21600" draw:type="flowchart-predefined-process" draw:enhanced-path="M 0 0 L 21600 0 21600 21600 0 21600 Z N M 2540 0 L 2540 21600 N M 19060 0 L 19060 21600 N"/></draw:custom-shape></text:p>
          </table:table-cell>
          <table:table-cell table:style-name="Table5.C20" office:value-type="string">
            <text:p text:style-name="P43">N.A</text:p>
          </table:table-cell>
          <table:table-cell table:style-name="Table5.D20" office:value-type="string">
            <text:p text:style-name="P43">N.A</text:p>
          </table:table-cell>
          <table:table-cell table:style-name="Table5.E20" office:value-type="string">
            <text:p text:style-name="P21">N.A</text:p>
          </table:table-cell>
          <table:table-cell table:style-name="Table5.F20" office:value-type="string">
            <text:p text:style-name="P18">Dar cumplimiento a lo establecido en el Procedimiento</text:p>
          </table:table-cell>
        </table:table-row>
        <text:soft-page-break/>
        <table:table-row table:style-name="Table5.21">
          <table:table-cell table:style-name="Table5.A21" office:value-type="string">
            <text:p text:style-name="P45">20.</text:p>
          </table:table-cell>
          <table:table-cell table:style-name="Table5.B21" office:value-type="string">
            <text:p text:style-name="P53"><draw:connector text:anchor-type="char" draw:z-index="66" draw:style-name="gr2" draw:text-style-name="P135" draw:type="line" svg:x1="1.5354in" svg:y1="1.6756in" svg:x2="1.537in" svg:y2="1.8728in" svg:d="M3900 4256l4 501" svg:viewBox="0 0 5 503"><text:p/></draw:connector><draw:custom-shape text:anchor-type="char" draw:z-index="65" draw:name="12 Combinar" draw:style-name="gr9" draw:text-style-name="P134" svg:width="1.7713in" svg:height="1.1406in" svg:x="0.2in" svg:y="0.5102in"><text:p text:style-name="P133"><text:span text:style-name="T83">Archivar los documentos aprobados</text:span></text:p><draw:enhanced-geometry svg:viewBox="0 0 21600 21600" draw:glue-points="10800 0 5400 10800 10800 21600 16200 10800" draw:text-areas="5400 0 16200 10800" draw:type="flowchart-merge" draw:enhanced-path="M 0 0 L 21600 0 10800 21600 0 0 Z N"/></draw:custom-shape><draw:custom-shape text:anchor-type="char" draw:z-index="64" draw:name="Terminador 7" draw:style-name="gr8" draw:text-style-name="P135" svg:width="0.6531in" svg:height="0.2587in" svg:x="1.1882in" svg:y="1.8839in"><text:p text:style-name="P133"><text:span text:style-name="T82">FI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char" draw:z-index="95" draw:name="Conector fuera de página 45" draw:style-name="gr13" draw:text-style-name="P135" svg:width="0.3795in" svg:height="0.3398in" svg:x="1.3126in" svg:y="0.061in"><text:p text:style-name="P133"><text:span text:style-name="T81">5</text:span></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5.C21" office:value-type="string">
            <text:p text:style-name="P34"><text:span text:style-name="T20">Profesional </text:span><text:span text:style-name="T31">Médico veterinario</text:span><text:span text:style-name="T20">/</text:span><text:span text:style-name="T22"> Subdirección de Atención a la Fauna</text:span></text:p>
          </table:table-cell>
          <table:table-cell table:style-name="Table5.D21" office:value-type="string">
            <text:p text:style-name="P30">N.A.</text:p>
          </table:table-cell>
          <table:table-cell table:style-name="Table5.E21" office:value-type="string">
            <text:p text:style-name="P17">PM01-PR07-F01 </text:p>
          </table:table-cell>
          <table:table-cell table:style-name="Table5.F21" office:value-type="string">
            <text:p text:style-name="P25">Archivar la documentación generada</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272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text-align="justify" style:justify-single-word="false"/>
      <style:text-properties style:font-name="Tahoma" fo:font-family="Tahoma" style:font-family-generic="swiss" style:font-pitch="variable"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Standard" style:default-outline-level="3" style:class="text">
      <style:paragraph-properties fo:margin-left="0.25in" fo:margin-right="0in" fo:text-align="center" style:justify-single-word="false" fo:text-indent="0in" style:auto-text-indent="false" fo:keep-with-next="always"/>
      <style:text-properties fo:font-size="11pt" fo:font-weight="bold" style:font-size-asian="11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0pt" fo:font-weight="bold" style:font-size-asian="10pt" style:font-weight-asian="bold" style:font-size-complex="8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8pt" fo:font-weight="bold" style:font-size-asian="8pt" style:font-weight-asian="bold" style:font-size-complex="8pt"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8pt"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color="#000000" fo:font-size="24pt" style:font-size-asian="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color="#000000" fo:font-size="18pt" style:font-size-asian="18pt"/>
    </style:style>
    <style:style style:name="Heading_20_9" style:display-name="Heading 9" style:family="paragraph" style:parent-style-name="Standard" style:next-style-name="Standard" style:default-outline-level="9" style:class="text">
      <style:paragraph-properties fo:keep-with-next="always"/>
      <style:text-properties fo:font-size="16pt" fo:font-weight="bold" style:font-size-asian="16pt" style:font-weight-asian="bold"/>
    </style:style>
    <style:style style:name="Texto_20_independiente_20_2" style:display-name="Texto independiente 2" style:family="paragraph" style:parent-style-name="Standard">
      <style:text-properties fo:font-size="9pt" style:font-size-asian="9pt" style:font-size-complex="8pt"/>
    </style:style>
    <style:style style:name="Text_20_body_20_indent" style:display-name="Text body indent" style:family="paragraph" style:parent-style-name="Standard" style:class="text">
      <style:paragraph-properties fo:margin-left="0.25in" fo:margin-right="0in" fo:text-indent="0in" style:auto-text-indent="false"/>
      <style:text-properties fo:font-size="10pt" style:font-size-asian="10pt" style:font-size-complex="8pt"/>
    </style:style>
    <style:style style:name="Sangría_20_2_20_de_20_t._20_independiente" style:display-name="Sangría 2 de t. independiente" style:family="paragraph" style:parent-style-name="Standard">
      <style:paragraph-properties fo:margin-left="0.4917in" fo:margin-right="0in" fo:text-indent="0in" style:auto-text-indent="false"/>
      <style:text-properties fo:font-size="10pt" style:font-size-asian="10pt" style:font-size-complex="8pt"/>
    </style:style>
    <style:style style:name="Sangría_20_3_20_de_20_t._20_independiente" style:display-name="Sangría 3 de t. independiente" style:family="paragraph" style:parent-style-name="Standard">
      <style:paragraph-properties fo:margin-left="0.4925in" fo:margin-right="0in" fo:text-indent="0in" style:auto-text-indent="false"/>
      <style:text-properties fo:font-size="10pt" style:font-size-asian="10pt" style:font-size-complex="8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Texto_20_independiente_20_3" style:display-name="Texto independiente 3"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exto_20_de_20_bloque" style:display-name="Texto de bloque" style:family="paragraph" style:parent-style-name="Standard">
      <style:paragraph-properties fo:margin-left="-0.6283in" fo:margin-right="-0.5398in" fo:text-align="justify" style:justify-single-word="false" fo:text-indent="0in" style:auto-text-indent="false"/>
      <style:text-properties style:font-name="Arial" fo:font-family="Arial" style:font-family-generic="swiss" style:font-pitch="variable" fo:language="es" fo:country="CO" style:font-name-complex="Arial" style:font-family-complex="Arial" style:font-family-generic-complex="swiss" style:font-pitch-complex="variable"/>
    </style:style>
    <style:style style:name="Normal_20__2b__20_Arial" style:display-name="Normal + Arial" style:family="paragraph" style:parent-style-name="Standard">
      <style:paragraph-properties fo:text-align="justify"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size="11pt" style:rfc-language-tag="es-ES-u-co-trad" fo:language="es" fo:country="ES" style:font-size-asian="11pt" style:font-name-complex="Arial" style:font-family-complex="Arial" style:font-family-generic-complex="swiss" style:font-pitch-complex="variable" style:font-size-complex="10pt"/>
    </style:style>
    <style:style style:name="Texto_20_predeterminado" style:display-name="Texto predeterminado" style:family="paragraph" style:parent-style-name="Standard">
      <style:text-properties fo:color="#000000" fo:language="en" fo:country="US"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Párrafo_20_de_20_lista" style:display-name="Párrafo de lista" style:family="paragraph" style:parent-style-name="Standard">
      <style:paragraph-properties fo:margin-left="0.4917in" fo:margin-right="0in" fo:text-indent="0in" style:auto-text-indent="false"/>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language="none" fo:country="none"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m_5f_-5860602324718565985gmail-msolistparagraph" style:display-name="m_-5860602324718565985gmail-msolistparagraph" style:family="paragraph" style:parent-style-name="Standard">
      <style:paragraph-properties fo:margin-top="0.1945in" fo:margin-bottom="0.1945in" loext:contextual-spacing="false"/>
      <style:text-properties fo:language="es" fo:country="CO"/>
    </style:style>
    <style:style style:name="Revisión" style:family="paragraph">
      <style:paragraph-properties fo:orphans="2" fo:widows="2"/>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language="es" fo:country="CO"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fo:language="es" fo:country="CO"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Fuente_20_de_20_párrafo_20_predeter."/>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parent-style-name="Fuente_20_de_20_párrafo_20_predeter."/>
    <style:style style:name="Asunto_20_del_20_comentario_20_Car" style:display-name="Asunto del comentario Car" style:family="text">
      <style:text-properties fo:font-weight="bold" style:font-weight-asian="bold" style:font-weight-complex="bold"/>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acep1" style:family="text">
      <style:text-properties fo:color="#000000"/>
    </style:style>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Strong_20_Emphasis" style:display-name="Strong Emphasis" style:family="text">
      <style:text-properties fo:font-weight="bold" style:font-weight-asian="bold" style:font-weight-complex="bold"/>
    </style:style>
    <style:style style:name="Sangría_20_de_20_texto_20_normal_20_Car" style:display-name="Sangría de texto normal Car" style:family="text">
      <style:text-properties fo:language="es" fo:country="ES" style:font-size-complex="8pt"/>
    </style:style>
    <style:style style:name="m_5f_-5860602324718565985gmail-msocommentreference" style:display-name="m_-5860602324718565985gmail-msocommentreference"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3484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8484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3484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8484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3484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848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348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84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12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2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2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2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2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2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8484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3484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1.8484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3484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2.8484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348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848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34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0.9465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446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1.946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446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2.946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446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3.9465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833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333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833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333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833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333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83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3335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8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 style:family="table">
      <style:table-properties style:width="7.0736in" table:align="center" style:writing-mode="lr-tb"/>
    </style:style>
    <style:style style:name="Table6.A" style:family="table-column">
      <style:table-column-properties style:column-width="1.0632in"/>
    </style:style>
    <style:style style:name="Table6.B" style:family="table-column">
      <style:table-column-properties style:column-width="2.5056in"/>
    </style:style>
    <style:style style:name="Table6.C" style:family="table-column">
      <style:table-column-properties style:column-width="2.5063in"/>
    </style:style>
    <style:style style:name="Table6.D" style:family="table-column">
      <style:table-column-properties style:column-width="0.9986in"/>
    </style:style>
    <style:style style:name="Table6.1" style:family="table-row">
      <style:table-row-properties style:min-row-height="0.3153in" fo:keep-together="always"/>
    </style:style>
    <style:style style:name="Table6.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6.D1" style:family="table-cell">
      <style:table-cell-properties style:vertical-align="middle" fo:padding-left="0.0486in" fo:padding-right="0.0486in" fo:padding-top="0in" fo:padding-bottom="0in" fo:border="0.5pt solid #000000" style:writing-mode="lr-tb"/>
    </style:style>
    <style:style style:name="MP1" style:family="paragraph" style:parent-style-name="Standard">
      <style:paragraph-properties fo:text-align="center" style:justify-single-word="false"/>
      <style:text-properties fo:language="es" fo:country="CO" style:language-asian="none" style:country-asian="none"/>
    </style:style>
    <style:style style:name="MP2" style:family="paragraph" style:parent-style-name="Header">
      <style:paragraph-properties fo:margin-left="-0.0484in" fo:margin-right="-0.0772in" fo:text-align="center" style:justify-single-word="false" fo:text-indent="0in" style:auto-text-indent="false">
        <style:tab-stops>
          <style:tab-stop style:position="0.0772in"/>
        </style:tab-stops>
      </style:paragraph-properties>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MP3" style:family="paragraph" style:parent-style-name="Standard">
      <style:paragraph-properties fo:text-align="center" style:justify-single-word="false"/>
      <style:text-properties style:font-name="Arial" fo:font-size="11pt" fo:language="es" fo:country="CO" fo:font-weight="bold" style:font-size-asian="11pt" style:language-asian="none" style:country-asian="none" style:font-weight-asian="bold" style:font-name-complex="Arial" style:font-size-complex="11pt"/>
    </style:style>
    <style:style style:name="MP4"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MP5" style:family="paragraph" style:parent-style-name="Header">
      <style:paragraph-properties fo:margin-left="-0.0472in" fo:margin-right="0in" fo:text-align="center" style:justify-single-word="false" fo:text-indent="0in" style:auto-text-indent="false">
        <style:tab-stops>
          <style:tab-stop style:position="0.0772in"/>
        </style:tab-stops>
      </style:paragraph-properties>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MP6" style:family="paragraph" style:parent-style-name="Standard">
      <style:paragraph-properties fo:line-height="150%" fo:text-align="center" style:justify-single-word="false" style:snap-to-layout-grid="false"/>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MP7" style:family="paragraph" style:parent-style-name="Header">
      <style:paragraph-properties fo:margin-left="-0.0484in" fo:margin-right="-0.0484in" fo:text-align="center" style:justify-single-word="false" fo:text-indent="0in" style:auto-text-indent="false">
        <style:tab-stops>
          <style:tab-stop style:position="0.0772in"/>
        </style:tab-stops>
      </style:paragraph-properties>
    </style:style>
    <style:style style:name="MP8" style:family="paragraph" style:parent-style-name="Header">
      <style:paragraph-properties fo:margin-left="-0.0484in" fo:margin-right="0in" fo:text-align="center" style:justify-single-word="false" fo:text-indent="0in" style:auto-text-indent="false">
        <style:tab-stops/>
      </style:paragraph-properties>
    </style:style>
    <style:style style:name="MP9" style:family="paragraph" style:parent-style-name="Header">
      <style:paragraph-properties style:snap-to-layout-grid="false"/>
      <style:text-properties style:font-name="Arial" fo:font-size="11pt" fo:language="es" fo:country="ES" fo:font-weight="bold" style:font-size-asian="11pt" style:language-asian="es" style:country-asian="ES" style:font-weight-asian="bold" style:font-name-complex="Arial" style:font-size-complex="11pt" style:font-weight-complex="bold"/>
    </style:style>
    <style:style style:name="MP10" style:family="paragraph" style:parent-style-name="Footer">
      <style:paragraph-properties fo:text-align="end" style:justify-single-word="false"/>
    </style:style>
    <style:style style:name="MP11" style:family="paragraph" style:parent-style-name="Footer">
      <style:paragraph-properties fo:text-align="justify" style:justify-single-word="false">
        <style:tab-stops/>
      </style:paragraph-properties>
      <style:text-properties style:font-name="Arial" fo:font-size="9pt" fo:language="es" fo:country="CO" style:font-size-asian="9pt" style:font-name-complex="Arial" style:font-size-complex="8pt"/>
    </style:style>
    <style:style style:name="MT1" style:family="text">
      <style:text-properties style:font-name="Arial" fo:font-size="11pt" fo:language="es" fo:country="ES" fo:font-weight="bold" style:font-size-asian="11pt" style:language-asian="es" style:country-asian="ES" style:font-weight-asian="bold" style:font-name-complex="Arial" style:font-size-complex="11pt" style:font-weight-complex="bold"/>
    </style:style>
    <style:style style:name="MT2" style:family="text">
      <style:text-properties style:font-name="Arial" fo:font-size="11pt" fo:language="es" fo:country="CO" fo:font-weight="bold" style:font-size-asian="11pt" style:language-asian="es" style:country-asian="CO" style:font-weight-asian="bold" style:font-name-complex="Arial" style:font-size-complex="11pt" style:font-weight-complex="bold"/>
    </style:style>
    <style:style style:name="MT3" style:family="text">
      <style:text-properties fo:color="#000000" style:font-name="Arial" fo:font-size="11pt" fo:language="es" fo:country="ES" fo:font-weight="bold" style:font-size-asian="11pt" style:language-asian="es" style:country-asian="ES" style:font-weight-asian="bold" style:font-name-complex="Arial" style:font-size-complex="11pt" style:font-weight-complex="bold"/>
    </style:style>
    <style:style style:name="MT4" style:family="text">
      <style:text-properties style:font-name="Arial" fo:font-size="8pt" fo:language="es" fo:country="ES" style:font-size-asian="8pt" style:font-name-complex="Arial" style:font-size-complex="8pt"/>
    </style:style>
    <style:style style:name="MT5" style:family="text">
      <style:text-properties style:font-name="Arial" fo:font-size="8pt" fo:font-weight="bold" style:font-size-asian="8pt" style:font-weight-asian="bold" style:font-name-complex="Arial" style:font-size-complex="8pt" style:font-weight-complex="bold"/>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909in" fo:margin-bottom="0.5909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bottom="0.1575in" style:dynamic-spacing="true"/>
      </style:header-style>
      <style:footer-style>
        <style:header-footer-properties fo:min-height="0.1965in" fo:margin-top="0.1575in"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3" office:value-type="string">
              <text:p text:style-name="MP1"><draw:frame draw:style-name="Mfr1" draw:name="Imagen 3" text:anchor-type="as-char" svg:width="0.9654in" svg:height="1.0409in" draw:z-index="9"><draw:image xlink:href="Pictures/10000000000003D900000427BBB30BE1E75F0051.png" xlink:type="simple" xlink:show="embed" xlink:actuate="onLoad" loext:mime-type="image/png"/></draw:frame></text:p>
            </table:table-cell>
            <table:table-cell table:style-name="Table6.A1" table:number-columns-spanned="2" office:value-type="string">
              <text:p text:style-name="MP2">PROCESO SALUD INTEGRAL DE LA FAUNA</text:p>
            </table:table-cell>
            <table:covered-table-cell/>
            <table:table-cell table:style-name="Table6.D1" table:number-rows-spanned="3" office:value-type="string">
              <text:p text:style-name="MP3"><draw:frame draw:style-name="Mfr1" draw:name="Imagen 1" text:anchor-type="as-char" svg:width="0.8098in" svg:height="0.7555in" draw:z-index="19"><draw:image xlink:href="Pictures/100002010000025800000258242B6CBCB62AD7B7.png" xlink:type="simple" xlink:show="embed" xlink:actuate="onLoad" loext:mime-type="image/png"/></draw:frame></text:p>
            </table:table-cell>
          </table:table-row>
          <table:table-row table:style-name="Table6.1">
            <table:covered-table-cell/>
            <table:table-cell table:style-name="Table6.A1" table:number-columns-spanned="2" office:value-type="string">
              <text:p text:style-name="MP5">PROCEDIMIENTO PARA LA ATENCIÓN MEDICA DE CANINOS Y FELINOS <text:s/>EN LA UNIDAD DE CUIDADO ANIMAL </text:p>
            </table:table-cell>
            <table:covered-table-cell/>
            <table:covered-table-cell/>
          </table:table-row>
          <table:table-row table:style-name="Table6.1">
            <table:covered-table-cell/>
            <table:table-cell table:style-name="Table6.A1" office:value-type="string">
              <text:p text:style-name="MP7"><text:span text:style-name="MT1">Código: </text:span><text:span text:style-name="MT2">PM01-PR07</text:span></text:p>
            </table:table-cell>
            <table:table-cell table:style-name="Table6.A1" office:value-type="string">
              <text:p text:style-name="MP8"><text:span text:style-name="MT1">Versión: </text:span><text:span text:style-name="MT3">2.0</text:span></text:p>
            </table:table-cell>
            <table:covered-table-cell/>
          </table:table-row>
        </table:table>
        <text:p text:style-name="Header"/>
      </style:header>
      <style:footer>
        <text:p text:style-name="MP10"><text:span text:style-name="MT4">Página </text:span><text:span text:style-name="MT5"><text:page-number text:select-page="current">1</text:page-number></text:span><text:span text:style-name="MT4"><text:s/>de </text:span><text:span text:style-name="MT5"><text:page-count style:num-format="1">10</text:page-count></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aboró</dc:title>
    <dc:subject/>
    <meta:keyword/>
    <meta:initial-creator>Administrador</meta:initial-creator>
    <meta:creation-date>2019-03-03T19:49:00</meta:creation-date>
    <dc:creator>Windows User</dc:creator>
    <dc:date>2019-05-08T14:06:00</dc:date>
    <meta:print-date>2019-05-08T10:11:00</meta:print-date>
    <meta:editing-cycles>37</meta:editing-cycles>
    <meta:editing-duration>P1DT1H27M</meta:editing-duration>
    <meta:document-statistic meta:table-count="6" meta:image-count="2" meta:object-count="0" meta:page-count="10" meta:paragraph-count="303" meta:word-count="1754" meta:character-count="11712" meta:non-whitespace-character-count="10242"/>
    <meta:generator>LibreOffice/6.0.7.3$Linux_X86_64 LibreOffice_project/00m0$Build-3</meta:generator>
  </office:meta>
</office:document-meta>
</file>